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000080" draw:stroke-linejoin="bevel" svg:stroke-linecap="round" draw:fill="none" fo:padding-top="0.024cm" fo:padding-bottom="0.024cm" fo:padding-left="0.024cm" fo:padding-right="0.024cm" loext:decorative="false"/>
    </style:style>
    <style:style style:name="gr2" style:family="graphic" style:parent-style-name="standard">
      <style:graphic-properties draw:stroke="solid" svg:stroke-width="0.044cm" svg:stroke-color="#000080" draw:stroke-linejoin="bevel" svg:stroke-linecap="round" draw:fill="solid" draw:fill-color="#ffffff" fo:padding-top="0.022cm" fo:padding-bottom="0.022cm" fo:padding-left="0.022cm" fo:padding-right="0.022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3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9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44cm" svg:stroke-color="#000080" draw:stroke-linejoin="bevel" svg:stroke-linecap="round" draw:fill="none" fo:padding-top="0.022cm" fo:padding-bottom="0.022cm" fo:padding-left="0.022cm" fo:padding-right="0.02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7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9cm" svg:stroke-color="#004000" draw:stroke-linejoin="bevel" svg:stroke-linecap="round" draw:fill="none" fo:padding-top="0.019cm" fo:padding-bottom="0.019cm" fo:padding-left="0.019cm" fo:padding-right="0.019cm" loext:decorative="false"/>
    </style:style>
    <style:style style:name="gr8" style:family="graphic" style:parent-style-name="standard">
      <style:graphic-properties draw:stroke="solid" svg:stroke-width="0.039cm" svg:stroke-color="#000080" draw:stroke-linejoin="bevel" svg:stroke-linecap="round" draw:fill="solid" draw:fill-color="#0000c0" fo:padding-top="0.019cm" fo:padding-bottom="0.019cm" fo:padding-left="0.019cm" fo:padding-right="0.019cm" loext:decorative="false"/>
    </style:style>
    <style:style style:name="gr9" style:family="graphic" style:parent-style-name="standard">
      <style:graphic-properties draw:stroke="solid" svg:stroke-width="0.039cm" svg:stroke-color="#800000" draw:stroke-linejoin="bevel" svg:stroke-linecap="round" draw:fill="none" fo:padding-top="0.019cm" fo:padding-bottom="0.019cm" fo:padding-left="0.019cm" fo:padding-right="0.019cm" loext:decorative="false"/>
    </style:style>
    <style:style style:name="gr10" style:family="graphic" style:parent-style-name="standard">
      <style:graphic-properties draw:stroke="solid" svg:stroke-width="0.019cm" svg:stroke-color="#ff0000" draw:stroke-linejoin="bevel" svg:stroke-linecap="round" draw:fill="solid" draw:fill-color="#400000" fo:padding-top="0.009cm" fo:padding-bottom="0.009cm" fo:padding-left="0.009cm" fo:padding-right="0.009cm" loext:decorative="false"/>
    </style:style>
    <style:style style:name="gr11" style:family="graphic" style:parent-style-name="standard">
      <style:graphic-properties draw:stroke="solid" svg:stroke-width="0.019cm" svg:stroke-color="#ff0000" draw:stroke-linejoin="bevel" svg:stroke-linecap="round" draw:fill="none" fo:padding-top="0.009cm" fo:padding-bottom="0.009cm" fo:padding-left="0.009cm" fo:padding-right="0.009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.47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39cm" svg:stroke-color="#800000" draw:stroke-linejoin="bevel" svg:stroke-linecap="round" draw:fill="solid" draw:fill-color="#c00000" fo:padding-top="0.019cm" fo:padding-bottom="0.019cm" fo:padding-left="0.019cm" fo:padding-right="0.019cm" loext:decorative="false"/>
    </style:style>
    <style:style style:name="gr14" style:family="graphic" style:parent-style-name="standard">
      <style:graphic-properties draw:stroke="solid" svg:stroke-width="0.039cm" svg:stroke-color="#004000" draw:stroke-linejoin="bevel" svg:stroke-linecap="round" draw:fill="solid" draw:fill-color="#004000" fo:padding-top="0.019cm" fo:padding-bottom="0.019cm" fo:padding-left="0.019cm" fo:padding-right="0.019cm" loext:decorative="false"/>
    </style:style>
    <style:style style:name="gr15" style:family="graphic" style:parent-style-name="standard">
      <style:graphic-properties draw:stroke="solid" svg:stroke-width="0.039cm" svg:stroke-color="#800000" draw:stroke-linejoin="bevel" svg:stroke-linecap="round" draw:fill="solid" draw:fill-color="#c8c8aa" fo:padding-top="0.019cm" fo:padding-bottom="0.019cm" fo:padding-left="0.019cm" fo:padding-right="0.019cm" loext:decorative="fals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.33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c8c8aa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solid" draw:fill-color="#0000c0"/>
    </style:style>
    <style:style style:name="P8" style:family="paragraph">
      <loext:graphic-properties draw:fill="solid" draw:fill-color="#400000"/>
    </style:style>
    <style:style style:name="P9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0" style:family="paragraph">
      <loext:graphic-properties draw:fill="solid" draw:fill-color="#c00000"/>
    </style:style>
    <style:style style:name="P11" style:family="paragraph">
      <loext:graphic-properties draw:fill="solid" draw:fill-color="#004000"/>
    </style:style>
    <style:style style:name="P12" style:family="paragraph">
      <loext:graphic-properties draw:fill="solid" draw:fill-color="#c8c8aa"/>
    </style:style>
    <style:style style:name="P13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T1" style:family="text">
      <style:text-properties fo:color="#000080" loext:opacity="100%" style:font-name="Arial" fo:font-size="6.69999980926514pt" fo:font-weight="bold" style:font-name-asian="Arial" style:font-size-asian="6.69999980926514pt" style:font-weight-asian="bold" style:font-name-complex="Arial" style:font-size-complex="6.69999980926514pt" style:font-weight-complex="bold"/>
    </style:style>
    <style:style style:name="T2" style:family="text">
      <style:text-properties fo:color="#000080" loext:opacity="100%" style:font-name="Arial" fo:font-size="11.3000001907349pt" fo:font-weight="bold" style:font-name-asian="Arial" style:font-size-asian="11.3000001907349pt" style:font-weight-asian="bold" style:font-name-complex="Arial" style:font-size-complex="11.3000001907349pt" style:font-weight-complex="bold"/>
    </style:style>
    <style:style style:name="T3" style:family="text">
      <style:text-properties fo:color="#000080" loext:opacity="100%" style:font-name="Arial" fo:font-size="7.90000009536743pt" fo:font-weight="bold" style:font-name-asian="Arial" style:font-size-asian="7.90000009536743pt" style:font-weight-asian="bold" style:font-name-complex="Arial" style:font-size-complex="7.90000009536743pt" style:font-weight-complex="bold"/>
    </style:style>
    <style:style style:name="T4" style:family="text">
      <style:text-properties fo:color="#c0c0c0" loext:opacity="100%" style:font-name="Arial" fo:font-size="13.3999996185303pt" fo:font-weight="bold" style:font-name-asian="Arial" style:font-size-asian="13.3999996185303pt" style:font-weight-asian="bold" style:font-name-complex="Arial" style:font-size-complex="13.3999996185303pt" style:font-weight-complex="bold"/>
    </style:style>
    <style:style style:name="T5" style:family="text">
      <style:text-properties fo:color="#000000" loext:opacity="100%" style:font-name="Arial" fo:font-size="9.60000038146973pt" fo:font-weight="normal" style:font-name-asian="Arial" style:font-size-asian="9.60000038146973pt" style:font-weight-asian="normal" style:font-name-complex="Arial" style:font-size-complex="9.60000038146973pt" style:font-weight-complex="normal"/>
    </style:style>
    <style:style style:name="T6" style:family="text">
      <style:text-properties fo:color="#000000" loext:opacity="100%" style:font-name="Arial" fo:font-size="6.69999980926514pt" fo:font-weight="normal" style:font-name-asian="Arial" style:font-size-asian="6.69999980926514pt" style:font-weight-asian="normal" style:font-name-complex="Arial" style:font-size-complex="6.69999980926514pt" style:font-weight-complex="normal"/>
    </style:style>
    <style:style style:name="T7" style:family="text">
      <style:text-properties fo:color="#800000" loext:opacity="100%" style:font-name="Arial" fo:font-size="13.3999996185303pt" fo:font-weight="bold" style:font-name-asian="Arial" style:font-size-asian="13.3999996185303pt" style:font-weight-asian="bold" style:font-name-complex="Arial" style:font-size-complex="13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1.76cm" svg:height="81.28cm" svg:x="0.129cm" svg:y="0.129cm" svg:viewBox="0 0 111761 81281" draw:points="0,0 111761,0 111761,81281 0,81281">
          <text:p/>
        </draw:polygon>
        <draw:polygon draw:style-name="gr1" draw:text-style-name="P1" draw:layer="layout" svg:width="110.74cm" svg:height="80.26cm" svg:x="0.639cm" svg:y="0.639cm" svg:viewBox="0 0 110741 80261" draw:points="0,0 110741,0 110741,80261 0,80261">
          <text:p/>
        </draw:polygon>
        <draw:polygon draw:style-name="gr2" draw:text-style-name="P2" draw:layer="layout" svg:width="8.89cm" svg:height="2.11cm" svg:x="102.489cm" svg:y="78.804cm" svg:viewBox="0 0 8891 2111" draw:points="0,0 8891,0 8891,2111 0,2111">
          <text:p/>
        </draw:polygon>
        <draw:frame draw:style-name="gr3" draw:text-style-name="P4" draw:layer="layout" svg:width="1.358cm" svg:height="0.268cm" svg:x="102.624cm" svg:y="78.937cm">
          <draw:text-box>
            <text:p text:style-name="P3"><text:span text:style-name="T1">FILE NAME:</text:span></text:p>
          </draw:text-box>
        </draw:frame>
        <draw:frame draw:style-name="gr3" draw:text-style-name="P4" draw:layer="layout" svg:width="0.41cm" svg:height="0.268cm" svg:x="102.624cm" svg:y="80.507cm">
          <draw:text-box>
            <text:p text:style-name="P3"><text:span text:style-name="T1">BY:</text:span></text:p>
          </draw:text-box>
        </draw:frame>
        <draw:frame draw:style-name="gr3" draw:text-style-name="P4" draw:layer="layout" svg:width="0.726cm" svg:height="0.268cm" svg:x="109.049cm" svg:y="78.882cm">
          <draw:text-box>
            <text:p text:style-name="P3"><text:span text:style-name="T1">DATE:</text:span></text:p>
          </draw:text-box>
        </draw:frame>
        <draw:frame draw:style-name="gr3" draw:text-style-name="P4" draw:layer="layout" svg:width="0.753cm" svg:height="0.268cm" svg:x="109.074cm" svg:y="79.822cm">
          <draw:text-box>
            <text:p text:style-name="P3"><text:span text:style-name="T1">PAGE:</text:span></text:p>
          </draw:text-box>
        </draw:frame>
        <draw:frame draw:style-name="gr4" draw:text-style-name="P5" draw:layer="layout" svg:width="4.691cm" svg:height="0.446cm" svg:x="104.195cm" svg:y="78.803cm">
          <draw:text-box>
            <text:p text:style-name="P3"><text:span text:style-name="T2">8_isto_3_encoder.pdsprj</text:span></text:p>
          </draw:text-box>
        </draw:frame>
        <draw:frame draw:style-name="gr4" draw:text-style-name="P5" draw:layer="layout" svg:width="1.772cm" svg:height="0.446cm" svg:x="109.045cm" svg:y="79.208cm">
          <draw:text-box>
            <text:p text:style-name="P3"><text:span text:style-name="T2">1/20/2025</text:span></text:p>
          </draw:text-box>
        </draw:frame>
        <draw:line draw:style-name="gr5" draw:text-style-name="P1" draw:layer="layout" svg:x1="108.894cm" svg:y1="78.804cm" svg:x2="108.894cm" svg:y2="80.914cm">
          <text:p/>
        </draw:line>
        <draw:frame draw:style-name="gr3" draw:text-style-name="P4" draw:layer="layout" svg:width="1.247cm" svg:height="0.268cm" svg:x="103.18cm" svg:y="80.507cm">
          <draw:text-box>
            <text:p text:style-name="P3"><text:span text:style-name="T1">@AUTHOR</text:span></text:p>
          </draw:text-box>
        </draw:frame>
        <draw:frame draw:style-name="gr6" draw:text-style-name="P6" draw:layer="layout" svg:width="7.673cm" svg:height="0.314cm" svg:x="104.199cm" svg:y="79.987cm">
          <draw:text-box>
            <text:p text:style-name="P3"><text:span text:style-name="T3">C:\Users\vssut\Documents\AJ27\8_isto_3_encoder.pdsprj</text:span></text:p>
          </draw:text-box>
        </draw:frame>
        <draw:frame draw:style-name="gr3" draw:text-style-name="P4" draw:layer="layout" svg:width="0.726cm" svg:height="0.268cm" svg:x="102.624cm" svg:y="80.012cm">
          <draw:text-box>
            <text:p text:style-name="P3"><text:span text:style-name="T1">PATH:</text:span></text:p>
          </draw:text-box>
        </draw:frame>
        <draw:frame draw:style-name="gr6" draw:text-style-name="P6" draw:layer="layout" svg:width="0.279cm" svg:height="0.314cm" svg:x="109.03cm" svg:y="80.087cm">
          <draw:text-box>
            <text:p text:style-name="P3"><text:span text:style-name="T3">1</text:span></text:p>
          </draw:text-box>
        </draw:frame>
        <draw:frame draw:style-name="gr6" draw:text-style-name="P6" draw:layer="layout" svg:width="0.279cm" svg:height="0.314cm" svg:x="109.49cm" svg:y="80.087cm">
          <draw:text-box>
            <text:p text:style-name="P3"><text:span text:style-name="T3">of</text:span></text:p>
          </draw:text-box>
        </draw:frame>
        <draw:frame draw:style-name="gr6" draw:text-style-name="P6" draw:layer="layout" svg:width="0.279cm" svg:height="0.314cm" svg:x="110.045cm" svg:y="80.087cm">
          <draw:text-box>
            <text:p text:style-name="P3"><text:span text:style-name="T3">1</text:span></text:p>
          </draw:text-box>
        </draw:frame>
        <draw:frame draw:style-name="gr3" draw:text-style-name="P4" draw:layer="layout" svg:width="0.568cm" svg:height="0.268cm" svg:x="107.204cm" svg:y="80.517cm">
          <draw:text-box>
            <text:p text:style-name="P3"><text:span text:style-name="T1">REV:</text:span></text:p>
          </draw:text-box>
        </draw:frame>
        <draw:frame draw:style-name="gr6" draw:text-style-name="P6" draw:layer="layout" svg:width="0.849cm" svg:height="0.314cm" svg:x="107.695cm" svg:y="80.492cm">
          <draw:text-box>
            <text:p text:style-name="P3"><text:span text:style-name="T3">@REV</text:span></text:p>
          </draw:text-box>
        </draw:frame>
        <draw:frame draw:style-name="gr3" draw:text-style-name="P4" draw:layer="layout" svg:width="0.647cm" svg:height="0.268cm" svg:x="109.069cm" svg:y="80.517cm">
          <draw:text-box>
            <text:p text:style-name="P3"><text:span text:style-name="T1">TIME:</text:span></text:p>
          </draw:text-box>
        </draw:frame>
        <draw:frame draw:style-name="gr3" draw:text-style-name="P4" draw:layer="layout" svg:width="1.372cm" svg:height="0.268cm" svg:x="109.77cm" svg:y="80.517cm">
          <draw:text-box>
            <text:p text:style-name="P3"><text:span text:style-name="T1">12:52:10 PM</text:span></text:p>
          </draw:text-box>
        </draw:frame>
        <draw:frame draw:style-name="gr3" draw:text-style-name="P4" draw:layer="layout" svg:width="1.714cm" svg:height="0.268cm" svg:x="102.594cm" svg:y="79.477cm">
          <draw:text-box>
            <text:p text:style-name="P3"><text:span text:style-name="T1">DESIGN TITLE:</text:span></text:p>
          </draw:text-box>
        </draw:frame>
        <draw:line draw:style-name="gr1" draw:text-style-name="P1" draw:layer="layout" svg:x1="0.639cm" svg:y1="0.639cm" svg:x2="0.639cm" svg:y2="0.129cm">
          <text:p/>
        </draw:line>
        <draw:line draw:style-name="gr1" draw:text-style-name="P1" draw:layer="layout" svg:x1="0.639cm" svg:y1="0.639cm" svg:x2="0.129cm" svg:y2="0.639cm">
          <text:p/>
        </draw:line>
        <draw:line draw:style-name="gr1" draw:text-style-name="P1" draw:layer="layout" svg:x1="0.639cm" svg:y1="80.899cm" svg:x2="0.129cm" svg:y2="80.899cm">
          <text:p/>
        </draw:line>
        <draw:line draw:style-name="gr1" draw:text-style-name="P1" draw:layer="layout" svg:x1="0.639cm" svg:y1="80.899cm" svg:x2="0.639cm" svg:y2="81.409cm">
          <text:p/>
        </draw:line>
        <draw:line draw:style-name="gr1" draw:text-style-name="P1" draw:layer="layout" svg:x1="111.379cm" svg:y1="80.899cm" svg:x2="111.889cm" svg:y2="80.899cm">
          <text:p/>
        </draw:line>
        <draw:line draw:style-name="gr1" draw:text-style-name="P1" draw:layer="layout" svg:x1="111.379cm" svg:y1="80.899cm" svg:x2="111.379cm" svg:y2="81.409cm">
          <text:p/>
        </draw:line>
        <draw:line draw:style-name="gr1" draw:text-style-name="P1" draw:layer="layout" svg:x1="111.379cm" svg:y1="0.129cm" svg:x2="111.379cm" svg:y2="0.639cm">
          <text:p/>
        </draw:line>
        <draw:line draw:style-name="gr1" draw:text-style-name="P1" draw:layer="layout" svg:x1="111.379cm" svg:y1="0.639cm" svg:x2="111.889cm" svg:y2="0.639cm">
          <text:p/>
        </draw:line>
        <draw:line draw:style-name="gr1" draw:text-style-name="P1" draw:layer="layout" svg:x1="0.639cm" svg:y1="8.664cm" svg:x2="0.129cm" svg:y2="8.664cm">
          <text:p/>
        </draw:line>
        <draw:line draw:style-name="gr1" draw:text-style-name="P1" draw:layer="layout" svg:x1="0.639cm" svg:y1="16.689cm" svg:x2="0.129cm" svg:y2="16.689cm">
          <text:p/>
        </draw:line>
        <draw:line draw:style-name="gr1" draw:text-style-name="P1" draw:layer="layout" svg:x1="0.639cm" svg:y1="24.714cm" svg:x2="0.129cm" svg:y2="24.714cm">
          <text:p/>
        </draw:line>
        <draw:line draw:style-name="gr1" draw:text-style-name="P1" draw:layer="layout" svg:x1="0.639cm" svg:y1="32.744cm" svg:x2="0.129cm" svg:y2="32.744cm">
          <text:p/>
        </draw:line>
        <draw:line draw:style-name="gr1" draw:text-style-name="P1" draw:layer="layout" svg:x1="0.639cm" svg:y1="40.769cm" svg:x2="0.129cm" svg:y2="40.769cm">
          <text:p/>
        </draw:line>
        <draw:line draw:style-name="gr1" draw:text-style-name="P1" draw:layer="layout" svg:x1="0.639cm" svg:y1="48.794cm" svg:x2="0.129cm" svg:y2="48.794cm">
          <text:p/>
        </draw:line>
        <draw:line draw:style-name="gr1" draw:text-style-name="P1" draw:layer="layout" svg:x1="0.639cm" svg:y1="56.824cm" svg:x2="0.129cm" svg:y2="56.824cm">
          <text:p/>
        </draw:line>
        <draw:line draw:style-name="gr1" draw:text-style-name="P1" draw:layer="layout" svg:x1="0.639cm" svg:y1="64.849cm" svg:x2="0.129cm" svg:y2="64.849cm">
          <text:p/>
        </draw:line>
        <draw:line draw:style-name="gr1" draw:text-style-name="P1" draw:layer="layout" svg:x1="0.639cm" svg:y1="72.874cm" svg:x2="0.129cm" svg:y2="72.874cm">
          <text:p/>
        </draw:line>
        <draw:line draw:style-name="gr1" draw:text-style-name="P1" draw:layer="layout" svg:x1="111.889cm" svg:y1="72.874cm" svg:x2="111.379cm" svg:y2="72.874cm">
          <text:p/>
        </draw:line>
        <draw:line draw:style-name="gr1" draw:text-style-name="P1" draw:layer="layout" svg:x1="111.889cm" svg:y1="64.849cm" svg:x2="111.379cm" svg:y2="64.849cm">
          <text:p/>
        </draw:line>
        <draw:line draw:style-name="gr1" draw:text-style-name="P1" draw:layer="layout" svg:x1="111.889cm" svg:y1="56.824cm" svg:x2="111.379cm" svg:y2="56.824cm">
          <text:p/>
        </draw:line>
        <draw:line draw:style-name="gr1" draw:text-style-name="P1" draw:layer="layout" svg:x1="111.889cm" svg:y1="48.794cm" svg:x2="111.379cm" svg:y2="48.794cm">
          <text:p/>
        </draw:line>
        <draw:line draw:style-name="gr1" draw:text-style-name="P1" draw:layer="layout" svg:x1="111.889cm" svg:y1="40.769cm" svg:x2="111.379cm" svg:y2="40.769cm">
          <text:p/>
        </draw:line>
        <draw:line draw:style-name="gr1" draw:text-style-name="P1" draw:layer="layout" svg:x1="111.889cm" svg:y1="32.744cm" svg:x2="111.379cm" svg:y2="32.744cm">
          <text:p/>
        </draw:line>
        <draw:line draw:style-name="gr1" draw:text-style-name="P1" draw:layer="layout" svg:x1="111.889cm" svg:y1="24.714cm" svg:x2="111.379cm" svg:y2="24.714cm">
          <text:p/>
        </draw:line>
        <draw:line draw:style-name="gr1" draw:text-style-name="P1" draw:layer="layout" svg:x1="111.889cm" svg:y1="16.689cm" svg:x2="111.379cm" svg:y2="16.689cm">
          <text:p/>
        </draw:line>
        <draw:line draw:style-name="gr1" draw:text-style-name="P1" draw:layer="layout" svg:x1="111.889cm" svg:y1="8.664cm" svg:x2="111.379cm" svg:y2="8.664cm">
          <text:p/>
        </draw:line>
        <draw:line draw:style-name="gr1" draw:text-style-name="P1" draw:layer="layout" svg:x1="11.709cm" svg:y1="0.639cm" svg:x2="11.709cm" svg:y2="0.129cm">
          <text:p/>
        </draw:line>
        <draw:line draw:style-name="gr1" draw:text-style-name="P1" draw:layer="layout" svg:x1="22.784cm" svg:y1="0.639cm" svg:x2="22.784cm" svg:y2="0.129cm">
          <text:p/>
        </draw:line>
        <draw:line draw:style-name="gr1" draw:text-style-name="P1" draw:layer="layout" svg:x1="33.859cm" svg:y1="0.639cm" svg:x2="33.859cm" svg:y2="0.129cm">
          <text:p/>
        </draw:line>
        <draw:line draw:style-name="gr1" draw:text-style-name="P1" draw:layer="layout" svg:x1="100.309cm" svg:y1="0.639cm" svg:x2="100.309cm" svg:y2="0.129cm">
          <text:p/>
        </draw:line>
        <draw:line draw:style-name="gr1" draw:text-style-name="P1" draw:layer="layout" svg:x1="89.234cm" svg:y1="0.639cm" svg:x2="89.234cm" svg:y2="0.129cm">
          <text:p/>
        </draw:line>
        <draw:line draw:style-name="gr1" draw:text-style-name="P1" draw:layer="layout" svg:x1="78.159cm" svg:y1="0.639cm" svg:x2="78.159cm" svg:y2="0.129cm">
          <text:p/>
        </draw:line>
        <draw:line draw:style-name="gr1" draw:text-style-name="P1" draw:layer="layout" svg:x1="67.084cm" svg:y1="0.639cm" svg:x2="67.084cm" svg:y2="0.129cm">
          <text:p/>
        </draw:line>
        <draw:line draw:style-name="gr1" draw:text-style-name="P1" draw:layer="layout" svg:x1="56.009cm" svg:y1="0.639cm" svg:x2="56.009cm" svg:y2="0.129cm">
          <text:p/>
        </draw:line>
        <draw:line draw:style-name="gr1" draw:text-style-name="P1" draw:layer="layout" svg:x1="44.934cm" svg:y1="0.639cm" svg:x2="44.934cm" svg:y2="0.129cm">
          <text:p/>
        </draw:line>
        <draw:line draw:style-name="gr1" draw:text-style-name="P1" draw:layer="layout" svg:x1="100.309cm" svg:y1="81.409cm" svg:x2="100.309cm" svg:y2="80.899cm">
          <text:p/>
        </draw:line>
        <draw:line draw:style-name="gr1" draw:text-style-name="P1" draw:layer="layout" svg:x1="89.234cm" svg:y1="81.409cm" svg:x2="89.234cm" svg:y2="80.899cm">
          <text:p/>
        </draw:line>
        <draw:line draw:style-name="gr1" draw:text-style-name="P1" draw:layer="layout" svg:x1="78.159cm" svg:y1="81.409cm" svg:x2="78.159cm" svg:y2="80.899cm">
          <text:p/>
        </draw:line>
        <draw:line draw:style-name="gr1" draw:text-style-name="P1" draw:layer="layout" svg:x1="67.084cm" svg:y1="81.409cm" svg:x2="67.084cm" svg:y2="80.899cm">
          <text:p/>
        </draw:line>
        <draw:line draw:style-name="gr1" draw:text-style-name="P1" draw:layer="layout" svg:x1="56.009cm" svg:y1="81.409cm" svg:x2="56.009cm" svg:y2="80.899cm">
          <text:p/>
        </draw:line>
        <draw:line draw:style-name="gr1" draw:text-style-name="P1" draw:layer="layout" svg:x1="44.934cm" svg:y1="81.409cm" svg:x2="44.934cm" svg:y2="80.899cm">
          <text:p/>
        </draw:line>
        <draw:line draw:style-name="gr1" draw:text-style-name="P1" draw:layer="layout" svg:x1="33.859cm" svg:y1="81.409cm" svg:x2="33.859cm" svg:y2="80.899cm">
          <text:p/>
        </draw:line>
        <draw:line draw:style-name="gr1" draw:text-style-name="P1" draw:layer="layout" svg:x1="22.784cm" svg:y1="81.409cm" svg:x2="22.784cm" svg:y2="80.899cm">
          <text:p/>
        </draw:line>
        <draw:line draw:style-name="gr1" draw:text-style-name="P1" draw:layer="layout" svg:x1="11.709cm" svg:y1="81.409cm" svg:x2="11.709cm" svg:y2="80.899cm">
          <text:p/>
        </draw:line>
        <draw:frame draw:style-name="gr4" draw:text-style-name="P5" draw:layer="layout" svg:width="4.691cm" svg:height="0.446cm" svg:x="104.195cm" svg:y="79.378cm">
          <draw:text-box>
            <text:p text:style-name="P3"><text:span text:style-name="T2">8_isto_3_encoder.pdsprj</text:span></text:p>
          </draw:text-box>
        </draw:frame>
        <draw:frame draw:style-name="gr6" draw:text-style-name="P6" draw:layer="layout" svg:width="0.279cm" svg:height="0.314cm" svg:x="17.164cm" svg:y="0.217cm">
          <draw:text-box>
            <text:p text:style-name="P3"><text:span text:style-name="T3">B</text:span></text:p>
          </draw:text-box>
        </draw:frame>
        <draw:frame draw:style-name="gr6" draw:text-style-name="P6" draw:layer="layout" svg:width="0.279cm" svg:height="0.314cm" svg:x="28.239cm" svg:y="0.217cm">
          <draw:text-box>
            <text:p text:style-name="P3"><text:span text:style-name="T3">C</text:span></text:p>
          </draw:text-box>
        </draw:frame>
        <draw:frame draw:style-name="gr6" draw:text-style-name="P6" draw:layer="layout" svg:width="0.279cm" svg:height="0.314cm" svg:x="39.289cm" svg:y="0.217cm">
          <draw:text-box>
            <text:p text:style-name="P3"><text:span text:style-name="T3">D</text:span></text:p>
          </draw:text-box>
        </draw:frame>
        <draw:frame draw:style-name="gr6" draw:text-style-name="P6" draw:layer="layout" svg:width="0.279cm" svg:height="0.314cm" svg:x="50.394cm" svg:y="0.217cm">
          <draw:text-box>
            <text:p text:style-name="P3"><text:span text:style-name="T3">E</text:span></text:p>
          </draw:text-box>
        </draw:frame>
        <draw:frame draw:style-name="gr6" draw:text-style-name="P6" draw:layer="layout" svg:width="0.279cm" svg:height="0.314cm" svg:x="61.469cm" svg:y="0.217cm">
          <draw:text-box>
            <text:p text:style-name="P3"><text:span text:style-name="T3">F</text:span></text:p>
          </draw:text-box>
        </draw:frame>
        <draw:frame draw:style-name="gr6" draw:text-style-name="P6" draw:layer="layout" svg:width="0.279cm" svg:height="0.314cm" svg:x="72.524cm" svg:y="0.217cm">
          <draw:text-box>
            <text:p text:style-name="P3"><text:span text:style-name="T3">G</text:span></text:p>
          </draw:text-box>
        </draw:frame>
        <draw:frame draw:style-name="gr6" draw:text-style-name="P6" draw:layer="layout" svg:width="0.279cm" svg:height="0.314cm" svg:x="83.609cm" svg:y="0.217cm">
          <draw:text-box>
            <text:p text:style-name="P3"><text:span text:style-name="T3">H</text:span></text:p>
          </draw:text-box>
        </draw:frame>
        <draw:frame draw:style-name="gr6" draw:text-style-name="P6" draw:layer="layout" svg:width="0.279cm" svg:height="0.314cm" svg:x="105.759cm" svg:y="0.217cm">
          <draw:text-box>
            <text:p text:style-name="P3"><text:span text:style-name="T3">K</text:span></text:p>
          </draw:text-box>
        </draw:frame>
        <draw:frame draw:style-name="gr6" draw:text-style-name="P6" draw:layer="layout" svg:width="0.279cm" svg:height="0.314cm" svg:x="94.704cm" svg:y="0.217cm">
          <draw:text-box>
            <text:p text:style-name="P3"><text:span text:style-name="T3">J</text:span></text:p>
          </draw:text-box>
        </draw:frame>
        <draw:frame draw:style-name="gr6" draw:text-style-name="P6" draw:layer="layout" svg:width="0.279cm" svg:height="0.314cm" svg:x="6.089cm" svg:y="0.217cm">
          <draw:text-box>
            <text:p text:style-name="P3"><text:span text:style-name="T3">A</text:span></text:p>
          </draw:text-box>
        </draw:frame>
        <draw:frame draw:style-name="gr6" draw:text-style-name="P6" draw:layer="layout" svg:width="0.279cm" svg:height="0.314cm" svg:x="6.089cm" svg:y="80.987cm">
          <draw:text-box>
            <text:p text:style-name="P3"><text:span text:style-name="T3">A</text:span></text:p>
          </draw:text-box>
        </draw:frame>
        <draw:frame draw:style-name="gr6" draw:text-style-name="P6" draw:layer="layout" svg:width="0.279cm" svg:height="0.314cm" svg:x="17.164cm" svg:y="80.987cm">
          <draw:text-box>
            <text:p text:style-name="P3"><text:span text:style-name="T3">B</text:span></text:p>
          </draw:text-box>
        </draw:frame>
        <draw:frame draw:style-name="gr6" draw:text-style-name="P6" draw:layer="layout" svg:width="0.279cm" svg:height="0.314cm" svg:x="28.239cm" svg:y="80.987cm">
          <draw:text-box>
            <text:p text:style-name="P3"><text:span text:style-name="T3">C</text:span></text:p>
          </draw:text-box>
        </draw:frame>
        <draw:frame draw:style-name="gr6" draw:text-style-name="P6" draw:layer="layout" svg:width="0.279cm" svg:height="0.314cm" svg:x="39.314cm" svg:y="80.987cm">
          <draw:text-box>
            <text:p text:style-name="P3"><text:span text:style-name="T3">D</text:span></text:p>
          </draw:text-box>
        </draw:frame>
        <draw:frame draw:style-name="gr6" draw:text-style-name="P6" draw:layer="layout" svg:width="0.279cm" svg:height="0.314cm" svg:x="50.394cm" svg:y="80.987cm">
          <draw:text-box>
            <text:p text:style-name="P3"><text:span text:style-name="T3">E</text:span></text:p>
          </draw:text-box>
        </draw:frame>
        <draw:frame draw:style-name="gr6" draw:text-style-name="P6" draw:layer="layout" svg:width="0.279cm" svg:height="0.314cm" svg:x="61.469cm" svg:y="80.987cm">
          <draw:text-box>
            <text:p text:style-name="P3"><text:span text:style-name="T3">F</text:span></text:p>
          </draw:text-box>
        </draw:frame>
        <draw:frame draw:style-name="gr6" draw:text-style-name="P6" draw:layer="layout" svg:width="0.279cm" svg:height="0.314cm" svg:x="72.524cm" svg:y="80.987cm">
          <draw:text-box>
            <text:p text:style-name="P3"><text:span text:style-name="T3">G</text:span></text:p>
          </draw:text-box>
        </draw:frame>
        <draw:frame draw:style-name="gr6" draw:text-style-name="P6" draw:layer="layout" svg:width="0.279cm" svg:height="0.314cm" svg:x="83.584cm" svg:y="80.987cm">
          <draw:text-box>
            <text:p text:style-name="P3"><text:span text:style-name="T3">H</text:span></text:p>
          </draw:text-box>
        </draw:frame>
        <draw:frame draw:style-name="gr6" draw:text-style-name="P6" draw:layer="layout" svg:width="0.279cm" svg:height="0.314cm" svg:x="94.704cm" svg:y="80.987cm">
          <draw:text-box>
            <text:p text:style-name="P3"><text:span text:style-name="T3">J</text:span></text:p>
          </draw:text-box>
        </draw:frame>
        <draw:frame draw:style-name="gr6" draw:text-style-name="P6" draw:layer="layout" svg:width="0.279cm" svg:height="0.314cm" svg:x="105.759cm" svg:y="80.987cm">
          <draw:text-box>
            <text:p text:style-name="P3"><text:span text:style-name="T3">K</text:span></text:p>
          </draw:text-box>
        </draw:frame>
        <draw:frame draw:style-name="gr6" draw:text-style-name="P6" draw:layer="layout" svg:width="0.279cm" svg:height="0.314cm" svg:x="0.32cm" svg:y="4.482cm">
          <draw:text-box>
            <text:p text:style-name="P3"><text:span text:style-name="T3">0</text:span></text:p>
          </draw:text-box>
        </draw:frame>
        <draw:frame draw:style-name="gr6" draw:text-style-name="P6" draw:layer="layout" svg:width="0.279cm" svg:height="0.314cm" svg:x="0.32cm" svg:y="12.512cm">
          <draw:text-box>
            <text:p text:style-name="P3"><text:span text:style-name="T3">1</text:span></text:p>
          </draw:text-box>
        </draw:frame>
        <draw:frame draw:style-name="gr6" draw:text-style-name="P6" draw:layer="layout" svg:width="0.279cm" svg:height="0.314cm" svg:x="0.32cm" svg:y="20.537cm">
          <draw:text-box>
            <text:p text:style-name="P3"><text:span text:style-name="T3">2</text:span></text:p>
          </draw:text-box>
        </draw:frame>
        <draw:frame draw:style-name="gr6" draw:text-style-name="P6" draw:layer="layout" svg:width="0.279cm" svg:height="0.314cm" svg:x="0.32cm" svg:y="28.562cm">
          <draw:text-box>
            <text:p text:style-name="P3"><text:span text:style-name="T3">3</text:span></text:p>
          </draw:text-box>
        </draw:frame>
        <draw:frame draw:style-name="gr6" draw:text-style-name="P6" draw:layer="layout" svg:width="0.279cm" svg:height="0.314cm" svg:x="0.32cm" svg:y="36.587cm">
          <draw:text-box>
            <text:p text:style-name="P3"><text:span text:style-name="T3">4</text:span></text:p>
          </draw:text-box>
        </draw:frame>
        <draw:frame draw:style-name="gr6" draw:text-style-name="P6" draw:layer="layout" svg:width="0.279cm" svg:height="0.314cm" svg:x="0.32cm" svg:y="44.617cm">
          <draw:text-box>
            <text:p text:style-name="P3"><text:span text:style-name="T3">5</text:span></text:p>
          </draw:text-box>
        </draw:frame>
        <draw:frame draw:style-name="gr6" draw:text-style-name="P6" draw:layer="layout" svg:width="0.279cm" svg:height="0.314cm" svg:x="0.32cm" svg:y="52.642cm">
          <draw:text-box>
            <text:p text:style-name="P3"><text:span text:style-name="T3">6</text:span></text:p>
          </draw:text-box>
        </draw:frame>
        <draw:frame draw:style-name="gr6" draw:text-style-name="P6" draw:layer="layout" svg:width="0.279cm" svg:height="0.314cm" svg:x="0.32cm" svg:y="60.692cm">
          <draw:text-box>
            <text:p text:style-name="P3"><text:span text:style-name="T3">7</text:span></text:p>
          </draw:text-box>
        </draw:frame>
        <draw:frame draw:style-name="gr6" draw:text-style-name="P6" draw:layer="layout" svg:width="0.279cm" svg:height="0.314cm" svg:x="0.32cm" svg:y="68.692cm">
          <draw:text-box>
            <text:p text:style-name="P3"><text:span text:style-name="T3">8</text:span></text:p>
          </draw:text-box>
        </draw:frame>
        <draw:frame draw:style-name="gr6" draw:text-style-name="P6" draw:layer="layout" svg:width="0.279cm" svg:height="0.314cm" svg:x="0.32cm" svg:y="76.722cm">
          <draw:text-box>
            <text:p text:style-name="P3"><text:span text:style-name="T3">9</text:span></text:p>
          </draw:text-box>
        </draw:frame>
        <draw:frame draw:style-name="gr6" draw:text-style-name="P6" draw:layer="layout" svg:width="0.279cm" svg:height="0.314cm" svg:x="111.57cm" svg:y="4.482cm">
          <draw:text-box>
            <text:p text:style-name="P3"><text:span text:style-name="T3">0</text:span></text:p>
          </draw:text-box>
        </draw:frame>
        <draw:frame draw:style-name="gr6" draw:text-style-name="P6" draw:layer="layout" svg:width="0.279cm" svg:height="0.314cm" svg:x="111.57cm" svg:y="12.562cm">
          <draw:text-box>
            <text:p text:style-name="P3"><text:span text:style-name="T3">1</text:span></text:p>
          </draw:text-box>
        </draw:frame>
        <draw:frame draw:style-name="gr6" draw:text-style-name="P6" draw:layer="layout" svg:width="0.279cm" svg:height="0.314cm" svg:x="111.57cm" svg:y="20.537cm">
          <draw:text-box>
            <text:p text:style-name="P3"><text:span text:style-name="T3">2</text:span></text:p>
          </draw:text-box>
        </draw:frame>
        <draw:frame draw:style-name="gr6" draw:text-style-name="P6" draw:layer="layout" svg:width="0.279cm" svg:height="0.314cm" svg:x="111.57cm" svg:y="28.587cm">
          <draw:text-box>
            <text:p text:style-name="P3"><text:span text:style-name="T3">3</text:span></text:p>
          </draw:text-box>
        </draw:frame>
        <draw:frame draw:style-name="gr6" draw:text-style-name="P6" draw:layer="layout" svg:width="0.279cm" svg:height="0.314cm" svg:x="111.57cm" svg:y="36.612cm">
          <draw:text-box>
            <text:p text:style-name="P3"><text:span text:style-name="T3">4</text:span></text:p>
          </draw:text-box>
        </draw:frame>
        <draw:frame draw:style-name="gr6" draw:text-style-name="P6" draw:layer="layout" svg:width="0.279cm" svg:height="0.314cm" svg:x="111.57cm" svg:y="44.617cm">
          <draw:text-box>
            <text:p text:style-name="P3"><text:span text:style-name="T3">5</text:span></text:p>
          </draw:text-box>
        </draw:frame>
        <draw:frame draw:style-name="gr6" draw:text-style-name="P6" draw:layer="layout" svg:width="0.279cm" svg:height="0.314cm" svg:x="111.57cm" svg:y="52.642cm">
          <draw:text-box>
            <text:p text:style-name="P3"><text:span text:style-name="T3">6</text:span></text:p>
          </draw:text-box>
        </draw:frame>
        <draw:frame draw:style-name="gr6" draw:text-style-name="P6" draw:layer="layout" svg:width="0.279cm" svg:height="0.314cm" svg:x="111.57cm" svg:y="60.667cm">
          <draw:text-box>
            <text:p text:style-name="P3"><text:span text:style-name="T3">7</text:span></text:p>
          </draw:text-box>
        </draw:frame>
        <draw:frame draw:style-name="gr6" draw:text-style-name="P6" draw:layer="layout" svg:width="0.279cm" svg:height="0.314cm" svg:x="111.57cm" svg:y="68.692cm">
          <draw:text-box>
            <text:p text:style-name="P3"><text:span text:style-name="T3">8</text:span></text:p>
          </draw:text-box>
        </draw:frame>
        <draw:line draw:style-name="gr7" draw:text-style-name="P1" draw:layer="layout" svg:x1="3.939cm" svg:y1="4.194cm" svg:x2="3.939cm" svg:y2="32.894cm">
          <text:p/>
        </draw:line>
        <draw:line draw:style-name="gr7" draw:text-style-name="P1" draw:layer="layout" svg:x1="5.209cm" svg:y1="4.194cm" svg:x2="5.209cm" svg:y2="6.224cm">
          <text:p/>
        </draw:line>
        <draw:line draw:style-name="gr7" draw:text-style-name="P1" draw:layer="layout" svg:x1="17.654cm" svg:y1="6.224cm" svg:x2="5.209cm" svg:y2="6.224cm">
          <text:p/>
        </draw:line>
        <draw:line draw:style-name="gr7" draw:text-style-name="P1" draw:layer="layout" svg:x1="5.209cm" svg:y1="32.894cm" svg:x2="5.209cm" svg:y2="6.224cm">
          <text:p/>
        </draw:line>
        <draw:line draw:style-name="gr7" draw:text-style-name="P1" draw:layer="layout" svg:x1="8.509cm" svg:y1="4.194cm" svg:x2="8.509cm" svg:y2="5.969cm">
          <text:p/>
        </draw:line>
        <draw:line draw:style-name="gr7" draw:text-style-name="P1" draw:layer="layout" svg:x1="17.654cm" svg:y1="5.969cm" svg:x2="8.509cm" svg:y2="5.969cm">
          <text:p/>
        </draw:line>
        <draw:line draw:style-name="gr7" draw:text-style-name="P1" draw:layer="layout" svg:x1="11.304cm" svg:y1="4.194cm" svg:x2="11.304cm" svg:y2="6.989cm">
          <text:p/>
        </draw:line>
        <draw:line draw:style-name="gr7" draw:text-style-name="P1" draw:layer="layout" svg:x1="17.654cm" svg:y1="6.989cm" svg:x2="11.304cm" svg:y2="6.989cm">
          <text:p/>
        </draw:line>
        <draw:line draw:style-name="gr7" draw:text-style-name="P1" draw:layer="layout" svg:x1="14.099cm" svg:y1="4.194cm" svg:x2="14.099cm" svg:y2="6.734cm">
          <text:p/>
        </draw:line>
        <draw:line draw:style-name="gr7" draw:text-style-name="P1" draw:layer="layout" svg:x1="17.654cm" svg:y1="6.734cm" svg:x2="14.099cm" svg:y2="6.734cm">
          <text:p/>
        </draw:line>
        <draw:line draw:style-name="gr7" draw:text-style-name="P1" draw:layer="layout" svg:x1="14.099cm" svg:y1="6.734cm" svg:x2="14.099cm" svg:y2="10.799cm">
          <text:p/>
        </draw:line>
        <draw:line draw:style-name="gr7" draw:text-style-name="P1" draw:layer="layout" svg:x1="17.654cm" svg:y1="10.799cm" svg:x2="14.099cm" svg:y2="10.799cm">
          <text:p/>
        </draw:line>
        <draw:line draw:style-name="gr7" draw:text-style-name="P1" draw:layer="layout" svg:x1="14.099cm" svg:y1="10.799cm" svg:x2="14.099cm" svg:y2="14.354cm">
          <text:p/>
        </draw:line>
        <draw:line draw:style-name="gr7" draw:text-style-name="P1" draw:layer="layout" svg:x1="14.099cm" svg:y1="32.894cm" svg:x2="14.099cm" svg:y2="14.354cm">
          <text:p/>
        </draw:line>
        <draw:line draw:style-name="gr7" draw:text-style-name="P1" draw:layer="layout" svg:x1="17.654cm" svg:y1="14.354cm" svg:x2="14.099cm" svg:y2="14.354cm">
          <text:p/>
        </draw:line>
        <draw:line draw:style-name="gr7" draw:text-style-name="P1" draw:layer="layout" svg:x1="8.509cm" svg:y1="32.894cm" svg:x2="8.509cm" svg:y2="10.544cm">
          <text:p/>
        </draw:line>
        <draw:line draw:style-name="gr7" draw:text-style-name="P1" draw:layer="layout" svg:x1="8.509cm" svg:y1="5.969cm" svg:x2="8.509cm" svg:y2="10.544cm">
          <text:p/>
        </draw:line>
        <draw:line draw:style-name="gr7" draw:text-style-name="P1" draw:layer="layout" svg:x1="17.654cm" svg:y1="10.544cm" svg:x2="8.509cm" svg:y2="10.544cm">
          <text:p/>
        </draw:line>
        <draw:line draw:style-name="gr7" draw:text-style-name="P1" draw:layer="layout" svg:x1="6.734cm" svg:y1="4.194cm" svg:x2="6.734cm" svg:y2="9.779cm">
          <text:p/>
        </draw:line>
        <draw:line draw:style-name="gr7" draw:text-style-name="P1" draw:layer="layout" svg:x1="6.734cm" svg:y1="32.894cm" svg:x2="6.734cm" svg:y2="9.779cm">
          <text:p/>
        </draw:line>
        <draw:line draw:style-name="gr7" draw:text-style-name="P1" draw:layer="layout" svg:x1="17.654cm" svg:y1="9.779cm" svg:x2="6.734cm" svg:y2="9.779cm">
          <text:p/>
        </draw:line>
        <draw:line draw:style-name="gr7" draw:text-style-name="P1" draw:layer="layout" svg:x1="12.829cm" svg:y1="4.194cm" svg:x2="12.829cm" svg:y2="10.034cm">
          <text:p/>
        </draw:line>
        <draw:line draw:style-name="gr7" draw:text-style-name="P1" draw:layer="layout" svg:x1="17.654cm" svg:y1="10.034cm" svg:x2="12.829cm" svg:y2="10.034cm">
          <text:p/>
        </draw:line>
        <draw:line draw:style-name="gr7" draw:text-style-name="P1" draw:layer="layout" svg:x1="12.829cm" svg:y1="10.034cm" svg:x2="12.829cm" svg:y2="14.099cm">
          <text:p/>
        </draw:line>
        <draw:line draw:style-name="gr7" draw:text-style-name="P1" draw:layer="layout" svg:x1="12.829cm" svg:y1="32.894cm" svg:x2="12.829cm" svg:y2="14.099cm">
          <text:p/>
        </draw:line>
        <draw:line draw:style-name="gr7" draw:text-style-name="P1" draw:layer="layout" svg:x1="17.654cm" svg:y1="14.099cm" svg:x2="12.829cm" svg:y2="14.099cm">
          <text:p/>
        </draw:line>
        <draw:line draw:style-name="gr7" draw:text-style-name="P1" draw:layer="layout" svg:x1="11.304cm" svg:y1="32.894cm" svg:x2="11.304cm" svg:y2="13.589cm">
          <text:p/>
        </draw:line>
        <draw:line draw:style-name="gr7" draw:text-style-name="P1" draw:layer="layout" svg:x1="11.304cm" svg:y1="6.989cm" svg:x2="11.304cm" svg:y2="13.589cm">
          <text:p/>
        </draw:line>
        <draw:line draw:style-name="gr7" draw:text-style-name="P1" draw:layer="layout" svg:x1="17.654cm" svg:y1="13.589cm" svg:x2="11.304cm" svg:y2="13.589cm">
          <text:p/>
        </draw:line>
        <draw:line draw:style-name="gr7" draw:text-style-name="P1" draw:layer="layout" svg:x1="10.034cm" svg:y1="4.194cm" svg:x2="10.034cm" svg:y2="13.339cm">
          <text:p/>
        </draw:line>
        <draw:line draw:style-name="gr7" draw:text-style-name="P1" draw:layer="layout" svg:x1="10.034cm" svg:y1="32.894cm" svg:x2="10.034cm" svg:y2="13.339cm">
          <text:p/>
        </draw:line>
        <draw:line draw:style-name="gr7" draw:text-style-name="P1" draw:layer="layout" svg:x1="17.654cm" svg:y1="13.339cm" svg:x2="10.034cm" svg:y2="13.339cm">
          <text:p/>
        </draw:line>
        <draw:line draw:style-name="gr7" draw:text-style-name="P1" draw:layer="layout" svg:x1="20.194cm" svg:y1="6.479cm" svg:x2="20.959cm" svg:y2="6.479cm">
          <text:p/>
        </draw:line>
        <draw:line draw:style-name="gr7" draw:text-style-name="P1" draw:layer="layout" svg:x1="20.194cm" svg:y1="10.289cm" svg:x2="21.209cm" svg:y2="10.289cm">
          <text:p/>
        </draw:line>
        <draw:line draw:style-name="gr7" draw:text-style-name="P1" draw:layer="layout" svg:x1="20.194cm" svg:y1="13.844cm" svg:x2="21.209cm" svg:y2="13.844cm">
          <text:p/>
        </draw:line>
        <draw:line draw:style-name="gr7" draw:text-style-name="P1" draw:layer="layout" svg:x1="43.054cm" svg:y1="8.259cm" svg:x2="44.069cm" svg:y2="8.259cm">
          <text:p/>
        </draw:line>
        <draw:line draw:style-name="gr7" draw:text-style-name="P1" draw:layer="layout" svg:x1="43.054cm" svg:y1="11.049cm" svg:x2="44.069cm" svg:y2="11.049cm">
          <text:p/>
        </draw:line>
        <draw:line draw:style-name="gr7" draw:text-style-name="P1" draw:layer="layout" svg:x1="29.339cm" svg:y1="3.179cm" svg:x2="29.339cm" svg:y2="3.429cm">
          <text:p/>
        </draw:line>
        <draw:line draw:style-name="gr7" draw:text-style-name="P1" draw:layer="layout" svg:x1="29.849cm" svg:y1="3.429cm" svg:x2="29.339cm" svg:y2="3.429cm">
          <text:p/>
        </draw:line>
        <draw:line draw:style-name="gr7" draw:text-style-name="P1" draw:layer="layout" svg:x1="30.864cm" svg:y1="3.179cm" svg:x2="30.864cm" svg:y2="3.429cm">
          <text:p/>
        </draw:line>
        <draw:line draw:style-name="gr7" draw:text-style-name="P1" draw:layer="layout" svg:x1="31.624cm" svg:y1="3.429cm" svg:x2="30.864cm" svg:y2="3.429cm">
          <text:p/>
        </draw:line>
        <draw:line draw:style-name="gr7" draw:text-style-name="P1" draw:layer="layout" svg:x1="32.389cm" svg:y1="3.179cm" svg:x2="32.389cm" svg:y2="3.429cm">
          <text:p/>
        </draw:line>
        <draw:line draw:style-name="gr7" draw:text-style-name="P1" draw:layer="layout" svg:x1="33.149cm" svg:y1="3.429cm" svg:x2="32.389cm" svg:y2="3.429cm">
          <text:p/>
        </draw:line>
        <draw:line draw:style-name="gr7" draw:text-style-name="P1" draw:layer="layout" svg:x1="33.659cm" svg:y1="3.179cm" svg:x2="33.659cm" svg:y2="3.429cm">
          <text:p/>
        </draw:line>
        <draw:line draw:style-name="gr7" draw:text-style-name="P1" draw:layer="layout" svg:x1="34.419cm" svg:y1="3.429cm" svg:x2="33.659cm" svg:y2="3.429cm">
          <text:p/>
        </draw:line>
        <draw:line draw:style-name="gr7" draw:text-style-name="P1" draw:layer="layout" svg:x1="33.659cm" svg:y1="3.429cm" svg:x2="33.659cm" svg:y2="14.859cm">
          <text:p/>
        </draw:line>
        <draw:line draw:style-name="gr7" draw:text-style-name="P1" draw:layer="layout" svg:x1="34.419cm" svg:y1="4.954cm" svg:x2="34.419cm" svg:y2="14.859cm">
          <text:p/>
        </draw:line>
        <draw:line draw:style-name="gr7" draw:text-style-name="P1" draw:layer="layout" svg:x1="33.149cm" svg:y1="4.954cm" svg:x2="33.149cm" svg:y2="14.859cm">
          <text:p/>
        </draw:line>
        <draw:line draw:style-name="gr7" draw:text-style-name="P1" draw:layer="layout" svg:x1="29.849cm" svg:y1="4.954cm" svg:x2="29.849cm" svg:y2="14.859cm">
          <text:p/>
        </draw:line>
        <draw:line draw:style-name="gr7" draw:text-style-name="P1" draw:layer="layout" svg:x1="30.864cm" svg:y1="3.429cm" svg:x2="30.864cm" svg:y2="8.004cm">
          <text:p/>
        </draw:line>
        <draw:line draw:style-name="gr7" draw:text-style-name="P1" draw:layer="layout" svg:x1="30.864cm" svg:y1="14.859cm" svg:x2="30.864cm" svg:y2="8.004cm">
          <text:p/>
        </draw:line>
        <draw:line draw:style-name="gr7" draw:text-style-name="P1" draw:layer="layout" svg:x1="40.514cm" svg:y1="8.004cm" svg:x2="30.864cm" svg:y2="8.004cm">
          <text:p/>
        </draw:line>
        <draw:polyline draw:style-name="gr7" draw:text-style-name="P1" draw:layer="layout" svg:width="1.775cm" svg:height="0.765cm" svg:x="38.739cm" svg:y="10.034cm" svg:viewBox="0 0 1776 766" draw:points="1776,766 1776,0 0,0">
          <text:p/>
        </draw:polyline>
        <draw:line draw:style-name="gr7" draw:text-style-name="P1" draw:layer="layout" svg:x1="31.624cm" svg:y1="4.954cm" svg:x2="31.624cm" svg:y2="9.779cm">
          <text:p/>
        </draw:line>
        <draw:line draw:style-name="gr7" draw:text-style-name="P1" draw:layer="layout" svg:x1="31.624cm" svg:y1="14.859cm" svg:x2="31.624cm" svg:y2="9.779cm">
          <text:p/>
        </draw:line>
        <draw:line draw:style-name="gr7" draw:text-style-name="P1" draw:layer="layout" svg:x1="36.199cm" svg:y1="9.779cm" svg:x2="31.624cm" svg:y2="9.779cm">
          <text:p/>
        </draw:line>
        <draw:line draw:style-name="gr7" draw:text-style-name="P1" draw:layer="layout" svg:x1="32.389cm" svg:y1="14.859cm" svg:x2="32.389cm" svg:y2="10.289cm">
          <text:p/>
        </draw:line>
        <draw:line draw:style-name="gr7" draw:text-style-name="P1" draw:layer="layout" svg:x1="32.389cm" svg:y1="3.429cm" svg:x2="32.389cm" svg:y2="10.289cm">
          <text:p/>
        </draw:line>
        <draw:line draw:style-name="gr7" draw:text-style-name="P1" draw:layer="layout" svg:x1="36.199cm" svg:y1="10.289cm" svg:x2="32.389cm" svg:y2="10.289cm">
          <text:p/>
        </draw:line>
        <draw:line draw:style-name="gr7" draw:text-style-name="P1" draw:layer="layout" svg:x1="29.339cm" svg:y1="14.859cm" svg:x2="29.339cm" svg:y2="11.304cm">
          <text:p/>
        </draw:line>
        <draw:line draw:style-name="gr7" draw:text-style-name="P1" draw:layer="layout" svg:x1="40.514cm" svg:y1="11.304cm" svg:x2="29.339cm" svg:y2="11.304cm">
          <text:p/>
        </draw:line>
        <draw:line draw:style-name="gr7" draw:text-style-name="P1" draw:layer="layout" svg:x1="29.339cm" svg:y1="3.429cm" svg:x2="29.339cm" svg:y2="8.509cm">
          <text:p/>
        </draw:line>
        <draw:line draw:style-name="gr7" draw:text-style-name="P1" draw:layer="layout" svg:x1="29.339cm" svg:y1="11.304cm" svg:x2="29.339cm" svg:y2="8.509cm">
          <text:p/>
        </draw:line>
        <draw:line draw:style-name="gr7" draw:text-style-name="P1" draw:layer="layout" svg:x1="40.514cm" svg:y1="8.509cm" svg:x2="29.339cm" svg:y2="8.509cm">
          <text:p/>
        </draw:line>
        <draw:line draw:style-name="gr7" draw:text-style-name="P1" draw:layer="layout" svg:x1="54.994cm" svg:y1="3.939cm" svg:x2="54.229cm" svg:y2="3.939cm">
          <text:p/>
        </draw:line>
        <draw:polygon draw:style-name="gr7" draw:text-style-name="P1" draw:layer="layout" svg:width="0cm" svg:height="0cm" svg:x="54.229cm" svg:y="3.939cm" svg:viewBox="0 0 0 0" draw:points="0,0">
          <text:p/>
        </draw:polygon>
        <draw:line draw:style-name="gr7" draw:text-style-name="P1" draw:layer="layout" svg:x1="57.534cm" svg:y1="3.939cm" svg:x2="56.519cm" svg:y2="3.939cm">
          <text:p/>
        </draw:line>
        <draw:polygon draw:style-name="gr7" draw:text-style-name="P1" draw:layer="layout" svg:width="0cm" svg:height="0cm" svg:x="56.519cm" svg:y="3.939cm" svg:viewBox="0 0 0 0" draw:points="0,0">
          <text:p/>
        </draw:polygon>
        <draw:line draw:style-name="gr7" draw:text-style-name="P1" draw:layer="layout" svg:x1="59.564cm" svg:y1="3.939cm" svg:x2="58.804cm" svg:y2="3.939cm">
          <text:p/>
        </draw:line>
        <draw:polygon draw:style-name="gr7" draw:text-style-name="P1" draw:layer="layout" svg:width="0cm" svg:height="0cm" svg:x="58.804cm" svg:y="3.939cm" svg:viewBox="0 0 0 0" draw:points="0,0">
          <text:p/>
        </draw:polygon>
        <draw:line draw:style-name="gr7" draw:text-style-name="P1" draw:layer="layout" svg:x1="58.804cm" svg:y1="3.939cm" svg:x2="58.804cm" svg:y2="8.259cm">
          <text:p/>
        </draw:line>
        <draw:line draw:style-name="gr7" draw:text-style-name="P1" draw:layer="layout" svg:x1="60.834cm" svg:y1="8.259cm" svg:x2="58.804cm" svg:y2="8.259cm">
          <text:p/>
        </draw:line>
        <draw:line draw:style-name="gr7" draw:text-style-name="P1" draw:layer="layout" svg:x1="56.519cm" svg:y1="3.939cm" svg:x2="56.519cm" svg:y2="8.509cm">
          <text:p/>
        </draw:line>
        <draw:line draw:style-name="gr7" draw:text-style-name="P1" draw:layer="layout" svg:x1="60.834cm" svg:y1="8.509cm" svg:x2="56.519cm" svg:y2="8.509cm">
          <text:p/>
        </draw:line>
        <draw:line draw:style-name="gr7" draw:text-style-name="P1" draw:layer="layout" svg:x1="54.229cm" svg:y1="3.939cm" svg:x2="54.229cm" svg:y2="8.764cm">
          <text:p/>
        </draw:line>
        <draw:line draw:style-name="gr7" draw:text-style-name="P1" draw:layer="layout" svg:x1="60.834cm" svg:y1="8.764cm" svg:x2="54.229cm" svg:y2="8.764cm">
          <text:p/>
        </draw:line>
        <draw:line draw:style-name="gr7" draw:text-style-name="P1" draw:layer="layout" svg:x1="60.834cm" svg:y1="10.544cm" svg:x2="59.564cm" svg:y2="10.544cm">
          <text:p/>
        </draw:line>
        <draw:line draw:style-name="gr7" draw:text-style-name="P1" draw:layer="layout" svg:x1="56.519cm" svg:y1="8.509cm" svg:x2="56.519cm" svg:y2="10.799cm">
          <text:p/>
        </draw:line>
        <draw:line draw:style-name="gr7" draw:text-style-name="P1" draw:layer="layout" svg:x1="60.834cm" svg:y1="10.799cm" svg:x2="56.519cm" svg:y2="10.799cm">
          <text:p/>
        </draw:line>
        <draw:line draw:style-name="gr7" draw:text-style-name="P1" draw:layer="layout" svg:x1="60.834cm" svg:y1="11.049cm" svg:x2="54.994cm" svg:y2="11.049cm">
          <text:p/>
        </draw:line>
        <draw:line draw:style-name="gr7" draw:text-style-name="P1" draw:layer="layout" svg:x1="58.804cm" svg:y1="8.259cm" svg:x2="58.804cm" svg:y2="12.829cm">
          <text:p/>
        </draw:line>
        <draw:line draw:style-name="gr7" draw:text-style-name="P1" draw:layer="layout" svg:x1="60.834cm" svg:y1="12.829cm" svg:x2="58.804cm" svg:y2="12.829cm">
          <text:p/>
        </draw:line>
        <draw:line draw:style-name="gr7" draw:text-style-name="P1" draw:layer="layout" svg:x1="56.519cm" svg:y1="10.799cm" svg:x2="56.519cm" svg:y2="13.084cm">
          <text:p/>
        </draw:line>
        <draw:line draw:style-name="gr7" draw:text-style-name="P1" draw:layer="layout" svg:x1="60.834cm" svg:y1="13.084cm" svg:x2="56.519cm" svg:y2="13.084cm">
          <text:p/>
        </draw:line>
        <draw:line draw:style-name="gr7" draw:text-style-name="P1" draw:layer="layout" svg:x1="54.994cm" svg:y1="11.049cm" svg:x2="54.994cm" svg:y2="13.339cm">
          <text:p/>
        </draw:line>
        <draw:line draw:style-name="gr7" draw:text-style-name="P1" draw:layer="layout" svg:x1="54.994cm" svg:y1="13.339cm" svg:x2="54.994cm" svg:y2="26.039cm">
          <text:p/>
        </draw:line>
        <draw:line draw:style-name="gr7" draw:text-style-name="P1" draw:layer="layout" svg:x1="60.834cm" svg:y1="13.339cm" svg:x2="54.994cm" svg:y2="13.339cm">
          <text:p/>
        </draw:line>
        <draw:line draw:style-name="gr7" draw:text-style-name="P1" draw:layer="layout" svg:x1="59.564cm" svg:y1="10.544cm" svg:x2="59.564cm" svg:y2="15.369cm">
          <text:p/>
        </draw:line>
        <draw:line draw:style-name="gr7" draw:text-style-name="P1" draw:layer="layout" svg:x1="60.834cm" svg:y1="15.369cm" svg:x2="59.564cm" svg:y2="15.369cm">
          <text:p/>
        </draw:line>
        <draw:line draw:style-name="gr7" draw:text-style-name="P1" draw:layer="layout" svg:x1="60.834cm" svg:y1="15.624cm" svg:x2="57.534cm" svg:y2="15.624cm">
          <text:p/>
        </draw:line>
        <draw:line draw:style-name="gr7" draw:text-style-name="P1" draw:layer="layout" svg:x1="54.229cm" svg:y1="8.764cm" svg:x2="54.229cm" svg:y2="15.879cm">
          <text:p/>
        </draw:line>
        <draw:line draw:style-name="gr7" draw:text-style-name="P1" draw:layer="layout" svg:x1="60.834cm" svg:y1="15.879cm" svg:x2="54.229cm" svg:y2="15.879cm">
          <text:p/>
        </draw:line>
        <draw:line draw:style-name="gr7" draw:text-style-name="P1" draw:layer="layout" svg:x1="54.229cm" svg:y1="15.879cm" svg:x2="54.229cm" svg:y2="18.419cm">
          <text:p/>
        </draw:line>
        <draw:line draw:style-name="gr7" draw:text-style-name="P1" draw:layer="layout" svg:x1="60.834cm" svg:y1="18.419cm" svg:x2="54.229cm" svg:y2="18.419cm">
          <text:p/>
        </draw:line>
        <draw:line draw:style-name="gr7" draw:text-style-name="P1" draw:layer="layout" svg:x1="54.229cm" svg:y1="18.419cm" svg:x2="54.229cm" svg:y2="21.464cm">
          <text:p/>
        </draw:line>
        <draw:line draw:style-name="gr7" draw:text-style-name="P1" draw:layer="layout" svg:x1="60.834cm" svg:y1="21.464cm" svg:x2="54.229cm" svg:y2="21.464cm">
          <text:p/>
        </draw:line>
        <draw:line draw:style-name="gr7" draw:text-style-name="P1" draw:layer="layout" svg:x1="54.229cm" svg:y1="21.464cm" svg:x2="54.229cm" svg:y2="24.004cm">
          <text:p/>
        </draw:line>
        <draw:line draw:style-name="gr7" draw:text-style-name="P1" draw:layer="layout" svg:x1="54.229cm" svg:y1="24.004cm" svg:x2="54.229cm" svg:y2="25.784cm">
          <text:p/>
        </draw:line>
        <draw:line draw:style-name="gr7" draw:text-style-name="P1" draw:layer="layout" svg:x1="60.834cm" svg:y1="24.004cm" svg:x2="54.229cm" svg:y2="24.004cm">
          <text:p/>
        </draw:line>
        <draw:line draw:style-name="gr7" draw:text-style-name="P1" draw:layer="layout" svg:x1="56.519cm" svg:y1="23.749cm" svg:x2="56.519cm" svg:y2="26.039cm">
          <text:p/>
        </draw:line>
        <draw:line draw:style-name="gr7" draw:text-style-name="P1" draw:layer="layout" svg:x1="60.834cm" svg:y1="23.749cm" svg:x2="56.519cm" svg:y2="23.749cm">
          <text:p/>
        </draw:line>
        <draw:line draw:style-name="gr7" draw:text-style-name="P1" draw:layer="layout" svg:x1="58.804cm" svg:y1="23.499cm" svg:x2="58.804cm" svg:y2="26.039cm">
          <text:p/>
        </draw:line>
        <draw:line draw:style-name="gr7" draw:text-style-name="P1" draw:layer="layout" svg:x1="60.834cm" svg:y1="23.499cm" svg:x2="58.804cm" svg:y2="23.499cm">
          <text:p/>
        </draw:line>
        <draw:line draw:style-name="gr7" draw:text-style-name="P1" draw:layer="layout" svg:x1="58.804cm" svg:y1="12.829cm" svg:x2="58.804cm" svg:y2="17.909cm">
          <text:p/>
        </draw:line>
        <draw:line draw:style-name="gr7" draw:text-style-name="P1" draw:layer="layout" svg:x1="58.804cm" svg:y1="17.909cm" svg:x2="58.804cm" svg:y2="23.499cm">
          <text:p/>
        </draw:line>
        <draw:line draw:style-name="gr7" draw:text-style-name="P1" draw:layer="layout" svg:x1="60.834cm" svg:y1="17.909cm" svg:x2="58.804cm" svg:y2="17.909cm">
          <text:p/>
        </draw:line>
        <draw:line draw:style-name="gr7" draw:text-style-name="P1" draw:layer="layout" svg:x1="59.564cm" svg:y1="15.369cm" svg:x2="59.564cm" svg:y2="20.959cm">
          <text:p/>
        </draw:line>
        <draw:line draw:style-name="gr7" draw:text-style-name="P1" draw:layer="layout" svg:x1="59.564cm" svg:y1="20.959cm" svg:x2="59.564cm" svg:y2="26.289cm">
          <text:p/>
        </draw:line>
        <draw:line draw:style-name="gr7" draw:text-style-name="P1" draw:layer="layout" svg:x1="60.834cm" svg:y1="20.959cm" svg:x2="59.564cm" svg:y2="20.959cm">
          <text:p/>
        </draw:line>
        <draw:line draw:style-name="gr7" draw:text-style-name="P1" draw:layer="layout" svg:x1="56.519cm" svg:y1="13.084cm" svg:x2="56.519cm" svg:y2="21.209cm">
          <text:p/>
        </draw:line>
        <draw:line draw:style-name="gr7" draw:text-style-name="P1" draw:layer="layout" svg:x1="56.519cm" svg:y1="21.209cm" svg:x2="56.519cm" svg:y2="23.749cm">
          <text:p/>
        </draw:line>
        <draw:line draw:style-name="gr7" draw:text-style-name="P1" draw:layer="layout" svg:x1="60.834cm" svg:y1="21.209cm" svg:x2="56.519cm" svg:y2="21.209cm">
          <text:p/>
        </draw:line>
        <draw:line draw:style-name="gr7" draw:text-style-name="P1" draw:layer="layout" svg:x1="57.534cm" svg:y1="15.624cm" svg:x2="57.534cm" svg:y2="18.164cm">
          <text:p/>
        </draw:line>
        <draw:line draw:style-name="gr7" draw:text-style-name="P1" draw:layer="layout" svg:x1="57.534cm" svg:y1="18.164cm" svg:x2="57.534cm" svg:y2="25.784cm">
          <text:p/>
        </draw:line>
        <draw:line draw:style-name="gr7" draw:text-style-name="P1" draw:layer="layout" svg:x1="60.834cm" svg:y1="18.164cm" svg:x2="57.534cm" svg:y2="18.164cm">
          <text:p/>
        </draw:line>
        <draw:polyline draw:style-name="gr7" draw:text-style-name="P1" draw:layer="layout" svg:width="6.35cm" svg:height="0.255cm" svg:x="63.374cm" svg:y="8.509cm" svg:viewBox="0 0 6351 256" draw:points="0,0 6351,0 6351,256">
          <text:p/>
        </draw:polyline>
        <draw:polyline draw:style-name="gr7" draw:text-style-name="P1" draw:layer="layout" svg:width="6.35cm" svg:height="1.78cm" svg:x="63.374cm" svg:y="9.019cm" svg:viewBox="0 0 6351 1781" draw:points="0,1781 1525,1781 1525,0 6351,0">
          <text:p/>
        </draw:polyline>
        <draw:polyline draw:style-name="gr7" draw:text-style-name="P1" draw:layer="layout" svg:width="6.35cm" svg:height="6.095cm" svg:x="63.374cm" svg:y="9.529cm" svg:viewBox="0 0 6351 6096" draw:points="0,6096 3306,6096 3306,0 6351,0">
          <text:p/>
        </draw:polyline>
        <draw:polyline draw:style-name="gr7" draw:text-style-name="P1" draw:layer="layout" svg:width="7.62cm" svg:height="1.775cm" svg:x="63.374cm" svg:y="13.084cm" svg:viewBox="0 0 7621 1776" draw:points="0,0 7621,0 7621,1776">
          <text:p/>
        </draw:polyline>
        <draw:polyline draw:style-name="gr7" draw:text-style-name="P1" draw:layer="layout" svg:width="7.62cm" svg:height="3.05cm" svg:x="63.374cm" svg:y="15.114cm" svg:viewBox="0 0 7621 3051" draw:points="0,3051 5336,3051 5336,0 7621,0">
          <text:p/>
        </draw:polyline>
        <draw:polyline draw:style-name="gr7" draw:text-style-name="P1" draw:layer="layout" svg:width="7.62cm" svg:height="5.585cm" svg:x="63.374cm" svg:y="15.624cm" svg:viewBox="0 0 7621 5586" draw:points="0,5586 6606,5586 6606,0 7621,0">
          <text:p/>
        </draw:polyline>
        <draw:polyline draw:style-name="gr7" draw:text-style-name="P1" draw:layer="layout" svg:width="4.065cm" svg:height="7.62cm" svg:x="63.374cm" svg:y="16.129cm" svg:viewBox="0 0 4066 7621" draw:points="0,7621 4066,7621 4066,0">
          <text:p/>
        </draw:polyline>
        <draw:polyline draw:style-name="gr7" draw:text-style-name="P1" draw:layer="layout" svg:width="2.285cm" svg:height="6.35cm" svg:x="67.439cm" svg:y="9.779cm" svg:viewBox="0 0 2286 6351" draw:points="0,6351 0,0 2286,0">
          <text:p/>
        </draw:polyline>
        <draw:polyline draw:style-name="gr7" draw:text-style-name="P1" draw:layer="layout" svg:width="3.555cm" svg:height="0.25cm" svg:x="67.439cm" svg:y="15.879cm" svg:viewBox="0 0 3556 251" draw:points="0,251 3556,251 3556,0">
          <text:p/>
        </draw:polyline>
        <draw:line draw:style-name="gr7" draw:text-style-name="P1" draw:layer="layout" svg:x1="73.534cm" svg:y1="15.369cm" svg:x2="75.314cm" svg:y2="15.369cm">
          <text:p/>
        </draw:line>
        <draw:line draw:style-name="gr7" draw:text-style-name="P1" draw:layer="layout" svg:x1="72.264cm" svg:y1="9.274cm" svg:x2="74.299cm" svg:y2="9.274cm">
          <text:p/>
        </draw:line>
        <draw:line draw:style-name="gr7" draw:text-style-name="P1" draw:layer="layout" svg:x1="59.564cm" svg:y1="5.464cm" svg:x2="59.564cm" svg:y2="10.544cm">
          <text:p/>
        </draw:line>
        <draw:line draw:style-name="gr7" draw:text-style-name="P1" draw:layer="layout" svg:x1="57.534cm" svg:y1="5.464cm" svg:x2="57.534cm" svg:y2="15.624cm">
          <text:p/>
        </draw:line>
        <draw:line draw:style-name="gr7" draw:text-style-name="P1" draw:layer="layout" svg:x1="54.994cm" svg:y1="5.464cm" svg:x2="54.994cm" svg:y2="11.049cm">
          <text:p/>
        </draw:line>
        <draw:line draw:style-name="gr7" draw:text-style-name="P1" draw:layer="layout" svg:x1="84.459cm" svg:y1="4.954cm" svg:x2="83.694cm" svg:y2="4.954cm">
          <text:p/>
        </draw:line>
        <draw:polygon draw:style-name="gr7" draw:text-style-name="P1" draw:layer="layout" svg:width="0cm" svg:height="0cm" svg:x="83.694cm" svg:y="4.954cm" svg:viewBox="0 0 0 0" draw:points="0,0">
          <text:p/>
        </draw:polygon>
        <draw:line draw:style-name="gr7" draw:text-style-name="P1" draw:layer="layout" svg:x1="86.999cm" svg:y1="4.954cm" svg:x2="85.979cm" svg:y2="4.954cm">
          <text:p/>
        </draw:line>
        <draw:polygon draw:style-name="gr7" draw:text-style-name="P1" draw:layer="layout" svg:width="0cm" svg:height="0cm" svg:x="85.979cm" svg:y="4.954cm" svg:viewBox="0 0 0 0" draw:points="0,0">
          <text:p/>
        </draw:polygon>
        <draw:line draw:style-name="gr7" draw:text-style-name="P1" draw:layer="layout" svg:x1="89.029cm" svg:y1="4.954cm" svg:x2="88.269cm" svg:y2="4.954cm">
          <text:p/>
        </draw:line>
        <draw:polygon draw:style-name="gr7" draw:text-style-name="P1" draw:layer="layout" svg:width="0cm" svg:height="0cm" svg:x="88.269cm" svg:y="4.954cm" svg:viewBox="0 0 0 0" draw:points="0,0">
          <text:p/>
        </draw:polygon>
        <draw:line draw:style-name="gr7" draw:text-style-name="P1" draw:layer="layout" svg:x1="88.269cm" svg:y1="4.954cm" svg:x2="88.269cm" svg:y2="9.274cm">
          <text:p/>
        </draw:line>
        <draw:line draw:style-name="gr7" draw:text-style-name="P1" draw:layer="layout" svg:x1="90.299cm" svg:y1="9.274cm" svg:x2="88.269cm" svg:y2="9.274cm">
          <text:p/>
        </draw:line>
        <draw:line draw:style-name="gr7" draw:text-style-name="P1" draw:layer="layout" svg:x1="85.979cm" svg:y1="4.954cm" svg:x2="85.979cm" svg:y2="9.529cm">
          <text:p/>
        </draw:line>
        <draw:line draw:style-name="gr7" draw:text-style-name="P1" draw:layer="layout" svg:x1="90.299cm" svg:y1="9.529cm" svg:x2="85.979cm" svg:y2="9.529cm">
          <text:p/>
        </draw:line>
        <draw:line draw:style-name="gr7" draw:text-style-name="P1" draw:layer="layout" svg:x1="83.694cm" svg:y1="4.954cm" svg:x2="83.694cm" svg:y2="9.779cm">
          <text:p/>
        </draw:line>
        <draw:line draw:style-name="gr7" draw:text-style-name="P1" draw:layer="layout" svg:x1="90.299cm" svg:y1="9.779cm" svg:x2="83.694cm" svg:y2="9.779cm">
          <text:p/>
        </draw:line>
        <draw:line draw:style-name="gr7" draw:text-style-name="P1" draw:layer="layout" svg:x1="89.029cm" svg:y1="6.479cm" svg:x2="89.029cm" svg:y2="11.559cm">
          <text:p/>
        </draw:line>
        <draw:line draw:style-name="gr7" draw:text-style-name="P1" draw:layer="layout" svg:x1="90.299cm" svg:y1="11.559cm" svg:x2="89.029cm" svg:y2="11.559cm">
          <text:p/>
        </draw:line>
        <draw:line draw:style-name="gr7" draw:text-style-name="P1" draw:layer="layout" svg:x1="85.979cm" svg:y1="9.529cm" svg:x2="85.979cm" svg:y2="11.814cm">
          <text:p/>
        </draw:line>
        <draw:line draw:style-name="gr7" draw:text-style-name="P1" draw:layer="layout" svg:x1="90.299cm" svg:y1="11.814cm" svg:x2="85.979cm" svg:y2="11.814cm">
          <text:p/>
        </draw:line>
        <draw:line draw:style-name="gr7" draw:text-style-name="P1" draw:layer="layout" svg:x1="84.459cm" svg:y1="6.479cm" svg:x2="84.459cm" svg:y2="12.069cm">
          <text:p/>
        </draw:line>
        <draw:line draw:style-name="gr7" draw:text-style-name="P1" draw:layer="layout" svg:x1="90.299cm" svg:y1="12.069cm" svg:x2="84.459cm" svg:y2="12.069cm">
          <text:p/>
        </draw:line>
        <draw:line draw:style-name="gr7" draw:text-style-name="P1" draw:layer="layout" svg:x1="88.269cm" svg:y1="9.274cm" svg:x2="88.269cm" svg:y2="13.844cm">
          <text:p/>
        </draw:line>
        <draw:line draw:style-name="gr7" draw:text-style-name="P1" draw:layer="layout" svg:x1="90.299cm" svg:y1="13.844cm" svg:x2="88.269cm" svg:y2="13.844cm">
          <text:p/>
        </draw:line>
        <draw:line draw:style-name="gr7" draw:text-style-name="P1" draw:layer="layout" svg:x1="85.979cm" svg:y1="11.814cm" svg:x2="85.979cm" svg:y2="14.099cm">
          <text:p/>
        </draw:line>
        <draw:line draw:style-name="gr7" draw:text-style-name="P1" draw:layer="layout" svg:x1="90.299cm" svg:y1="14.099cm" svg:x2="85.979cm" svg:y2="14.099cm">
          <text:p/>
        </draw:line>
        <draw:line draw:style-name="gr7" draw:text-style-name="P1" draw:layer="layout" svg:x1="84.459cm" svg:y1="12.069cm" svg:x2="84.459cm" svg:y2="14.354cm">
          <text:p/>
        </draw:line>
        <draw:line draw:style-name="gr7" draw:text-style-name="P1" draw:layer="layout" svg:x1="84.459cm" svg:y1="27.054cm" svg:x2="84.459cm" svg:y2="14.354cm">
          <text:p/>
        </draw:line>
        <draw:line draw:style-name="gr7" draw:text-style-name="P1" draw:layer="layout" svg:x1="90.299cm" svg:y1="14.354cm" svg:x2="84.459cm" svg:y2="14.354cm">
          <text:p/>
        </draw:line>
        <draw:line draw:style-name="gr7" draw:text-style-name="P1" draw:layer="layout" svg:x1="89.029cm" svg:y1="11.559cm" svg:x2="89.029cm" svg:y2="16.384cm">
          <text:p/>
        </draw:line>
        <draw:line draw:style-name="gr7" draw:text-style-name="P1" draw:layer="layout" svg:x1="90.299cm" svg:y1="16.384cm" svg:x2="89.029cm" svg:y2="16.384cm">
          <text:p/>
        </draw:line>
        <draw:line draw:style-name="gr7" draw:text-style-name="P1" draw:layer="layout" svg:x1="86.999cm" svg:y1="6.479cm" svg:x2="86.999cm" svg:y2="16.639cm">
          <text:p/>
        </draw:line>
        <draw:line draw:style-name="gr7" draw:text-style-name="P1" draw:layer="layout" svg:x1="90.299cm" svg:y1="16.639cm" svg:x2="86.999cm" svg:y2="16.639cm">
          <text:p/>
        </draw:line>
        <draw:line draw:style-name="gr7" draw:text-style-name="P1" draw:layer="layout" svg:x1="83.694cm" svg:y1="9.779cm" svg:x2="83.694cm" svg:y2="16.894cm">
          <text:p/>
        </draw:line>
        <draw:line draw:style-name="gr7" draw:text-style-name="P1" draw:layer="layout" svg:x1="90.299cm" svg:y1="16.894cm" svg:x2="83.694cm" svg:y2="16.894cm">
          <text:p/>
        </draw:line>
        <draw:line draw:style-name="gr7" draw:text-style-name="P1" draw:layer="layout" svg:x1="83.694cm" svg:y1="26.799cm" svg:x2="83.694cm" svg:y2="25.019cm">
          <text:p/>
        </draw:line>
        <draw:line draw:style-name="gr7" draw:text-style-name="P1" draw:layer="layout" svg:x1="90.299cm" svg:y1="25.019cm" svg:x2="83.694cm" svg:y2="25.019cm">
          <text:p/>
        </draw:line>
        <draw:line draw:style-name="gr7" draw:text-style-name="P1" draw:layer="layout" svg:x1="85.979cm" svg:y1="27.054cm" svg:x2="85.979cm" svg:y2="24.769cm">
          <text:p/>
        </draw:line>
        <draw:line draw:style-name="gr7" draw:text-style-name="P1" draw:layer="layout" svg:x1="90.299cm" svg:y1="24.769cm" svg:x2="85.979cm" svg:y2="24.769cm">
          <text:p/>
        </draw:line>
        <draw:line draw:style-name="gr7" draw:text-style-name="P1" draw:layer="layout" svg:x1="88.269cm" svg:y1="27.054cm" svg:x2="88.269cm" svg:y2="24.514cm">
          <text:p/>
        </draw:line>
        <draw:line draw:style-name="gr7" draw:text-style-name="P1" draw:layer="layout" svg:x1="90.299cm" svg:y1="24.514cm" svg:x2="88.269cm" svg:y2="24.514cm">
          <text:p/>
        </draw:line>
        <draw:polyline draw:style-name="gr7" draw:text-style-name="P1" draw:layer="layout" svg:width="6.35cm" svg:height="6.095cm" svg:x="92.839cm" svg:y="10.544cm" svg:viewBox="0 0 6351 6096" draw:points="0,6096 3300,6096 3300,0 6351,0">
          <text:p/>
        </draw:polyline>
        <draw:polyline draw:style-name="gr7" draw:text-style-name="P1" draw:layer="layout" svg:width="2.285cm" svg:height="6.35cm" svg:x="96.904cm" svg:y="10.799cm" svg:viewBox="0 0 2286 6351" draw:points="2286,0 0,0 0,6351">
          <text:p/>
        </draw:polyline>
        <draw:line draw:style-name="gr7" draw:text-style-name="P1" draw:layer="layout" svg:x1="101.729cm" svg:y1="10.289cm" svg:x2="103.759cm" svg:y2="10.289cm">
          <text:p/>
        </draw:line>
        <draw:line draw:style-name="gr7" draw:text-style-name="P1" draw:layer="layout" svg:x1="92.839cm" svg:y1="9.529cm" svg:x2="93.599cm" svg:y2="9.529cm">
          <text:p/>
        </draw:line>
        <draw:polyline draw:style-name="gr7" draw:text-style-name="P1" draw:layer="layout" svg:width="5.59cm" svg:height="0.25cm" svg:x="93.599cm" svg:y="9.529cm" svg:viewBox="0 0 5591 251" draw:points="0,0 5591,0 5591,251">
          <text:p/>
        </draw:polyline>
        <draw:polyline draw:style-name="gr7" draw:text-style-name="P1" draw:layer="layout" svg:width="7.875cm" svg:height="12.19cm" svg:x="93.599cm" svg:y="9.529cm" svg:viewBox="0 0 7876 12191" draw:points="7876,12191 7876,2030 0,2030 0,0">
          <text:p/>
        </draw:polyline>
        <draw:line draw:style-name="gr7" draw:text-style-name="P1" draw:layer="layout" svg:x1="92.839cm" svg:y1="11.814cm" svg:x2="93.854cm" svg:y2="11.814cm">
          <text:p/>
        </draw:line>
        <draw:polyline draw:style-name="gr7" draw:text-style-name="P1" draw:layer="layout" svg:width="5.335cm" svg:height="1.78cm" svg:x="93.854cm" svg:y="10.034cm" svg:viewBox="0 0 5336 1781" draw:points="0,1781 510,1781 510,0 5336,0">
          <text:p/>
        </draw:polyline>
        <draw:polyline draw:style-name="gr7" draw:text-style-name="P1" draw:layer="layout" svg:width="7.62cm" svg:height="10.16cm" svg:x="93.854cm" svg:y="11.814cm" svg:viewBox="0 0 7621 10161" draw:points="7621,10161 0,10161 0,0">
          <text:p/>
        </draw:polyline>
        <draw:polyline draw:style-name="gr7" draw:text-style-name="P1" draw:layer="layout" svg:width="8.635cm" svg:height="8.38cm" svg:x="92.839cm" svg:y="14.099cm" svg:viewBox="0 0 8636 8381" draw:points="8636,8381 0,8381 0,0">
          <text:p/>
        </draw:polyline>
        <draw:line draw:style-name="gr7" draw:text-style-name="P1" draw:layer="layout" svg:x1="88.269cm" svg:y1="13.844cm" svg:x2="88.269cm" svg:y2="24.514cm">
          <text:p/>
        </draw:line>
        <draw:line draw:style-name="gr7" draw:text-style-name="P1" draw:layer="layout" svg:x1="86.999cm" svg:y1="16.639cm" svg:x2="86.999cm" svg:y2="26.799cm">
          <text:p/>
        </draw:line>
        <draw:line draw:style-name="gr7" draw:text-style-name="P1" draw:layer="layout" svg:x1="89.029cm" svg:y1="16.384cm" svg:x2="89.029cm" svg:y2="27.309cm">
          <text:p/>
        </draw:line>
        <draw:line draw:style-name="gr7" draw:text-style-name="P1" draw:layer="layout" svg:x1="85.979cm" svg:y1="14.099cm" svg:x2="85.979cm" svg:y2="24.769cm">
          <text:p/>
        </draw:line>
        <draw:line draw:style-name="gr7" draw:text-style-name="P1" draw:layer="layout" svg:x1="83.694cm" svg:y1="16.894cm" svg:x2="83.694cm" svg:y2="25.019cm">
          <text:p/>
        </draw:line>
        <draw:polyline draw:style-name="gr7" draw:text-style-name="P1" draw:layer="layout" svg:width="4.065cm" svg:height="2.035cm" svg:x="92.839cm" svg:y="22.734cm" svg:viewBox="0 0 4066 2036" draw:points="0,2036 4066,2036 4066,0">
          <text:p/>
        </draw:polyline>
        <draw:line draw:style-name="gr7" draw:text-style-name="P1" draw:layer="layout" svg:x1="96.904cm" svg:y1="22.734cm" svg:x2="96.904cm" svg:y2="17.149cm">
          <text:p/>
        </draw:line>
        <draw:line draw:style-name="gr7" draw:text-style-name="P1" draw:layer="layout" svg:x1="96.904cm" svg:y1="22.734cm" svg:x2="101.474cm" svg:y2="22.734cm">
          <text:p/>
        </draw:line>
        <draw:line draw:style-name="gr7" draw:text-style-name="P1" draw:layer="layout" svg:x1="104.014cm" svg:y1="22.229cm" svg:x2="105.029cm" svg:y2="22.229cm">
          <text:p/>
        </draw:line>
        <draw:polygon draw:style-name="gr8" draw:text-style-name="P7" draw:layer="layout" svg:width="0.51cm" svg:height="0.635cm" svg:x="6.479cm" svg:y="3.049cm" svg:viewBox="0 0 511 636" draw:points="511,0 511,380 255,636 0,380 0,0">
          <text:p/>
        </draw:polygon>
        <draw:frame draw:style-name="gr6" draw:text-style-name="P6" draw:layer="layout" svg:width="0.279cm" svg:height="0.314cm" svg:x="111.57cm" svg:y="76.722cm">
          <draw:text-box>
            <text:p text:style-name="P3"><text:span text:style-name="T3">9</text:span></text:p>
          </draw:text-box>
        </draw:frame>
        <draw:line draw:style-name="gr9" draw:text-style-name="P1" draw:layer="layout" svg:x1="6.734cm" svg:y1="4.194cm" svg:x2="6.734cm" svg:y2="3.684cm">
          <text:p/>
        </draw:line>
        <draw:path draw:style-name="gr10" draw:text-style-name="P8" draw:layer="layout" svg:width="0.2cm" svg:height="0.2cm" svg:x="6.889cm" svg:y="3.584cm" svg:viewBox="0 0 201 201" svg:d="M201 101c0 56-45 100-101 100-55 0-100-44-100-100s45-101 100-101c56 0 101 45 101 101z">
          <text:p/>
        </draw:path>
        <draw:line draw:style-name="gr11" draw:text-style-name="P1" draw:layer="layout" svg:x1="7.04cm" svg:y1="3.686cm" svg:x2="7.014cm" svg:y2="3.659cm">
          <text:p/>
        </draw:line>
        <draw:line draw:style-name="gr11" draw:text-style-name="P1" draw:layer="layout" svg:x1="7.04cm" svg:y1="3.684cm" svg:x2="7.014cm" svg:y2="3.71cm">
          <text:p/>
        </draw:line>
        <draw:line draw:style-name="gr11" draw:text-style-name="P1" draw:layer="layout" svg:x1="7.039cm" svg:y1="3.684cm" svg:x2="6.934cm" svg:y2="3.684cm">
          <text:p/>
        </draw:line>
        <draw:path draw:style-name="gr10" draw:text-style-name="P8" draw:layer="layout" svg:width="0.2cm" svg:height="0.2cm" svg:x="6.889cm" svg:y="3.839cm" svg:viewBox="0 0 201 201" svg:d="M201 101c0 56-45 100-101 100-55 0-100-44-100-100 0-55 45-101 100-101 56 0 101 46 101 101z">
          <text:p/>
        </draw:path>
        <draw:line draw:style-name="gr11" draw:text-style-name="P1" draw:layer="layout" svg:x1="6.934cm" svg:y1="3.94cm" svg:x2="6.965cm" svg:y2="3.914cm">
          <text:p/>
        </draw:line>
        <draw:line draw:style-name="gr11" draw:text-style-name="P1" draw:layer="layout" svg:x1="6.934cm" svg:y1="3.939cm" svg:x2="6.965cm" svg:y2="3.965cm">
          <text:p/>
        </draw:line>
        <draw:line draw:style-name="gr11" draw:text-style-name="P1" draw:layer="layout" svg:x1="6.934cm" svg:y1="3.939cm" svg:x2="7.039cm" svg:y2="3.939cm">
          <text:p/>
        </draw:line>
        <draw:polygon draw:style-name="gr8" draw:text-style-name="P7" draw:layer="layout" svg:width="0.505cm" svg:height="0.635cm" svg:x="8.259cm" svg:y="3.049cm" svg:viewBox="0 0 506 636" draw:points="506,0 506,380 251,636 0,380 0,0">
          <text:p/>
        </draw:polygon>
        <draw:frame draw:style-name="gr12" draw:text-style-name="P9" draw:layer="layout" svg:width="0.474cm" svg:height="0.531cm" draw:transform="rotate (-1.5707963267949) translate (7.03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8.509cm" svg:y1="4.194cm" svg:x2="8.509cm" svg:y2="3.684cm">
          <text:p/>
        </draw:line>
        <draw:path draw:style-name="gr10" draw:text-style-name="P8" draw:layer="layout" svg:width="0.2cm" svg:height="0.2cm" svg:x="8.664cm" svg:y="3.584cm" svg:viewBox="0 0 201 201" svg:d="M201 101c0 56-45 100-101 100-55 0-100-44-100-100s45-101 100-101c56 0 101 45 101 101z">
          <text:p/>
        </draw:path>
        <draw:line draw:style-name="gr11" draw:text-style-name="P1" draw:layer="layout" svg:x1="8.815cm" svg:y1="3.686cm" svg:x2="8.789cm" svg:y2="3.659cm">
          <text:p/>
        </draw:line>
        <draw:line draw:style-name="gr11" draw:text-style-name="P1" draw:layer="layout" svg:x1="8.815cm" svg:y1="3.684cm" svg:x2="8.789cm" svg:y2="3.71cm">
          <text:p/>
        </draw:line>
        <draw:line draw:style-name="gr11" draw:text-style-name="P1" draw:layer="layout" svg:x1="8.814cm" svg:y1="3.684cm" svg:x2="8.714cm" svg:y2="3.684cm">
          <text:p/>
        </draw:line>
        <draw:path draw:style-name="gr10" draw:text-style-name="P8" draw:layer="layout" svg:width="0.2cm" svg:height="0.2cm" svg:x="8.664cm" svg:y="3.839cm" svg:viewBox="0 0 201 201" svg:d="M201 101c0 56-45 100-101 100-55 0-100-44-100-100 0-55 45-101 100-101 56 0 101 46 101 101z">
          <text:p/>
        </draw:path>
        <draw:line draw:style-name="gr11" draw:text-style-name="P1" draw:layer="layout" svg:x1="8.714cm" svg:y1="3.94cm" svg:x2="8.74cm" svg:y2="3.914cm">
          <text:p/>
        </draw:line>
        <draw:line draw:style-name="gr11" draw:text-style-name="P1" draw:layer="layout" svg:x1="8.714cm" svg:y1="3.939cm" svg:x2="8.74cm" svg:y2="3.965cm">
          <text:p/>
        </draw:line>
        <draw:line draw:style-name="gr11" draw:text-style-name="P1" draw:layer="layout" svg:x1="8.714cm" svg:y1="3.939cm" svg:x2="8.814cm" svg:y2="3.939cm">
          <text:p/>
        </draw:line>
        <draw:polygon draw:style-name="gr8" draw:text-style-name="P7" draw:layer="layout" svg:width="0.51cm" svg:height="0.635cm" svg:x="9.779cm" svg:y="3.049cm" svg:viewBox="0 0 511 636" draw:points="511,0 511,380 256,636 0,380 0,0">
          <text:p/>
        </draw:polygon>
        <draw:frame draw:style-name="gr12" draw:text-style-name="P9" draw:layer="layout" svg:width="0.474cm" svg:height="0.531cm" draw:transform="rotate (-1.5707963267949) translate (8.805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10.034cm" svg:y1="4.194cm" svg:x2="10.034cm" svg:y2="3.684cm">
          <text:p/>
        </draw:line>
        <draw:path draw:style-name="gr10" draw:text-style-name="P8" draw:layer="layout" svg:width="0.2cm" svg:height="0.2cm" svg:x="10.189cm" svg:y="3.584cm" svg:viewBox="0 0 201 201" svg:d="M201 101c0 56-44 100-100 100s-101-44-101-100 45-101 101-101 100 45 100 101z">
          <text:p/>
        </draw:path>
        <draw:line draw:style-name="gr11" draw:text-style-name="P1" draw:layer="layout" svg:x1="10.34cm" svg:y1="3.686cm" svg:x2="10.314cm" svg:y2="3.659cm">
          <text:p/>
        </draw:line>
        <draw:line draw:style-name="gr11" draw:text-style-name="P1" draw:layer="layout" svg:x1="10.34cm" svg:y1="3.684cm" svg:x2="10.314cm" svg:y2="3.71cm">
          <text:p/>
        </draw:line>
        <draw:line draw:style-name="gr11" draw:text-style-name="P1" draw:layer="layout" svg:x1="10.339cm" svg:y1="3.684cm" svg:x2="10.239cm" svg:y2="3.684cm">
          <text:p/>
        </draw:line>
        <draw:path draw:style-name="gr10" draw:text-style-name="P8" draw:layer="layout" svg:width="0.2cm" svg:height="0.2cm" svg:x="10.189cm" svg:y="3.839cm" svg:viewBox="0 0 201 201" svg:d="M201 101c0 56-44 100-100 100s-101-44-101-100c0-55 45-101 101-101s100 46 100 101z">
          <text:p/>
        </draw:path>
        <draw:line draw:style-name="gr11" draw:text-style-name="P1" draw:layer="layout" svg:x1="10.239cm" svg:y1="3.94cm" svg:x2="10.265cm" svg:y2="3.914cm">
          <text:p/>
        </draw:line>
        <draw:line draw:style-name="gr11" draw:text-style-name="P1" draw:layer="layout" svg:x1="10.239cm" svg:y1="3.939cm" svg:x2="10.265cm" svg:y2="3.965cm">
          <text:p/>
        </draw:line>
        <draw:line draw:style-name="gr11" draw:text-style-name="P1" draw:layer="layout" svg:x1="10.239cm" svg:y1="3.939cm" svg:x2="10.339cm" svg:y2="3.939cm">
          <text:p/>
        </draw:line>
        <draw:polygon draw:style-name="gr13" draw:text-style-name="P10" draw:layer="layout" svg:width="0.51cm" svg:height="0.635cm" svg:x="4.954cm" svg:y="3.049cm" svg:viewBox="0 0 511 636" draw:points="511,0 511,380 255,636 0,380 0,0">
          <text:p/>
        </draw:polygon>
        <draw:frame draw:style-name="gr12" draw:text-style-name="P9" draw:layer="layout" svg:width="0.474cm" svg:height="0.531cm" draw:transform="rotate (-1.5707963267949) translate (10.33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5.209cm" svg:y1="4.194cm" svg:x2="5.209cm" svg:y2="3.684cm">
          <text:p/>
        </draw:line>
        <draw:path draw:style-name="gr10" draw:text-style-name="P8" draw:layer="layout" svg:width="0.2cm" svg:height="0.2cm" svg:x="5.364cm" svg:y="3.584cm" svg:viewBox="0 0 201 201" svg:d="M201 101c0 56-44 100-101 100-55 0-100-44-100-100s45-101 100-101c57 0 101 45 101 101z">
          <text:p/>
        </draw:path>
        <draw:line draw:style-name="gr11" draw:text-style-name="P1" draw:layer="layout" svg:x1="5.515cm" svg:y1="3.686cm" svg:x2="5.489cm" svg:y2="3.659cm">
          <text:p/>
        </draw:line>
        <draw:line draw:style-name="gr11" draw:text-style-name="P1" draw:layer="layout" svg:x1="5.515cm" svg:y1="3.684cm" svg:x2="5.489cm" svg:y2="3.71cm">
          <text:p/>
        </draw:line>
        <draw:line draw:style-name="gr11" draw:text-style-name="P1" draw:layer="layout" svg:x1="5.514cm" svg:y1="3.684cm" svg:x2="5.414cm" svg:y2="3.684cm">
          <text:p/>
        </draw:line>
        <draw:path draw:style-name="gr10" draw:text-style-name="P8" draw:layer="layout" svg:width="0.2cm" svg:height="0.2cm" svg:x="5.364cm" svg:y="3.839cm" svg:viewBox="0 0 201 201" svg:d="M201 101c0 56-44 100-101 100-55 0-100-44-100-100 0-55 45-101 100-101 57 0 101 46 101 101z">
          <text:p/>
        </draw:path>
        <draw:line draw:style-name="gr11" draw:text-style-name="P1" draw:layer="layout" svg:x1="5.414cm" svg:y1="3.94cm" svg:x2="5.44cm" svg:y2="3.914cm">
          <text:p/>
        </draw:line>
        <draw:line draw:style-name="gr11" draw:text-style-name="P1" draw:layer="layout" svg:x1="5.414cm" svg:y1="3.939cm" svg:x2="5.44cm" svg:y2="3.965cm">
          <text:p/>
        </draw:line>
        <draw:line draw:style-name="gr11" draw:text-style-name="P1" draw:layer="layout" svg:x1="5.414cm" svg:y1="3.939cm" svg:x2="5.514cm" svg:y2="3.939cm">
          <text:p/>
        </draw:line>
        <draw:polygon draw:style-name="gr8" draw:text-style-name="P7" draw:layer="layout" svg:width="0.51cm" svg:height="0.635cm" svg:x="3.684cm" svg:y="3.049cm" svg:viewBox="0 0 511 636" draw:points="511,0 511,380 256,636 0,380 0,0">
          <text:p/>
        </draw:polygon>
        <draw:frame draw:style-name="gr12" draw:text-style-name="P9" draw:layer="layout" svg:width="0.474cm" svg:height="0.531cm" draw:transform="rotate (-1.5707963267949) translate (5.505cm 3.195cm)">
          <draw:text-box>
            <text:p text:style-name="P3"><text:span text:style-name="T4">1</text:span></text:p>
          </draw:text-box>
        </draw:frame>
        <draw:line draw:style-name="gr9" draw:text-style-name="P1" draw:layer="layout" svg:x1="3.939cm" svg:y1="4.194cm" svg:x2="3.939cm" svg:y2="3.684cm">
          <text:p/>
        </draw:line>
        <draw:path draw:style-name="gr10" draw:text-style-name="P8" draw:layer="layout" svg:width="0.2cm" svg:height="0.2cm" svg:x="4.094cm" svg:y="3.584cm" svg:viewBox="0 0 201 201" svg:d="M201 101c0 56-45 100-101 100-55 0-100-44-100-100s45-101 100-101c56 0 101 45 101 101z">
          <text:p/>
        </draw:path>
        <draw:line draw:style-name="gr11" draw:text-style-name="P1" draw:layer="layout" svg:x1="4.245cm" svg:y1="3.686cm" svg:x2="4.219cm" svg:y2="3.659cm">
          <text:p/>
        </draw:line>
        <draw:line draw:style-name="gr11" draw:text-style-name="P1" draw:layer="layout" svg:x1="4.245cm" svg:y1="3.684cm" svg:x2="4.219cm" svg:y2="3.71cm">
          <text:p/>
        </draw:line>
        <draw:line draw:style-name="gr11" draw:text-style-name="P1" draw:layer="layout" svg:x1="4.244cm" svg:y1="3.684cm" svg:x2="4.144cm" svg:y2="3.684cm">
          <text:p/>
        </draw:line>
        <draw:path draw:style-name="gr10" draw:text-style-name="P8" draw:layer="layout" svg:width="0.2cm" svg:height="0.2cm" svg:x="4.094cm" svg:y="3.839cm" svg:viewBox="0 0 201 201" svg:d="M201 101c0 56-45 100-101 100-55 0-100-44-100-100 0-55 45-101 100-101 56 0 101 46 101 101z">
          <text:p/>
        </draw:path>
        <draw:line draw:style-name="gr11" draw:text-style-name="P1" draw:layer="layout" svg:x1="4.144cm" svg:y1="3.94cm" svg:x2="4.17cm" svg:y2="3.914cm">
          <text:p/>
        </draw:line>
        <draw:line draw:style-name="gr11" draw:text-style-name="P1" draw:layer="layout" svg:x1="4.144cm" svg:y1="3.939cm" svg:x2="4.17cm" svg:y2="3.965cm">
          <text:p/>
        </draw:line>
        <draw:line draw:style-name="gr11" draw:text-style-name="P1" draw:layer="layout" svg:x1="4.144cm" svg:y1="3.939cm" svg:x2="4.244cm" svg:y2="3.939cm">
          <text:p/>
        </draw:line>
        <draw:polygon draw:style-name="gr8" draw:text-style-name="P7" draw:layer="layout" svg:width="0.51cm" svg:height="0.635cm" svg:x="11.049cm" svg:y="3.049cm" svg:viewBox="0 0 511 636" draw:points="511,0 511,380 255,636 0,380 0,0">
          <text:p/>
        </draw:polygon>
        <draw:frame draw:style-name="gr12" draw:text-style-name="P9" draw:layer="layout" svg:width="0.474cm" svg:height="0.531cm" draw:transform="rotate (-1.5707963267949) translate (4.235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11.304cm" svg:y1="4.194cm" svg:x2="11.304cm" svg:y2="3.684cm">
          <text:p/>
        </draw:line>
        <draw:path draw:style-name="gr10" draw:text-style-name="P8" draw:layer="layout" svg:width="0.2cm" svg:height="0.2cm" svg:x="11.459cm" svg:y="3.584cm" svg:viewBox="0 0 201 201" svg:d="M201 101c0 56-45 100-101 100-55 0-100-44-100-100s45-101 100-101c56 0 101 45 101 101z">
          <text:p/>
        </draw:path>
        <draw:line draw:style-name="gr11" draw:text-style-name="P1" draw:layer="layout" svg:x1="11.61cm" svg:y1="3.686cm" svg:x2="11.584cm" svg:y2="3.659cm">
          <text:p/>
        </draw:line>
        <draw:line draw:style-name="gr11" draw:text-style-name="P1" draw:layer="layout" svg:x1="11.61cm" svg:y1="3.684cm" svg:x2="11.584cm" svg:y2="3.71cm">
          <text:p/>
        </draw:line>
        <draw:line draw:style-name="gr11" draw:text-style-name="P1" draw:layer="layout" svg:x1="11.609cm" svg:y1="3.684cm" svg:x2="11.509cm" svg:y2="3.684cm">
          <text:p/>
        </draw:line>
        <draw:path draw:style-name="gr10" draw:text-style-name="P8" draw:layer="layout" svg:width="0.2cm" svg:height="0.2cm" svg:x="11.459cm" svg:y="3.839cm" svg:viewBox="0 0 201 201" svg:d="M201 101c0 56-45 100-101 100-55 0-100-44-100-100 0-55 45-101 100-101 56 0 101 46 101 101z">
          <text:p/>
        </draw:path>
        <draw:line draw:style-name="gr11" draw:text-style-name="P1" draw:layer="layout" svg:x1="11.509cm" svg:y1="3.94cm" svg:x2="11.535cm" svg:y2="3.914cm">
          <text:p/>
        </draw:line>
        <draw:line draw:style-name="gr11" draw:text-style-name="P1" draw:layer="layout" svg:x1="11.509cm" svg:y1="3.939cm" svg:x2="11.535cm" svg:y2="3.965cm">
          <text:p/>
        </draw:line>
        <draw:line draw:style-name="gr11" draw:text-style-name="P1" draw:layer="layout" svg:x1="11.509cm" svg:y1="3.939cm" svg:x2="11.609cm" svg:y2="3.939cm">
          <text:p/>
        </draw:line>
        <draw:polygon draw:style-name="gr8" draw:text-style-name="P7" draw:layer="layout" svg:width="0.51cm" svg:height="0.635cm" svg:x="12.574cm" svg:y="3.049cm" svg:viewBox="0 0 511 636" draw:points="511,0 511,380 255,636 0,380 0,0">
          <text:p/>
        </draw:polygon>
        <draw:frame draw:style-name="gr12" draw:text-style-name="P9" draw:layer="layout" svg:width="0.474cm" svg:height="0.531cm" draw:transform="rotate (-1.5707963267949) translate (11.6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12.829cm" svg:y1="4.194cm" svg:x2="12.829cm" svg:y2="3.684cm">
          <text:p/>
        </draw:line>
        <draw:path draw:style-name="gr10" draw:text-style-name="P8" draw:layer="layout" svg:width="0.2cm" svg:height="0.2cm" svg:x="12.984cm" svg:y="3.584cm" svg:viewBox="0 0 201 201" svg:d="M201 101c0 56-44 100-100 100s-101-44-101-100 45-101 101-101 100 45 100 101z">
          <text:p/>
        </draw:path>
        <draw:line draw:style-name="gr11" draw:text-style-name="P1" draw:layer="layout" svg:x1="13.135cm" svg:y1="3.686cm" svg:x2="13.109cm" svg:y2="3.659cm">
          <text:p/>
        </draw:line>
        <draw:line draw:style-name="gr11" draw:text-style-name="P1" draw:layer="layout" svg:x1="13.135cm" svg:y1="3.684cm" svg:x2="13.109cm" svg:y2="3.71cm">
          <text:p/>
        </draw:line>
        <draw:line draw:style-name="gr11" draw:text-style-name="P1" draw:layer="layout" svg:x1="13.134cm" svg:y1="3.684cm" svg:x2="13.034cm" svg:y2="3.684cm">
          <text:p/>
        </draw:line>
        <draw:path draw:style-name="gr10" draw:text-style-name="P8" draw:layer="layout" svg:width="0.2cm" svg:height="0.2cm" svg:x="12.984cm" svg:y="3.839cm" svg:viewBox="0 0 201 201" svg:d="M201 101c0 56-44 100-100 100s-101-44-101-100c0-55 45-101 101-101s100 46 100 101z">
          <text:p/>
        </draw:path>
        <draw:line draw:style-name="gr11" draw:text-style-name="P1" draw:layer="layout" svg:x1="13.034cm" svg:y1="3.94cm" svg:x2="13.06cm" svg:y2="3.914cm">
          <text:p/>
        </draw:line>
        <draw:line draw:style-name="gr11" draw:text-style-name="P1" draw:layer="layout" svg:x1="13.034cm" svg:y1="3.939cm" svg:x2="13.06cm" svg:y2="3.965cm">
          <text:p/>
        </draw:line>
        <draw:line draw:style-name="gr11" draw:text-style-name="P1" draw:layer="layout" svg:x1="13.034cm" svg:y1="3.939cm" svg:x2="13.134cm" svg:y2="3.939cm">
          <text:p/>
        </draw:line>
        <draw:polygon draw:style-name="gr8" draw:text-style-name="P7" draw:layer="layout" svg:width="0.51cm" svg:height="0.635cm" svg:x="13.844cm" svg:y="3.049cm" svg:viewBox="0 0 511 636" draw:points="511,0 511,380 256,636 0,380 0,0">
          <text:p/>
        </draw:polygon>
        <draw:frame draw:style-name="gr12" draw:text-style-name="P9" draw:layer="layout" svg:width="0.474cm" svg:height="0.531cm" draw:transform="rotate (-1.5707963267949) translate (13.125cm 3.195cm)">
          <draw:text-box>
            <text:p text:style-name="P3"><text:span text:style-name="T4">0</text:span></text:p>
          </draw:text-box>
        </draw:frame>
        <draw:line draw:style-name="gr9" draw:text-style-name="P1" draw:layer="layout" svg:x1="14.099cm" svg:y1="4.194cm" svg:x2="14.099cm" svg:y2="3.684cm">
          <text:p/>
        </draw:line>
        <draw:path draw:style-name="gr10" draw:text-style-name="P8" draw:layer="layout" svg:width="0.2cm" svg:height="0.2cm" svg:x="14.254cm" svg:y="3.584cm" svg:viewBox="0 0 201 201" svg:d="M201 101c0 56-45 100-101 100-55 0-100-44-100-100s45-101 100-101c56 0 101 45 101 101z">
          <text:p/>
        </draw:path>
        <draw:line draw:style-name="gr11" draw:text-style-name="P1" draw:layer="layout" svg:x1="14.405cm" svg:y1="3.686cm" svg:x2="14.379cm" svg:y2="3.659cm">
          <text:p/>
        </draw:line>
        <draw:line draw:style-name="gr11" draw:text-style-name="P1" draw:layer="layout" svg:x1="14.405cm" svg:y1="3.684cm" svg:x2="14.379cm" svg:y2="3.71cm">
          <text:p/>
        </draw:line>
        <draw:line draw:style-name="gr11" draw:text-style-name="P1" draw:layer="layout" svg:x1="14.404cm" svg:y1="3.684cm" svg:x2="14.304cm" svg:y2="3.684cm">
          <text:p/>
        </draw:line>
        <draw:path draw:style-name="gr10" draw:text-style-name="P8" draw:layer="layout" svg:width="0.2cm" svg:height="0.2cm" svg:x="14.254cm" svg:y="3.839cm" svg:viewBox="0 0 201 201" svg:d="M201 101c0 56-45 100-101 100-55 0-100-44-100-100 0-55 45-101 100-101 56 0 101 46 101 101z">
          <text:p/>
        </draw:path>
        <draw:line draw:style-name="gr11" draw:text-style-name="P1" draw:layer="layout" svg:x1="14.304cm" svg:y1="3.94cm" svg:x2="14.33cm" svg:y2="3.914cm">
          <text:p/>
        </draw:line>
        <draw:line draw:style-name="gr11" draw:text-style-name="P1" draw:layer="layout" svg:x1="14.304cm" svg:y1="3.939cm" svg:x2="14.33cm" svg:y2="3.965cm">
          <text:p/>
        </draw:line>
        <draw:line draw:style-name="gr11" draw:text-style-name="P1" draw:layer="layout" svg:x1="14.304cm" svg:y1="3.939cm" svg:x2="14.404cm" svg:y2="3.939cm">
          <text:p/>
        </draw:line>
        <draw:path draw:style-name="gr14" draw:text-style-name="P11" draw:layer="layout" svg:width="0.1cm" svg:height="0.1cm" svg:x="3.889cm" svg:y="32.844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5.159cm" svg:y="32.844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6.684cm" svg:y="32.844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8.459cm" svg:y="32.844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9.984cm" svg:y="32.844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11.254cm" svg:y="32.844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12.779cm" svg:y="32.844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14.049cm" svg:y="32.844cm" svg:viewBox="0 0 101 101" svg:d="M101 50c0 29-22 51-51 51-27 0-50-22-50-51 0-27 23-50 50-50 29 0 51 23 51 50z">
          <text:p/>
        </draw:path>
        <draw:path draw:style-name="gr15" draw:text-style-name="P12" draw:layer="layout" svg:width="1.525cm" svg:height="1.02cm" svg:x="18.164cm" svg:y="5.969cm" svg:viewBox="0 0 1526 1021" svg:d="M1526 510c-155-305-485-510-866-510h-660c150 0 255 230 255 510 0 281-105 511-255 511h660c381 0 711-205 866-511z">
          <text:p/>
        </draw:path>
        <draw:line draw:style-name="gr9" draw:text-style-name="P1" draw:layer="layout" svg:x1="18.164cm" svg:y1="6.224cm" svg:x2="18.394cm" svg:y2="6.224cm">
          <text:p/>
        </draw:line>
        <draw:line draw:style-name="gr9" draw:text-style-name="P1" draw:layer="layout" svg:x1="18.164cm" svg:y1="6.734cm" svg:x2="18.394cm" svg:y2="6.734cm">
          <text:p/>
        </draw:line>
        <draw:line draw:style-name="gr9" draw:text-style-name="P1" draw:layer="layout" svg:x1="17.654cm" svg:y1="5.969cm" svg:x2="18.164cm" svg:y2="5.969cm">
          <text:p/>
        </draw:line>
        <draw:line draw:style-name="gr9" draw:text-style-name="P1" draw:layer="layout" svg:x1="17.654cm" svg:y1="6.224cm" svg:x2="18.164cm" svg:y2="6.224cm">
          <text:p/>
        </draw:line>
        <draw:line draw:style-name="gr9" draw:text-style-name="P1" draw:layer="layout" svg:x1="17.654cm" svg:y1="6.734cm" svg:x2="18.164cm" svg:y2="6.734cm">
          <text:p/>
        </draw:line>
        <draw:line draw:style-name="gr9" draw:text-style-name="P1" draw:layer="layout" svg:x1="20.194cm" svg:y1="6.479cm" svg:x2="19.689cm" svg:y2="6.479cm">
          <text:p/>
        </draw:line>
        <draw:line draw:style-name="gr9" draw:text-style-name="P1" draw:layer="layout" svg:x1="17.654cm" svg:y1="6.989cm" svg:x2="18.164cm" svg:y2="6.989cm">
          <text:p/>
        </draw:line>
        <draw:frame draw:style-name="gr12" draw:text-style-name="P9" draw:layer="layout" svg:width="0.474cm" svg:height="0.531cm" draw:transform="rotate (-1.5707963267949) translate (14.395cm 3.195cm)">
          <draw:text-box>
            <text:p text:style-name="P3"><text:span text:style-name="T4">0</text:span></text:p>
          </draw:text-box>
        </draw:frame>
        <draw:frame draw:style-name="gr16" draw:text-style-name="P13" draw:layer="layout" svg:width="0.435cm" svg:height="0.378cm" svg:x="18.15cm" svg:y="5.582cm">
          <draw:text-box>
            <text:p text:style-name="P3"><text:span text:style-name="T5">U1</text:span></text:p>
          </draw:text-box>
        </draw:frame>
        <draw:path draw:style-name="gr15" draw:text-style-name="P12" draw:layer="layout" svg:width="1.525cm" svg:height="1.02cm" svg:x="18.164cm" svg:y="9.779cm" svg:viewBox="0 0 1526 1021" svg:d="M1526 510c-155-305-485-510-866-510h-660c150 0 255 230 255 510s-105 511-255 511h660c381 0 711-206 866-511z">
          <text:p/>
        </draw:path>
        <draw:line draw:style-name="gr9" draw:text-style-name="P1" draw:layer="layout" svg:x1="18.164cm" svg:y1="10.034cm" svg:x2="18.394cm" svg:y2="10.034cm">
          <text:p/>
        </draw:line>
        <draw:line draw:style-name="gr9" draw:text-style-name="P1" draw:layer="layout" svg:x1="18.164cm" svg:y1="10.544cm" svg:x2="18.394cm" svg:y2="10.544cm">
          <text:p/>
        </draw:line>
        <draw:line draw:style-name="gr9" draw:text-style-name="P1" draw:layer="layout" svg:x1="17.654cm" svg:y1="9.779cm" svg:x2="18.164cm" svg:y2="9.779cm">
          <text:p/>
        </draw:line>
        <draw:line draw:style-name="gr9" draw:text-style-name="P1" draw:layer="layout" svg:x1="17.654cm" svg:y1="10.034cm" svg:x2="18.164cm" svg:y2="10.034cm">
          <text:p/>
        </draw:line>
        <draw:line draw:style-name="gr9" draw:text-style-name="P1" draw:layer="layout" svg:x1="17.654cm" svg:y1="10.544cm" svg:x2="18.164cm" svg:y2="10.544cm">
          <text:p/>
        </draw:line>
        <draw:line draw:style-name="gr9" draw:text-style-name="P1" draw:layer="layout" svg:x1="20.194cm" svg:y1="10.289cm" svg:x2="19.689cm" svg:y2="10.289cm">
          <text:p/>
        </draw:line>
        <draw:line draw:style-name="gr9" draw:text-style-name="P1" draw:layer="layout" svg:x1="17.654cm" svg:y1="10.799cm" svg:x2="18.164cm" svg:y2="10.799cm">
          <text:p/>
        </draw:line>
        <draw:frame draw:style-name="gr3" draw:text-style-name="P4" draw:layer="layout" svg:width="0.621cm" svg:height="0.268cm" svg:x="18.149cm" svg:y="6.987cm">
          <draw:text-box>
            <text:p text:style-name="P3"><text:span text:style-name="T6">OR_4</text:span></text:p>
          </draw:text-box>
        </draw:frame>
        <draw:frame draw:style-name="gr16" draw:text-style-name="P13" draw:layer="layout" svg:width="0.435cm" svg:height="0.378cm" svg:x="18.15cm" svg:y="9.392cm">
          <draw:text-box>
            <text:p text:style-name="P3"><text:span text:style-name="T5">U2</text:span></text:p>
          </draw:text-box>
        </draw:frame>
        <draw:path draw:style-name="gr15" draw:text-style-name="P12" draw:layer="layout" svg:width="1.525cm" svg:height="1.015cm" svg:x="18.164cm" svg:y="13.339cm" svg:viewBox="0 0 1526 1016" svg:d="M1526 506c-155-306-485-506-866-506h-660c150 0 255 225 255 506 0 280-105 510-255 510h660c381 0 711-205 866-510z">
          <text:p/>
        </draw:path>
        <draw:line draw:style-name="gr9" draw:text-style-name="P1" draw:layer="layout" svg:x1="18.164cm" svg:y1="13.589cm" svg:x2="18.394cm" svg:y2="13.589cm">
          <text:p/>
        </draw:line>
        <draw:line draw:style-name="gr9" draw:text-style-name="P1" draw:layer="layout" svg:x1="18.164cm" svg:y1="14.099cm" svg:x2="18.394cm" svg:y2="14.099cm">
          <text:p/>
        </draw:line>
        <draw:line draw:style-name="gr9" draw:text-style-name="P1" draw:layer="layout" svg:x1="17.654cm" svg:y1="13.339cm" svg:x2="18.164cm" svg:y2="13.339cm">
          <text:p/>
        </draw:line>
        <draw:line draw:style-name="gr9" draw:text-style-name="P1" draw:layer="layout" svg:x1="17.654cm" svg:y1="13.589cm" svg:x2="18.164cm" svg:y2="13.589cm">
          <text:p/>
        </draw:line>
        <draw:line draw:style-name="gr9" draw:text-style-name="P1" draw:layer="layout" svg:x1="17.654cm" svg:y1="14.099cm" svg:x2="18.164cm" svg:y2="14.099cm">
          <text:p/>
        </draw:line>
        <draw:line draw:style-name="gr9" draw:text-style-name="P1" draw:layer="layout" svg:x1="20.194cm" svg:y1="13.844cm" svg:x2="19.689cm" svg:y2="13.844cm">
          <text:p/>
        </draw:line>
        <draw:line draw:style-name="gr9" draw:text-style-name="P1" draw:layer="layout" svg:x1="17.654cm" svg:y1="14.354cm" svg:x2="18.164cm" svg:y2="14.354cm">
          <text:p/>
        </draw:line>
        <draw:frame draw:style-name="gr3" draw:text-style-name="P4" draw:layer="layout" svg:width="0.621cm" svg:height="0.268cm" svg:x="18.149cm" svg:y="10.797cm">
          <draw:text-box>
            <text:p text:style-name="P3"><text:span text:style-name="T6">OR_4</text:span></text:p>
          </draw:text-box>
        </draw:frame>
        <draw:frame draw:style-name="gr16" draw:text-style-name="P13" draw:layer="layout" svg:width="0.435cm" svg:height="0.378cm" svg:x="18.15cm" svg:y="12.952cm">
          <draw:text-box>
            <text:p text:style-name="P3"><text:span text:style-name="T5">U3</text:span></text:p>
          </draw:text-box>
        </draw:frame>
        <draw:path draw:style-name="gr14" draw:text-style-name="P11" draw:layer="layout" svg:width="0.1cm" svg:height="0.1cm" svg:x="5.159cm" svg:y="6.174cm" svg:viewBox="0 0 101 101" svg:d="M101 51c0 28-22 50-50 50s-51-22-51-50c0-27 23-51 51-51s50 24 50 51z">
          <text:p/>
        </draw:path>
        <draw:path draw:style-name="gr14" draw:text-style-name="P11" draw:layer="layout" svg:width="0.1cm" svg:height="0.1cm" svg:x="8.459cm" svg:y="5.919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11.254cm" svg:y="6.939cm" svg:viewBox="0 0 101 101" svg:d="M101 51c0 28-23 50-51 50-27 0-50-22-50-50s23-51 50-51c28 0 51 23 51 51z">
          <text:p/>
        </draw:path>
        <draw:path draw:style-name="gr14" draw:text-style-name="P11" draw:layer="layout" svg:width="0.1cm" svg:height="0.1cm" svg:x="14.049cm" svg:y="6.684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14.049cm" svg:y="10.749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14.049cm" svg:y="14.304cm" svg:viewBox="0 0 101 101" svg:d="M101 51c0 28-22 50-51 50-27 0-50-22-50-50 0-27 23-51 50-51 29 0 51 24 51 51z">
          <text:p/>
        </draw:path>
        <draw:path draw:style-name="gr14" draw:text-style-name="P11" draw:layer="layout" svg:width="0.1cm" svg:height="0.1cm" svg:x="8.459cm" svg:y="10.494cm" svg:viewBox="0 0 101 101" svg:d="M101 51c0 28-22 50-50 50-27 0-51-22-51-50s24-51 51-51c28 0 50 23 50 51z">
          <text:p/>
        </draw:path>
        <draw:path draw:style-name="gr14" draw:text-style-name="P11" draw:layer="layout" svg:width="0.1cm" svg:height="0.1cm" svg:x="6.684cm" svg:y="9.729cm" svg:viewBox="0 0 101 101" svg:d="M101 51c0 28-23 50-51 50-27 0-50-22-50-50 0-27 23-51 50-51 28 0 51 24 51 51z">
          <text:p/>
        </draw:path>
        <draw:path draw:style-name="gr14" draw:text-style-name="P11" draw:layer="layout" svg:width="0.1cm" svg:height="0.1cm" svg:x="12.779cm" svg:y="9.984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12.779cm" svg:y="14.049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11.254cm" svg:y="13.539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9.984cm" svg:y="13.289cm" svg:viewBox="0 0 101 101" svg:d="M101 51c0 28-22 50-51 50-27 0-50-22-50-50s23-51 50-51c29 0 51 23 51 51z">
          <text:p/>
        </draw:path>
        <draw:polygon draw:style-name="gr15" draw:text-style-name="P12" draw:layer="layout" svg:width="0.51cm" svg:height="0.51cm" svg:x="21.464cm" svg:y="6.224cm" svg:viewBox="0 0 511 511" draw:points="0,0 511,0 511,256 511,511 0,511">
          <text:p/>
        </draw:polygon>
        <draw:frame draw:style-name="gr3" draw:text-style-name="P4" draw:layer="layout" svg:width="0.621cm" svg:height="0.268cm" svg:x="18.149cm" svg:y="14.352cm">
          <draw:text-box>
            <text:p text:style-name="P3"><text:span text:style-name="T6">OR_4</text:span></text:p>
          </draw:text-box>
        </draw:frame>
        <draw:line draw:style-name="gr9" draw:text-style-name="P1" draw:layer="layout" svg:x1="20.959cm" svg:y1="6.479cm" svg:x2="21.464cm" svg:y2="6.479cm">
          <text:p/>
        </draw:line>
        <draw:polygon draw:style-name="gr15" draw:text-style-name="P12" draw:layer="layout" svg:width="0.51cm" svg:height="0.51cm" svg:x="21.719cm" svg:y="10.034cm" svg:viewBox="0 0 511 511" draw:points="0,0 511,0 511,255 511,511 0,511">
          <text:p/>
        </draw:polygon>
        <draw:frame draw:style-name="gr12" draw:text-style-name="P9" draw:layer="layout" svg:width="0.474cm" svg:height="0.531cm" svg:x="21.6cm" svg:y="6.185cm">
          <draw:text-box>
            <text:p text:style-name="P3"><text:span text:style-name="T7">?</text:span></text:p>
          </draw:text-box>
        </draw:frame>
        <draw:line draw:style-name="gr9" draw:text-style-name="P1" draw:layer="layout" svg:x1="21.209cm" svg:y1="10.289cm" svg:x2="21.719cm" svg:y2="10.289cm">
          <text:p/>
        </draw:line>
        <draw:polygon draw:style-name="gr15" draw:text-style-name="P12" draw:layer="layout" svg:width="0.51cm" svg:height="0.51cm" svg:x="21.719cm" svg:y="13.589cm" svg:viewBox="0 0 511 511" draw:points="0,0 511,0 511,255 511,511 0,511">
          <text:p/>
        </draw:polygon>
        <draw:frame draw:style-name="gr12" draw:text-style-name="P9" draw:layer="layout" svg:width="0.474cm" svg:height="0.531cm" svg:x="21.855cm" svg:y="9.995cm">
          <draw:text-box>
            <text:p text:style-name="P3"><text:span text:style-name="T7">?</text:span></text:p>
          </draw:text-box>
        </draw:frame>
        <draw:line draw:style-name="gr9" draw:text-style-name="P1" draw:layer="layout" svg:x1="21.209cm" svg:y1="13.844cm" svg:x2="21.719cm" svg:y2="13.844cm">
          <text:p/>
        </draw:line>
        <draw:polygon draw:style-name="gr8" draw:text-style-name="P7" draw:layer="layout" svg:width="0.505cm" svg:height="0.635cm" svg:x="32.134cm" svg:y="2.034cm" svg:viewBox="0 0 506 636" draw:points="506,0 506,381 255,636 0,381 0,0">
          <text:p/>
        </draw:polygon>
        <draw:frame draw:style-name="gr12" draw:text-style-name="P9" draw:layer="layout" svg:width="0.474cm" svg:height="0.531cm" svg:x="21.855cm" svg:y="13.55cm">
          <draw:text-box>
            <text:p text:style-name="P3"><text:span text:style-name="T7">?</text:span></text:p>
          </draw:text-box>
        </draw:frame>
        <draw:line draw:style-name="gr9" draw:text-style-name="P1" draw:layer="layout" svg:x1="32.389cm" svg:y1="3.179cm" svg:x2="32.389cm" svg:y2="2.669cm">
          <text:p/>
        </draw:line>
        <draw:path draw:style-name="gr10" draw:text-style-name="P8" draw:layer="layout" svg:width="0.2cm" svg:height="0.2cm" svg:x="32.539cm" svg:y="2.569cm" svg:viewBox="0 0 201 201" svg:d="M201 100c0 57-45 101-101 101-55 0-100-44-100-101 0-55 45-100 100-100 56 0 101 45 101 100z">
          <text:p/>
        </draw:path>
        <draw:line draw:style-name="gr11" draw:text-style-name="P1" draw:layer="layout" svg:x1="32.695cm" svg:y1="2.67cm" svg:x2="32.664cm" svg:y2="2.644cm">
          <text:p/>
        </draw:line>
        <draw:line draw:style-name="gr11" draw:text-style-name="P1" draw:layer="layout" svg:x1="32.695cm" svg:y1="2.669cm" svg:x2="32.664cm" svg:y2="2.695cm">
          <text:p/>
        </draw:line>
        <draw:line draw:style-name="gr11" draw:text-style-name="P1" draw:layer="layout" svg:x1="32.694cm" svg:y1="2.669cm" svg:x2="32.589cm" svg:y2="2.669cm">
          <text:p/>
        </draw:line>
        <draw:path draw:style-name="gr10" draw:text-style-name="P8" draw:layer="layout" svg:width="0.2cm" svg:height="0.2cm" svg:x="32.539cm" svg:y="2.824cm" svg:viewBox="0 0 201 201" svg:d="M201 101c0 56-45 100-101 100-55 0-100-44-100-100s45-101 100-101c56 0 101 45 101 101z">
          <text:p/>
        </draw:path>
        <draw:line draw:style-name="gr11" draw:text-style-name="P1" draw:layer="layout" svg:x1="32.589cm" svg:y1="2.925cm" svg:x2="32.615cm" svg:y2="2.899cm">
          <text:p/>
        </draw:line>
        <draw:line draw:style-name="gr11" draw:text-style-name="P1" draw:layer="layout" svg:x1="32.589cm" svg:y1="2.924cm" svg:x2="32.615cm" svg:y2="2.95cm">
          <text:p/>
        </draw:line>
        <draw:line draw:style-name="gr11" draw:text-style-name="P1" draw:layer="layout" svg:x1="32.589cm" svg:y1="2.924cm" svg:x2="32.694cm" svg:y2="2.924cm">
          <text:p/>
        </draw:line>
        <draw:polygon draw:style-name="gr13" draw:text-style-name="P10" draw:layer="layout" svg:width="0.505cm" svg:height="0.635cm" svg:x="33.404cm" svg:y="2.034cm" svg:viewBox="0 0 506 636" draw:points="506,0 506,381 256,636 0,381 0,0">
          <text:p/>
        </draw:polygon>
        <draw:frame draw:style-name="gr12" draw:text-style-name="P9" draw:layer="layout" svg:width="0.474cm" svg:height="0.531cm" draw:transform="rotate (-1.5707963267949) translate (32.685cm 2.18cm)">
          <draw:text-box>
            <text:p text:style-name="P3"><text:span text:style-name="T4">0</text:span></text:p>
          </draw:text-box>
        </draw:frame>
        <draw:line draw:style-name="gr9" draw:text-style-name="P1" draw:layer="layout" svg:x1="33.659cm" svg:y1="3.179cm" svg:x2="33.659cm" svg:y2="2.669cm">
          <text:p/>
        </draw:line>
        <draw:path draw:style-name="gr10" draw:text-style-name="P8" draw:layer="layout" svg:width="0.2cm" svg:height="0.2cm" svg:x="33.809cm" svg:y="2.569cm" svg:viewBox="0 0 201 201" svg:d="M201 100c0 57-44 101-101 101-55 0-100-44-100-101 0-55 45-100 100-100 57 0 101 45 101 100z">
          <text:p/>
        </draw:path>
        <draw:line draw:style-name="gr11" draw:text-style-name="P1" draw:layer="layout" svg:x1="33.965cm" svg:y1="2.67cm" svg:x2="33.934cm" svg:y2="2.644cm">
          <text:p/>
        </draw:line>
        <draw:line draw:style-name="gr11" draw:text-style-name="P1" draw:layer="layout" svg:x1="33.965cm" svg:y1="2.669cm" svg:x2="33.934cm" svg:y2="2.695cm">
          <text:p/>
        </draw:line>
        <draw:line draw:style-name="gr11" draw:text-style-name="P1" draw:layer="layout" svg:x1="33.964cm" svg:y1="2.669cm" svg:x2="33.859cm" svg:y2="2.669cm">
          <text:p/>
        </draw:line>
        <draw:path draw:style-name="gr10" draw:text-style-name="P8" draw:layer="layout" svg:width="0.2cm" svg:height="0.2cm" svg:x="33.809cm" svg:y="2.824cm" svg:viewBox="0 0 201 201" svg:d="M201 101c0 56-44 100-101 100-55 0-100-44-100-100s45-101 100-101c57 0 101 45 101 101z">
          <text:p/>
        </draw:path>
        <draw:line draw:style-name="gr11" draw:text-style-name="P1" draw:layer="layout" svg:x1="33.859cm" svg:y1="2.925cm" svg:x2="33.885cm" svg:y2="2.899cm">
          <text:p/>
        </draw:line>
        <draw:line draw:style-name="gr11" draw:text-style-name="P1" draw:layer="layout" svg:x1="33.859cm" svg:y1="2.924cm" svg:x2="33.885cm" svg:y2="2.95cm">
          <text:p/>
        </draw:line>
        <draw:line draw:style-name="gr11" draw:text-style-name="P1" draw:layer="layout" svg:x1="33.859cm" svg:y1="2.924cm" svg:x2="33.964cm" svg:y2="2.924cm">
          <text:p/>
        </draw:line>
        <draw:path draw:style-name="gr15" draw:text-style-name="P12" draw:layer="layout" svg:width="1.525cm" svg:height="1.015cm" svg:x="41.024cm" svg:y="7.749cm" svg:viewBox="0 0 1526 1016" svg:d="M1526 510c-155-305-485-510-866-510h-660c150 0 255 230 255 510 0 275-105 506-255 506h660c381 0 711-201 866-506z">
          <text:p/>
        </draw:path>
        <draw:line draw:style-name="gr9" draw:text-style-name="P1" draw:layer="layout" svg:x1="41.024cm" svg:y1="8.004cm" svg:x2="41.254cm" svg:y2="8.004cm">
          <text:p/>
        </draw:line>
        <draw:line draw:style-name="gr9" draw:text-style-name="P1" draw:layer="layout" svg:x1="41.024cm" svg:y1="8.509cm" svg:x2="41.254cm" svg:y2="8.509cm">
          <text:p/>
        </draw:line>
        <draw:line draw:style-name="gr9" draw:text-style-name="P1" draw:layer="layout" svg:x1="40.514cm" svg:y1="8.004cm" svg:x2="41.024cm" svg:y2="8.004cm">
          <text:p/>
        </draw:line>
        <draw:line draw:style-name="gr9" draw:text-style-name="P1" draw:layer="layout" svg:x1="40.514cm" svg:y1="8.509cm" svg:x2="41.024cm" svg:y2="8.509cm">
          <text:p/>
        </draw:line>
        <draw:line draw:style-name="gr9" draw:text-style-name="P1" draw:layer="layout" svg:x1="43.054cm" svg:y1="8.259cm" svg:x2="42.549cm" svg:y2="8.259cm">
          <text:p/>
        </draw:line>
        <draw:frame draw:style-name="gr12" draw:text-style-name="P9" draw:layer="layout" svg:width="0.474cm" svg:height="0.531cm" draw:transform="rotate (-1.5707963267949) translate (33.955cm 2.18cm)">
          <draw:text-box>
            <text:p text:style-name="P3"><text:span text:style-name="T4">1</text:span></text:p>
          </draw:text-box>
        </draw:frame>
        <draw:frame draw:style-name="gr16" draw:text-style-name="P13" draw:layer="layout" svg:width="0.435cm" svg:height="0.378cm" svg:x="41.01cm" svg:y="7.362cm">
          <draw:text-box>
            <text:p text:style-name="P3"><text:span text:style-name="T5">U4</text:span></text:p>
          </draw:text-box>
        </draw:frame>
        <draw:path draw:style-name="gr15" draw:text-style-name="P12" draw:layer="layout" svg:width="1.525cm" svg:height="1.015cm" svg:x="41.024cm" svg:y="10.544cm" svg:viewBox="0 0 1526 1016" svg:d="M1526 506c-155-305-485-506-866-506h-660c150 0 255 231 255 506 0 280-105 510-255 510h660c381 0 711-205 866-510z">
          <text:p/>
        </draw:path>
        <draw:line draw:style-name="gr9" draw:text-style-name="P1" draw:layer="layout" svg:x1="41.024cm" svg:y1="10.799cm" svg:x2="41.254cm" svg:y2="10.799cm">
          <text:p/>
        </draw:line>
        <draw:line draw:style-name="gr9" draw:text-style-name="P1" draw:layer="layout" svg:x1="41.024cm" svg:y1="11.304cm" svg:x2="41.254cm" svg:y2="11.304cm">
          <text:p/>
        </draw:line>
        <draw:line draw:style-name="gr9" draw:text-style-name="P1" draw:layer="layout" svg:x1="40.514cm" svg:y1="10.799cm" svg:x2="41.024cm" svg:y2="10.799cm">
          <text:p/>
        </draw:line>
        <draw:line draw:style-name="gr9" draw:text-style-name="P1" draw:layer="layout" svg:x1="40.514cm" svg:y1="11.304cm" svg:x2="41.024cm" svg:y2="11.304cm">
          <text:p/>
        </draw:line>
        <draw:line draw:style-name="gr9" draw:text-style-name="P1" draw:layer="layout" svg:x1="43.054cm" svg:y1="11.049cm" svg:x2="42.549cm" svg:y2="11.049cm">
          <text:p/>
        </draw:line>
        <draw:frame draw:style-name="gr3" draw:text-style-name="P4" draw:layer="layout" svg:width="0.358cm" svg:height="0.268cm" svg:x="41.009cm" svg:y="8.762cm">
          <draw:text-box>
            <text:p text:style-name="P3"><text:span text:style-name="T6">OR</text:span></text:p>
          </draw:text-box>
        </draw:frame>
        <draw:frame draw:style-name="gr16" draw:text-style-name="P13" draw:layer="layout" svg:width="0.435cm" svg:height="0.378cm" svg:x="41.01cm" svg:y="10.157cm">
          <draw:text-box>
            <text:p text:style-name="P3"><text:span text:style-name="T5">U5</text:span></text:p>
          </draw:text-box>
        </draw:frame>
        <draw:polygon draw:style-name="gr8" draw:text-style-name="P7" draw:layer="layout" svg:width="0.51cm" svg:height="0.635cm" svg:x="30.609cm" svg:y="2.034cm" svg:viewBox="0 0 511 636" draw:points="511,0 511,381 256,636 0,381 0,0">
          <text:p/>
        </draw:polygon>
        <draw:frame draw:style-name="gr3" draw:text-style-name="P4" draw:layer="layout" svg:width="0.358cm" svg:height="0.268cm" svg:x="41.009cm" svg:y="11.557cm">
          <draw:text-box>
            <text:p text:style-name="P3"><text:span text:style-name="T6">OR</text:span></text:p>
          </draw:text-box>
        </draw:frame>
        <draw:line draw:style-name="gr9" draw:text-style-name="P1" draw:layer="layout" svg:x1="30.864cm" svg:y1="3.179cm" svg:x2="30.864cm" svg:y2="2.669cm">
          <text:p/>
        </draw:line>
        <draw:path draw:style-name="gr10" draw:text-style-name="P8" draw:layer="layout" svg:width="0.2cm" svg:height="0.2cm" svg:x="31.019cm" svg:y="2.569cm" svg:viewBox="0 0 201 201" svg:d="M201 100c0 57-44 101-101 101-55 0-100-44-100-101 0-55 45-100 100-100 57 0 101 45 101 100z">
          <text:p/>
        </draw:path>
        <draw:line draw:style-name="gr11" draw:text-style-name="P1" draw:layer="layout" svg:x1="31.17cm" svg:y1="2.67cm" svg:x2="31.144cm" svg:y2="2.644cm">
          <text:p/>
        </draw:line>
        <draw:line draw:style-name="gr11" draw:text-style-name="P1" draw:layer="layout" svg:x1="31.17cm" svg:y1="2.669cm" svg:x2="31.144cm" svg:y2="2.695cm">
          <text:p/>
        </draw:line>
        <draw:line draw:style-name="gr11" draw:text-style-name="P1" draw:layer="layout" svg:x1="31.169cm" svg:y1="2.669cm" svg:x2="31.064cm" svg:y2="2.669cm">
          <text:p/>
        </draw:line>
        <draw:path draw:style-name="gr10" draw:text-style-name="P8" draw:layer="layout" svg:width="0.2cm" svg:height="0.2cm" svg:x="31.019cm" svg:y="2.824cm" svg:viewBox="0 0 201 201" svg:d="M201 101c0 56-44 100-101 100-55 0-100-44-100-100s45-101 100-101c57 0 101 45 101 101z">
          <text:p/>
        </draw:path>
        <draw:line draw:style-name="gr11" draw:text-style-name="P1" draw:layer="layout" svg:x1="31.064cm" svg:y1="2.925cm" svg:x2="31.095cm" svg:y2="2.899cm">
          <text:p/>
        </draw:line>
        <draw:line draw:style-name="gr11" draw:text-style-name="P1" draw:layer="layout" svg:x1="31.064cm" svg:y1="2.924cm" svg:x2="31.095cm" svg:y2="2.95cm">
          <text:p/>
        </draw:line>
        <draw:line draw:style-name="gr11" draw:text-style-name="P1" draw:layer="layout" svg:x1="31.064cm" svg:y1="2.924cm" svg:x2="31.169cm" svg:y2="2.924cm">
          <text:p/>
        </draw:line>
        <draw:polygon draw:style-name="gr8" draw:text-style-name="P7" draw:layer="layout" svg:width="0.51cm" svg:height="0.635cm" svg:x="29.084cm" svg:y="2.034cm" svg:viewBox="0 0 511 636" draw:points="511,0 511,381 256,636 0,381 0,0">
          <text:p/>
        </draw:polygon>
        <draw:frame draw:style-name="gr12" draw:text-style-name="P9" draw:layer="layout" svg:width="0.474cm" svg:height="0.531cm" draw:transform="rotate (-1.5707963267949) translate (31.16cm 2.18cm)">
          <draw:text-box>
            <text:p text:style-name="P3"><text:span text:style-name="T4">0</text:span></text:p>
          </draw:text-box>
        </draw:frame>
        <draw:line draw:style-name="gr9" draw:text-style-name="P1" draw:layer="layout" svg:x1="29.339cm" svg:y1="3.179cm" svg:x2="29.339cm" svg:y2="2.669cm">
          <text:p/>
        </draw:line>
        <draw:path draw:style-name="gr10" draw:text-style-name="P8" draw:layer="layout" svg:width="0.2cm" svg:height="0.2cm" svg:x="29.494cm" svg:y="2.569cm" svg:viewBox="0 0 201 201" svg:d="M201 100c0 57-44 101-100 101s-101-44-101-101c0-55 45-100 101-100s100 45 100 100z">
          <text:p/>
        </draw:path>
        <draw:line draw:style-name="gr11" draw:text-style-name="P1" draw:layer="layout" svg:x1="29.645cm" svg:y1="2.67cm" svg:x2="29.619cm" svg:y2="2.644cm">
          <text:p/>
        </draw:line>
        <draw:line draw:style-name="gr11" draw:text-style-name="P1" draw:layer="layout" svg:x1="29.645cm" svg:y1="2.669cm" svg:x2="29.619cm" svg:y2="2.695cm">
          <text:p/>
        </draw:line>
        <draw:line draw:style-name="gr11" draw:text-style-name="P1" draw:layer="layout" svg:x1="29.644cm" svg:y1="2.669cm" svg:x2="29.544cm" svg:y2="2.669cm">
          <text:p/>
        </draw:line>
        <draw:path draw:style-name="gr10" draw:text-style-name="P8" draw:layer="layout" svg:width="0.2cm" svg:height="0.2cm" svg:x="29.494cm" svg:y="2.824cm" svg:viewBox="0 0 201 201" svg:d="M201 101c0 56-44 100-100 100s-101-44-101-100 45-101 101-101 100 45 100 101z">
          <text:p/>
        </draw:path>
        <draw:line draw:style-name="gr11" draw:text-style-name="P1" draw:layer="layout" svg:x1="29.544cm" svg:y1="2.925cm" svg:x2="29.57cm" svg:y2="2.899cm">
          <text:p/>
        </draw:line>
        <draw:line draw:style-name="gr11" draw:text-style-name="P1" draw:layer="layout" svg:x1="29.544cm" svg:y1="2.924cm" svg:x2="29.57cm" svg:y2="2.95cm">
          <text:p/>
        </draw:line>
        <draw:line draw:style-name="gr11" draw:text-style-name="P1" draw:layer="layout" svg:x1="29.544cm" svg:y1="2.924cm" svg:x2="29.644cm" svg:y2="2.924cm">
          <text:p/>
        </draw:line>
        <draw:polygon draw:style-name="gr15" draw:text-style-name="P12" draw:layer="layout" svg:width="0.51cm" svg:height="0.505cm" svg:x="44.579cm" svg:y="8.004cm" svg:viewBox="0 0 511 506" draw:points="0,0 511,0 511,255 511,506 0,506">
          <text:p/>
        </draw:polygon>
        <draw:frame draw:style-name="gr12" draw:text-style-name="P9" draw:layer="layout" svg:width="0.474cm" svg:height="0.531cm" draw:transform="rotate (-1.5707963267949) translate (29.635cm 2.18cm)">
          <draw:text-box>
            <text:p text:style-name="P3"><text:span text:style-name="T4">0</text:span></text:p>
          </draw:text-box>
        </draw:frame>
        <draw:line draw:style-name="gr9" draw:text-style-name="P1" draw:layer="layout" svg:x1="44.069cm" svg:y1="8.259cm" svg:x2="44.579cm" svg:y2="8.259cm">
          <text:p/>
        </draw:line>
        <draw:polygon draw:style-name="gr15" draw:text-style-name="P12" draw:layer="layout" svg:width="0.51cm" svg:height="0.505cm" svg:x="44.579cm" svg:y="10.799cm" svg:viewBox="0 0 511 506" draw:points="0,0 511,0 511,251 511,506 0,506">
          <text:p/>
        </draw:polygon>
        <draw:frame draw:style-name="gr12" draw:text-style-name="P9" draw:layer="layout" svg:width="0.474cm" svg:height="0.531cm" svg:x="44.715cm" svg:y="7.965cm">
          <draw:text-box>
            <text:p text:style-name="P3"><text:span text:style-name="T7">?</text:span></text:p>
          </draw:text-box>
        </draw:frame>
        <draw:line draw:style-name="gr9" draw:text-style-name="P1" draw:layer="layout" svg:x1="44.069cm" svg:y1="11.049cm" svg:x2="44.579cm" svg:y2="11.049cm">
          <text:p/>
        </draw:line>
        <draw:polygon draw:style-name="gr15" draw:text-style-name="P12" draw:layer="layout" svg:width="0.765cm" svg:height="0.51cm" svg:x="29.464cm" svg:y="3.939cm" svg:viewBox="0 0 766 511" draw:points="766,0 0,0 385,511">
          <text:p/>
        </draw:polygon>
        <draw:path draw:style-name="gr9" draw:text-style-name="P1" draw:layer="layout" svg:width="0.15cm" svg:height="0.15cm" svg:x="29.774cm" svg:y="4.449cm" svg:viewBox="0 0 151 151" svg:d="M151 75c0 43-33 76-76 76-41 0-75-33-75-76 0-41 34-75 75-75 43 0 76 34 76 75z">
          <text:p/>
        </draw:path>
        <draw:line draw:style-name="gr9" draw:text-style-name="P1" draw:layer="layout" svg:x1="29.849cm" svg:y1="4.954cm" svg:x2="29.849cm" svg:y2="4.599cm">
          <text:p/>
        </draw:line>
        <draw:line draw:style-name="gr9" draw:text-style-name="P1" draw:layer="layout" svg:x1="29.849cm" svg:y1="3.429cm" svg:x2="29.849cm" svg:y2="3.939cm">
          <text:p/>
        </draw:line>
        <draw:frame draw:style-name="gr12" draw:text-style-name="P9" draw:layer="layout" svg:width="0.474cm" svg:height="0.531cm" svg:x="44.715cm" svg:y="10.755cm">
          <draw:text-box>
            <text:p text:style-name="P3"><text:span text:style-name="T7">?</text:span></text:p>
          </draw:text-box>
        </draw:frame>
        <draw:frame draw:style-name="gr16" draw:text-style-name="P13" draw:layer="layout" svg:width="0.435cm" svg:height="0.378cm" svg:x="30.38cm" svg:y="3.887cm">
          <draw:text-box>
            <text:p text:style-name="P3"><text:span text:style-name="T5">U6</text:span></text:p>
          </draw:text-box>
        </draw:frame>
        <draw:polygon draw:style-name="gr15" draw:text-style-name="P12" draw:layer="layout" svg:width="0.76cm" svg:height="0.51cm" svg:x="31.244cm" svg:y="3.939cm" svg:viewBox="0 0 761 511" draw:points="761,0 0,0 381,511">
          <text:p/>
        </draw:polygon>
        <draw:path draw:style-name="gr9" draw:text-style-name="P1" draw:layer="layout" svg:width="0.15cm" svg:height="0.15cm" svg:x="31.549cm" svg:y="4.449cm" svg:viewBox="0 0 151 151" svg:d="M151 75c0 43-33 76-76 76-41 0-75-33-75-76 0-41 34-75 75-75 43 0 76 34 76 75z">
          <text:p/>
        </draw:path>
        <draw:line draw:style-name="gr9" draw:text-style-name="P1" draw:layer="layout" svg:x1="31.624cm" svg:y1="4.954cm" svg:x2="31.624cm" svg:y2="4.599cm">
          <text:p/>
        </draw:line>
        <draw:line draw:style-name="gr9" draw:text-style-name="P1" draw:layer="layout" svg:x1="31.624cm" svg:y1="3.429cm" svg:x2="31.624cm" svg:y2="3.939cm">
          <text:p/>
        </draw:line>
        <draw:frame draw:style-name="gr3" draw:text-style-name="P4" draw:layer="layout" svg:width="0.502cm" svg:height="0.268cm" svg:x="30.379cm" svg:y="4.27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435cm" svg:height="0.378cm" svg:x="32.16cm" svg:y="3.887cm">
          <draw:text-box>
            <text:p text:style-name="P3"><text:span text:style-name="T5">U7</text:span></text:p>
          </draw:text-box>
        </draw:frame>
        <draw:polygon draw:style-name="gr15" draw:text-style-name="P12" draw:layer="layout" svg:width="0.76cm" svg:height="0.51cm" svg:x="32.769cm" svg:y="3.939cm" svg:viewBox="0 0 761 511" draw:points="761,0 0,0 381,511">
          <text:p/>
        </draw:polygon>
        <draw:path draw:style-name="gr9" draw:text-style-name="P1" draw:layer="layout" svg:width="0.15cm" svg:height="0.15cm" svg:x="33.074cm" svg:y="4.449cm" svg:viewBox="0 0 151 151" svg:d="M151 75c0 43-33 76-76 76-41 0-75-33-75-76 0-41 34-75 75-75 43 0 76 34 76 75z">
          <text:p/>
        </draw:path>
        <draw:line draw:style-name="gr9" draw:text-style-name="P1" draw:layer="layout" svg:x1="33.149cm" svg:y1="4.954cm" svg:x2="33.149cm" svg:y2="4.599cm">
          <text:p/>
        </draw:line>
        <draw:line draw:style-name="gr9" draw:text-style-name="P1" draw:layer="layout" svg:x1="33.149cm" svg:y1="3.429cm" svg:x2="33.149cm" svg:y2="3.939cm">
          <text:p/>
        </draw:line>
        <draw:frame draw:style-name="gr3" draw:text-style-name="P4" draw:layer="layout" svg:width="0.502cm" svg:height="0.268cm" svg:x="32.159cm" svg:y="4.27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435cm" svg:height="0.378cm" svg:x="33.685cm" svg:y="3.887cm">
          <draw:text-box>
            <text:p text:style-name="P3"><text:span text:style-name="T5">U8</text:span></text:p>
          </draw:text-box>
        </draw:frame>
        <draw:polygon draw:style-name="gr15" draw:text-style-name="P12" draw:layer="layout" svg:width="0.76cm" svg:height="0.51cm" svg:x="34.039cm" svg:y="3.939cm" svg:viewBox="0 0 761 511" draw:points="761,0 0,0 380,511">
          <text:p/>
        </draw:polygon>
        <draw:path draw:style-name="gr9" draw:text-style-name="P1" draw:layer="layout" svg:width="0.151cm" svg:height="0.15cm" svg:x="34.344cm" svg:y="4.449cm" svg:viewBox="0 0 152 151" svg:d="M152 75c0 43-34 76-76 76-41 0-76-33-76-76 0-41 35-75 76-75 42 0 76 34 76 75z">
          <text:p/>
        </draw:path>
        <draw:line draw:style-name="gr9" draw:text-style-name="P1" draw:layer="layout" svg:x1="34.419cm" svg:y1="4.954cm" svg:x2="34.419cm" svg:y2="4.599cm">
          <text:p/>
        </draw:line>
        <draw:line draw:style-name="gr9" draw:text-style-name="P1" draw:layer="layout" svg:x1="34.419cm" svg:y1="3.429cm" svg:x2="34.419cm" svg:y2="3.939cm">
          <text:p/>
        </draw:line>
        <draw:frame draw:style-name="gr3" draw:text-style-name="P4" draw:layer="layout" svg:width="0.502cm" svg:height="0.268cm" svg:x="33.684cm" svg:y="4.27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435cm" svg:height="0.378cm" svg:x="34.955cm" svg:y="3.887cm">
          <draw:text-box>
            <text:p text:style-name="P3"><text:span text:style-name="T5">U9</text:span></text:p>
          </draw:text-box>
        </draw:frame>
        <draw:path draw:style-name="gr14" draw:text-style-name="P11" draw:layer="layout" svg:width="0.1cm" svg:height="0.1cm" svg:x="29.289cm" svg:y="3.37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30.814cm" svg:y="3.379cm" svg:viewBox="0 0 101 101" svg:d="M101 51c0 28-22 50-50 50s-51-22-51-50 23-51 51-51 50 23 50 51z">
          <text:p/>
        </draw:path>
        <draw:path draw:style-name="gr14" draw:text-style-name="P11" draw:layer="layout" svg:width="0.1cm" svg:height="0.1cm" svg:x="32.339cm" svg:y="3.379cm" svg:viewBox="0 0 101 101" svg:d="M101 51c0 28-23 50-51 50-27 0-50-22-50-50s23-51 50-51c28 0 51 23 51 51z">
          <text:p/>
        </draw:path>
        <draw:path draw:style-name="gr14" draw:text-style-name="P11" draw:layer="layout" svg:width="0.1cm" svg:height="0.1cm" svg:x="33.609cm" svg:y="3.379cm" svg:viewBox="0 0 101 101" svg:d="M101 51c0 28-22 50-50 50-27 0-51-22-51-50s24-51 51-51c28 0 50 23 50 51z">
          <text:p/>
        </draw:path>
        <draw:path draw:style-name="gr14" draw:text-style-name="P11" draw:layer="layout" svg:width="0.1cm" svg:height="0.1cm" svg:x="33.609cm" svg:y="14.809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32.339cm" svg:y="14.809cm" svg:viewBox="0 0 101 101" svg:d="M101 50c0 28-23 51-51 51-27 0-50-23-50-51 0-27 23-50 50-50 28 0 51 23 51 50z">
          <text:p/>
        </draw:path>
        <draw:path draw:style-name="gr14" draw:text-style-name="P11" draw:layer="layout" svg:width="0.1cm" svg:height="0.1cm" svg:x="30.814cm" svg:y="14.809cm" svg:viewBox="0 0 101 101" svg:d="M101 50c0 28-22 51-50 51s-51-23-51-51c0-27 23-50 51-50s50 23 50 50z">
          <text:p/>
        </draw:path>
        <draw:path draw:style-name="gr14" draw:text-style-name="P11" draw:layer="layout" svg:width="0.1cm" svg:height="0.1cm" svg:x="29.289cm" svg:y="14.809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34.369cm" svg:y="14.809cm" svg:viewBox="0 0 101 101" svg:d="M101 50c0 28-22 51-50 51s-51-23-51-51c0-27 23-50 51-50s50 23 50 50z">
          <text:p/>
        </draw:path>
        <draw:path draw:style-name="gr14" draw:text-style-name="P11" draw:layer="layout" svg:width="0.1cm" svg:height="0.1cm" svg:x="33.099cm" svg:y="14.809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31.574cm" svg:y="14.809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29.799cm" svg:y="14.809cm" svg:viewBox="0 0 101 101" svg:d="M101 50c0 28-22 51-50 51s-51-23-51-51c0-27 23-50 51-50s50 23 50 50z">
          <text:p/>
        </draw:path>
        <draw:path draw:style-name="gr14" draw:text-style-name="P11" draw:layer="layout" svg:width="0.1cm" svg:height="0.1cm" svg:x="30.814cm" svg:y="7.954cm" svg:viewBox="0 0 101 101" svg:d="M101 51c0 28-22 50-50 50s-51-22-51-50c0-27 23-51 51-51s50 24 50 51z">
          <text:p/>
        </draw:path>
        <draw:path draw:style-name="gr15" draw:text-style-name="P12" draw:layer="layout" svg:width="1.525cm" svg:height="1.015cm" svg:x="36.704cm" svg:y="9.529cm" svg:viewBox="0 0 1526 1016" svg:d="M1526 506c0-280-230-506-510-506h-1016v1016h1016c280 0 510-230 510-510z">
          <text:p/>
        </draw:path>
        <draw:line draw:style-name="gr9" draw:text-style-name="P1" draw:layer="layout" svg:x1="36.199cm" svg:y1="9.779cm" svg:x2="36.704cm" svg:y2="9.779cm">
          <text:p/>
        </draw:line>
        <draw:line draw:style-name="gr9" draw:text-style-name="P1" draw:layer="layout" svg:x1="36.199cm" svg:y1="10.289cm" svg:x2="36.704cm" svg:y2="10.289cm">
          <text:p/>
        </draw:line>
        <draw:line draw:style-name="gr9" draw:text-style-name="P1" draw:layer="layout" svg:x1="38.739cm" svg:y1="10.034cm" svg:x2="38.229cm" svg:y2="10.034cm">
          <text:p/>
        </draw:line>
        <draw:frame draw:style-name="gr3" draw:text-style-name="P4" draw:layer="layout" svg:width="0.502cm" svg:height="0.268cm" svg:x="34.954cm" svg:y="4.27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36.69cm" svg:y="9.142cm">
          <draw:text-box>
            <text:p text:style-name="P3"><text:span text:style-name="T5">U10</text:span></text:p>
          </draw:text-box>
        </draw:frame>
        <draw:path draw:style-name="gr14" draw:text-style-name="P11" draw:layer="layout" svg:width="0.1cm" svg:height="0.1cm" svg:x="31.574cm" svg:y="9.729cm" svg:viewBox="0 0 101 101" svg:d="M101 51c0 28-22 50-51 50-27 0-50-22-50-50 0-27 23-51 50-51 29 0 51 24 51 51z">
          <text:p/>
        </draw:path>
        <draw:path draw:style-name="gr14" draw:text-style-name="P11" draw:layer="layout" svg:width="0.1cm" svg:height="0.1cm" svg:x="32.339cm" svg:y="10.239cm" svg:viewBox="0 0 101 101" svg:d="M101 51c0 28-23 50-51 50-27 0-50-22-50-50 0-27 23-51 50-51 28 0 51 24 51 51z">
          <text:p/>
        </draw:path>
        <draw:path draw:style-name="gr14" draw:text-style-name="P11" draw:layer="layout" svg:width="0.1cm" svg:height="0.1cm" svg:x="29.289cm" svg:y="11.254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29.289cm" svg:y="8.459cm" svg:viewBox="0 0 101 101" svg:d="M101 51c0 28-22 50-51 50-27 0-50-22-50-50 0-27 23-51 50-51 29 0 51 24 51 51z">
          <text:p/>
        </draw:path>
        <draw:polygon draw:style-name="gr13" draw:text-style-name="P10" draw:layer="layout" svg:width="0.505cm" svg:height="0.635cm" svg:x="53.979cm" svg:y="2.794cm" svg:viewBox="0 0 506 636" draw:points="506,0 506,386 251,636 0,386 0,0">
          <text:p/>
        </draw:polygon>
        <draw:frame draw:style-name="gr3" draw:text-style-name="P4" draw:layer="layout" svg:width="0.766cm" svg:height="0.268cm" svg:x="36.689cm" svg:y="10.542cm">
          <draw:text-box>
            <text:p text:style-name="P3"><text:span text:style-name="T6">AND_2</text:span></text:p>
          </draw:text-box>
        </draw:frame>
        <draw:line draw:style-name="gr9" draw:text-style-name="P1" draw:layer="layout" svg:x1="54.229cm" svg:y1="3.939cm" svg:x2="54.229cm" svg:y2="3.429cm">
          <text:p/>
        </draw:line>
        <draw:path draw:style-name="gr10" draw:text-style-name="P8" draw:layer="layout" svg:width="0.2cm" svg:height="0.2cm" svg:x="54.384cm" svg:y="3.329cm" svg:viewBox="0 0 201 201" svg:d="M201 100c0 57-44 101-100 101-55 0-101-44-101-101 0-55 46-100 101-100 56 0 100 45 100 100z">
          <text:p/>
        </draw:path>
        <draw:line draw:style-name="gr11" draw:text-style-name="P1" draw:layer="layout" svg:x1="54.535cm" svg:y1="3.43cm" svg:x2="54.509cm" svg:y2="3.404cm">
          <text:p/>
        </draw:line>
        <draw:line draw:style-name="gr11" draw:text-style-name="P1" draw:layer="layout" svg:x1="54.535cm" svg:y1="3.429cm" svg:x2="54.509cm" svg:y2="3.455cm">
          <text:p/>
        </draw:line>
        <draw:line draw:style-name="gr11" draw:text-style-name="P1" draw:layer="layout" svg:x1="54.534cm" svg:y1="3.429cm" svg:x2="54.434cm" svg:y2="3.429cm">
          <text:p/>
        </draw:line>
        <draw:path draw:style-name="gr10" draw:text-style-name="P8" draw:layer="layout" svg:width="0.2cm" svg:height="0.2cm" svg:x="54.384cm" svg:y="3.584cm" svg:viewBox="0 0 201 201" svg:d="M201 101c0 56-44 100-100 100-55 0-101-44-101-100s46-101 101-101c56 0 100 45 100 101z">
          <text:p/>
        </draw:path>
        <draw:line draw:style-name="gr11" draw:text-style-name="P1" draw:layer="layout" svg:x1="54.434cm" svg:y1="3.686cm" svg:x2="54.46cm" svg:y2="3.659cm">
          <text:p/>
        </draw:line>
        <draw:line draw:style-name="gr11" draw:text-style-name="P1" draw:layer="layout" svg:x1="54.434cm" svg:y1="3.684cm" svg:x2="54.46cm" svg:y2="3.71cm">
          <text:p/>
        </draw:line>
        <draw:line draw:style-name="gr11" draw:text-style-name="P1" draw:layer="layout" svg:x1="54.434cm" svg:y1="3.684cm" svg:x2="54.534cm" svg:y2="3.684cm">
          <text:p/>
        </draw:line>
        <draw:polygon draw:style-name="gr8" draw:text-style-name="P7" draw:layer="layout" svg:width="0.505cm" svg:height="0.635cm" svg:x="56.264cm" svg:y="2.794cm" svg:viewBox="0 0 506 636" draw:points="506,0 506,386 255,636 0,386 0,0">
          <text:p/>
        </draw:polygon>
        <draw:frame draw:style-name="gr12" draw:text-style-name="P9" draw:layer="layout" svg:width="0.474cm" svg:height="0.531cm" draw:transform="rotate (-1.5707963267949) translate (54.525cm 2.94cm)">
          <draw:text-box>
            <text:p text:style-name="P3"><text:span text:style-name="T4">1</text:span></text:p>
          </draw:text-box>
        </draw:frame>
        <draw:line draw:style-name="gr9" draw:text-style-name="P1" draw:layer="layout" svg:x1="56.519cm" svg:y1="3.939cm" svg:x2="56.519cm" svg:y2="3.429cm">
          <text:p/>
        </draw:line>
        <draw:path draw:style-name="gr10" draw:text-style-name="P8" draw:layer="layout" svg:width="0.2cm" svg:height="0.2cm" svg:x="56.669cm" svg:y="3.329cm" svg:viewBox="0 0 201 201" svg:d="M201 100c0 57-44 101-101 101-55 0-100-44-100-101 0-55 45-100 100-100 57 0 101 45 101 100z">
          <text:p/>
        </draw:path>
        <draw:line draw:style-name="gr11" draw:text-style-name="P1" draw:layer="layout" svg:x1="56.825cm" svg:y1="3.43cm" svg:x2="56.794cm" svg:y2="3.404cm">
          <text:p/>
        </draw:line>
        <draw:line draw:style-name="gr11" draw:text-style-name="P1" draw:layer="layout" svg:x1="56.825cm" svg:y1="3.429cm" svg:x2="56.794cm" svg:y2="3.455cm">
          <text:p/>
        </draw:line>
        <draw:line draw:style-name="gr11" draw:text-style-name="P1" draw:layer="layout" svg:x1="56.824cm" svg:y1="3.429cm" svg:x2="56.719cm" svg:y2="3.429cm">
          <text:p/>
        </draw:line>
        <draw:path draw:style-name="gr10" draw:text-style-name="P8" draw:layer="layout" svg:width="0.2cm" svg:height="0.2cm" svg:x="56.669cm" svg:y="3.584cm" svg:viewBox="0 0 201 201" svg:d="M201 101c0 56-44 100-101 100-55 0-100-44-100-100s45-101 100-101c57 0 101 45 101 101z">
          <text:p/>
        </draw:path>
        <draw:line draw:style-name="gr11" draw:text-style-name="P1" draw:layer="layout" svg:x1="56.719cm" svg:y1="3.686cm" svg:x2="56.745cm" svg:y2="3.659cm">
          <text:p/>
        </draw:line>
        <draw:line draw:style-name="gr11" draw:text-style-name="P1" draw:layer="layout" svg:x1="56.719cm" svg:y1="3.684cm" svg:x2="56.745cm" svg:y2="3.71cm">
          <text:p/>
        </draw:line>
        <draw:line draw:style-name="gr11" draw:text-style-name="P1" draw:layer="layout" svg:x1="56.719cm" svg:y1="3.684cm" svg:x2="56.824cm" svg:y2="3.684cm">
          <text:p/>
        </draw:line>
        <draw:polygon draw:style-name="gr13" draw:text-style-name="P10" draw:layer="layout" svg:width="0.51cm" svg:height="0.635cm" svg:x="58.549cm" svg:y="2.794cm" svg:viewBox="0 0 511 636" draw:points="511,0 511,386 256,636 0,386 0,0">
          <text:p/>
        </draw:polygon>
        <draw:frame draw:style-name="gr12" draw:text-style-name="P9" draw:layer="layout" svg:width="0.474cm" svg:height="0.531cm" draw:transform="rotate (-1.5707963267949) translate (56.815cm 2.94cm)">
          <draw:text-box>
            <text:p text:style-name="P3"><text:span text:style-name="T4">0</text:span></text:p>
          </draw:text-box>
        </draw:frame>
        <draw:line draw:style-name="gr9" draw:text-style-name="P1" draw:layer="layout" svg:x1="58.804cm" svg:y1="3.939cm" svg:x2="58.804cm" svg:y2="3.429cm">
          <text:p/>
        </draw:line>
        <draw:path draw:style-name="gr10" draw:text-style-name="P8" draw:layer="layout" svg:width="0.2cm" svg:height="0.2cm" svg:x="58.959cm" svg:y="3.329cm" svg:viewBox="0 0 201 201" svg:d="M201 100c0 57-44 101-100 101-55 0-101-44-101-101 0-55 46-100 101-100 56 0 100 45 100 100z">
          <text:p/>
        </draw:path>
        <draw:line draw:style-name="gr11" draw:text-style-name="P1" draw:layer="layout" svg:x1="59.11cm" svg:y1="3.43cm" svg:x2="59.084cm" svg:y2="3.404cm">
          <text:p/>
        </draw:line>
        <draw:line draw:style-name="gr11" draw:text-style-name="P1" draw:layer="layout" svg:x1="59.11cm" svg:y1="3.429cm" svg:x2="59.084cm" svg:y2="3.455cm">
          <text:p/>
        </draw:line>
        <draw:line draw:style-name="gr11" draw:text-style-name="P1" draw:layer="layout" svg:x1="59.109cm" svg:y1="3.429cm" svg:x2="59.004cm" svg:y2="3.429cm">
          <text:p/>
        </draw:line>
        <draw:path draw:style-name="gr10" draw:text-style-name="P8" draw:layer="layout" svg:width="0.2cm" svg:height="0.2cm" svg:x="58.959cm" svg:y="3.584cm" svg:viewBox="0 0 201 201" svg:d="M201 101c0 56-44 100-100 100-55 0-101-44-101-100s46-101 101-101c56 0 100 45 100 101z">
          <text:p/>
        </draw:path>
        <draw:line draw:style-name="gr11" draw:text-style-name="P1" draw:layer="layout" svg:x1="59.004cm" svg:y1="3.686cm" svg:x2="59.035cm" svg:y2="3.659cm">
          <text:p/>
        </draw:line>
        <draw:line draw:style-name="gr11" draw:text-style-name="P1" draw:layer="layout" svg:x1="59.004cm" svg:y1="3.684cm" svg:x2="59.035cm" svg:y2="3.71cm">
          <text:p/>
        </draw:line>
        <draw:line draw:style-name="gr11" draw:text-style-name="P1" draw:layer="layout" svg:x1="59.004cm" svg:y1="3.684cm" svg:x2="59.109cm" svg:y2="3.684cm">
          <text:p/>
        </draw:line>
        <draw:polygon draw:style-name="gr15" draw:text-style-name="P12" draw:layer="layout" svg:width="0.76cm" svg:height="0.505cm" svg:x="54.614cm" svg:y="4.449cm" svg:viewBox="0 0 761 506" draw:points="761,0 0,0 380,506">
          <text:p/>
        </draw:polygon>
        <draw:path draw:style-name="gr9" draw:text-style-name="P1" draw:layer="layout" svg:width="0.15cm" svg:height="0.15cm" svg:x="54.919cm" svg:y="4.954cm" svg:viewBox="0 0 151 151" svg:d="M151 76c0 42-34 75-76 75-41 0-75-33-75-75s34-76 75-76c42 0 76 34 76 76z">
          <text:p/>
        </draw:path>
        <draw:line draw:style-name="gr9" draw:text-style-name="P1" draw:layer="layout" svg:x1="54.994cm" svg:y1="5.464cm" svg:x2="54.994cm" svg:y2="5.109cm">
          <text:p/>
        </draw:line>
        <draw:line draw:style-name="gr9" draw:text-style-name="P1" draw:layer="layout" svg:x1="54.994cm" svg:y1="3.939cm" svg:x2="54.994cm" svg:y2="4.449cm">
          <text:p/>
        </draw:line>
        <draw:frame draw:style-name="gr12" draw:text-style-name="P9" draw:layer="layout" svg:width="0.474cm" svg:height="0.531cm" draw:transform="rotate (-1.5707963267949) translate (59.1cm 2.94cm)">
          <draw:text-box>
            <text:p text:style-name="P3"><text:span text:style-name="T4">1</text:span></text:p>
          </draw:text-box>
        </draw:frame>
        <draw:frame draw:style-name="gr16" draw:text-style-name="P13" draw:layer="layout" svg:width="0.623cm" svg:height="0.378cm" svg:x="55.525cm" svg:y="4.397cm">
          <draw:text-box>
            <text:p text:style-name="P3"><text:span text:style-name="T5">U11</text:span></text:p>
          </draw:text-box>
        </draw:frame>
        <draw:polygon draw:style-name="gr15" draw:text-style-name="P12" draw:layer="layout" svg:width="0.76cm" svg:height="0.505cm" svg:x="57.154cm" svg:y="4.449cm" svg:viewBox="0 0 761 506" draw:points="761,0 0,0 381,506">
          <text:p/>
        </draw:polygon>
        <draw:path draw:style-name="gr9" draw:text-style-name="P1" draw:layer="layout" svg:width="0.15cm" svg:height="0.15cm" svg:x="57.459cm" svg:y="4.954cm" svg:viewBox="0 0 151 151" svg:d="M151 76c0 42-34 75-76 75-41 0-75-33-75-75s34-76 75-76c42 0 76 34 76 76z">
          <text:p/>
        </draw:path>
        <draw:line draw:style-name="gr9" draw:text-style-name="P1" draw:layer="layout" svg:x1="57.534cm" svg:y1="5.464cm" svg:x2="57.534cm" svg:y2="5.109cm">
          <text:p/>
        </draw:line>
        <draw:line draw:style-name="gr9" draw:text-style-name="P1" draw:layer="layout" svg:x1="57.534cm" svg:y1="3.939cm" svg:x2="57.534cm" svg:y2="4.449cm">
          <text:p/>
        </draw:line>
        <draw:frame draw:style-name="gr3" draw:text-style-name="P4" draw:layer="layout" svg:width="0.502cm" svg:height="0.268cm" svg:x="55.524cm" svg:y="4.78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58.065cm" svg:y="4.397cm">
          <draw:text-box>
            <text:p text:style-name="P3"><text:span text:style-name="T5">U12</text:span></text:p>
          </draw:text-box>
        </draw:frame>
        <draw:polygon draw:style-name="gr15" draw:text-style-name="P12" draw:layer="layout" svg:width="0.76cm" svg:height="0.505cm" svg:x="59.184cm" svg:y="4.449cm" svg:viewBox="0 0 761 506" draw:points="761,0 0,0 380,506">
          <text:p/>
        </draw:polygon>
        <draw:path draw:style-name="gr9" draw:text-style-name="P1" draw:layer="layout" svg:width="0.15cm" svg:height="0.15cm" svg:x="59.489cm" svg:y="4.954cm" svg:viewBox="0 0 151 151" svg:d="M151 76c0 42-33 75-75 75s-76-33-76-75 34-76 76-76 75 34 75 76z">
          <text:p/>
        </draw:path>
        <draw:line draw:style-name="gr9" draw:text-style-name="P1" draw:layer="layout" svg:x1="59.564cm" svg:y1="5.464cm" svg:x2="59.564cm" svg:y2="5.109cm">
          <text:p/>
        </draw:line>
        <draw:line draw:style-name="gr9" draw:text-style-name="P1" draw:layer="layout" svg:x1="59.564cm" svg:y1="3.939cm" svg:x2="59.564cm" svg:y2="4.449cm">
          <text:p/>
        </draw:line>
        <draw:frame draw:style-name="gr3" draw:text-style-name="P4" draw:layer="layout" svg:width="0.502cm" svg:height="0.268cm" svg:x="58.064cm" svg:y="4.78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60.1cm" svg:y="4.397cm">
          <draw:text-box>
            <text:p text:style-name="P3"><text:span text:style-name="T5">U13</text:span></text:p>
          </draw:text-box>
        </draw:frame>
        <draw:path draw:style-name="gr14" draw:text-style-name="P11" draw:layer="layout" svg:width="0.1cm" svg:height="0.1cm" svg:x="54.179cm" svg:y="3.889cm" svg:viewBox="0 0 101 101" svg:d="M101 51c0 28-22 50-50 50s-51-22-51-50c0-27 23-51 51-51s50 24 50 51z">
          <text:p/>
        </draw:path>
        <draw:path draw:style-name="gr14" draw:text-style-name="P11" draw:layer="layout" svg:width="0.1cm" svg:height="0.1cm" svg:x="54.179cm" svg:y="25.734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54.944cm" svg:y="25.989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57.484cm" svg:y="25.734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56.469cm" svg:y="3.889cm" svg:viewBox="0 0 101 101" svg:d="M101 51c0 28-22 50-50 50-27 0-51-22-51-50 0-27 24-51 51-51 28 0 50 24 50 51z">
          <text:p/>
        </draw:path>
        <draw:path draw:style-name="gr14" draw:text-style-name="P11" draw:layer="layout" svg:width="0.1cm" svg:height="0.1cm" svg:x="56.469cm" svg:y="25.989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58.754cm" svg:y="3.889cm" svg:viewBox="0 0 101 101" svg:d="M101 51c0 28-22 50-50 50-27 0-51-22-51-50 0-27 24-51 51-51 28 0 50 24 50 51z">
          <text:p/>
        </draw:path>
        <draw:path draw:style-name="gr14" draw:text-style-name="P11" draw:layer="layout" svg:width="0.1cm" svg:height="0.1cm" svg:x="58.754cm" svg:y="25.989cm" svg:viewBox="0 0 101 101" svg:d="M101 50c0 28-22 51-50 51-27 0-51-23-51-51 0-27 24-50 51-50 28 0 50 23 50 50z">
          <text:p/>
        </draw:path>
        <draw:path draw:style-name="gr15" draw:text-style-name="P12" draw:layer="layout" svg:width="1.525cm" svg:height="1.015cm" svg:x="61.344cm" svg:y="8.004cm" svg:viewBox="0 0 1526 1016" svg:d="M1526 505c0-275-230-505-510-505h-1016v1016h1016c280 0 510-230 510-511z">
          <text:p/>
        </draw:path>
        <draw:line draw:style-name="gr9" draw:text-style-name="P1" draw:layer="layout" svg:x1="60.834cm" svg:y1="8.259cm" svg:x2="61.344cm" svg:y2="8.259cm">
          <text:p/>
        </draw:line>
        <draw:line draw:style-name="gr9" draw:text-style-name="P1" draw:layer="layout" svg:x1="60.834cm" svg:y1="8.509cm" svg:x2="61.344cm" svg:y2="8.509cm">
          <text:p/>
        </draw:line>
        <draw:line draw:style-name="gr9" draw:text-style-name="P1" draw:layer="layout" svg:x1="63.374cm" svg:y1="8.509cm" svg:x2="62.869cm" svg:y2="8.509cm">
          <text:p/>
        </draw:line>
        <draw:line draw:style-name="gr9" draw:text-style-name="P1" draw:layer="layout" svg:x1="60.834cm" svg:y1="8.764cm" svg:x2="61.344cm" svg:y2="8.764cm">
          <text:p/>
        </draw:line>
        <draw:frame draw:style-name="gr3" draw:text-style-name="P4" draw:layer="layout" svg:width="0.502cm" svg:height="0.268cm" svg:x="60.099cm" svg:y="4.787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61.33cm" svg:y="7.617cm">
          <draw:text-box>
            <text:p text:style-name="P3"><text:span text:style-name="T5">U15</text:span></text:p>
          </draw:text-box>
        </draw:frame>
        <draw:path draw:style-name="gr15" draw:text-style-name="P12" draw:layer="layout" svg:width="1.525cm" svg:height="1.015cm" svg:x="61.344cm" svg:y="10.289cm" svg:viewBox="0 0 1526 1016" svg:d="M1526 511c0-281-230-511-510-511h-1016v1016h1016c280 0 510-230 510-505z">
          <text:p/>
        </draw:path>
        <draw:line draw:style-name="gr9" draw:text-style-name="P1" draw:layer="layout" svg:x1="60.834cm" svg:y1="10.544cm" svg:x2="61.344cm" svg:y2="10.544cm">
          <text:p/>
        </draw:line>
        <draw:line draw:style-name="gr9" draw:text-style-name="P1" draw:layer="layout" svg:x1="60.834cm" svg:y1="10.799cm" svg:x2="61.344cm" svg:y2="10.799cm">
          <text:p/>
        </draw:line>
        <draw:line draw:style-name="gr9" draw:text-style-name="P1" draw:layer="layout" svg:x1="63.374cm" svg:y1="10.799cm" svg:x2="62.869cm" svg:y2="10.799cm">
          <text:p/>
        </draw:line>
        <draw:line draw:style-name="gr9" draw:text-style-name="P1" draw:layer="layout" svg:x1="60.834cm" svg:y1="11.049cm" svg:x2="61.344cm" svg:y2="11.049cm">
          <text:p/>
        </draw:line>
        <draw:frame draw:style-name="gr3" draw:text-style-name="P4" draw:layer="layout" svg:width="0.766cm" svg:height="0.268cm" svg:x="61.329cm" svg:y="9.01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9.902cm">
          <draw:text-box>
            <text:p text:style-name="P3"><text:span text:style-name="T5">U16</text:span></text:p>
          </draw:text-box>
        </draw:frame>
        <draw:path draw:style-name="gr15" draw:text-style-name="P12" draw:layer="layout" svg:width="1.525cm" svg:height="1.015cm" svg:x="61.344cm" svg:y="12.574cm" svg:viewBox="0 0 1526 1016" svg:d="M1526 511c0-280-230-511-510-511h-1016v1016h1016c280 0 510-225 510-505z">
          <text:p/>
        </draw:path>
        <draw:line draw:style-name="gr9" draw:text-style-name="P1" draw:layer="layout" svg:x1="60.834cm" svg:y1="12.829cm" svg:x2="61.344cm" svg:y2="12.829cm">
          <text:p/>
        </draw:line>
        <draw:line draw:style-name="gr9" draw:text-style-name="P1" draw:layer="layout" svg:x1="60.834cm" svg:y1="13.084cm" svg:x2="61.344cm" svg:y2="13.084cm">
          <text:p/>
        </draw:line>
        <draw:line draw:style-name="gr9" draw:text-style-name="P1" draw:layer="layout" svg:x1="63.374cm" svg:y1="13.084cm" svg:x2="62.869cm" svg:y2="13.084cm">
          <text:p/>
        </draw:line>
        <draw:line draw:style-name="gr9" draw:text-style-name="P1" draw:layer="layout" svg:x1="60.834cm" svg:y1="13.339cm" svg:x2="61.344cm" svg:y2="13.339cm">
          <text:p/>
        </draw:line>
        <draw:frame draw:style-name="gr3" draw:text-style-name="P4" draw:layer="layout" svg:width="0.766cm" svg:height="0.268cm" svg:x="61.329cm" svg:y="11.302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12.187cm">
          <draw:text-box>
            <text:p text:style-name="P3"><text:span text:style-name="T5">U17</text:span></text:p>
          </draw:text-box>
        </draw:frame>
        <draw:path draw:style-name="gr15" draw:text-style-name="P12" draw:layer="layout" svg:width="1.525cm" svg:height="1.015cm" svg:x="61.344cm" svg:y="15.114cm" svg:viewBox="0 0 1526 1016" svg:d="M1526 510c0-280-230-510-510-510h-1016v1016h1016c280 0 510-225 510-506z">
          <text:p/>
        </draw:path>
        <draw:line draw:style-name="gr9" draw:text-style-name="P1" draw:layer="layout" svg:x1="60.834cm" svg:y1="15.369cm" svg:x2="61.344cm" svg:y2="15.369cm">
          <text:p/>
        </draw:line>
        <draw:line draw:style-name="gr9" draw:text-style-name="P1" draw:layer="layout" svg:x1="60.834cm" svg:y1="15.624cm" svg:x2="61.344cm" svg:y2="15.624cm">
          <text:p/>
        </draw:line>
        <draw:line draw:style-name="gr9" draw:text-style-name="P1" draw:layer="layout" svg:x1="63.374cm" svg:y1="15.624cm" svg:x2="62.869cm" svg:y2="15.624cm">
          <text:p/>
        </draw:line>
        <draw:line draw:style-name="gr9" draw:text-style-name="P1" draw:layer="layout" svg:x1="60.834cm" svg:y1="15.879cm" svg:x2="61.344cm" svg:y2="15.879cm">
          <text:p/>
        </draw:line>
        <draw:frame draw:style-name="gr3" draw:text-style-name="P4" draw:layer="layout" svg:width="0.766cm" svg:height="0.268cm" svg:x="61.329cm" svg:y="13.58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14.727cm">
          <draw:text-box>
            <text:p text:style-name="P3"><text:span text:style-name="T5">U18</text:span></text:p>
          </draw:text-box>
        </draw:frame>
        <draw:path draw:style-name="gr15" draw:text-style-name="P12" draw:layer="layout" svg:width="1.525cm" svg:height="1.015cm" svg:x="61.344cm" svg:y="17.654cm" svg:viewBox="0 0 1526 1016" svg:d="M1526 511c0-280-230-511-510-511h-1016v1016h1016c280 0 510-225 510-505z">
          <text:p/>
        </draw:path>
        <draw:line draw:style-name="gr9" draw:text-style-name="P1" draw:layer="layout" svg:x1="60.834cm" svg:y1="17.909cm" svg:x2="61.344cm" svg:y2="17.909cm">
          <text:p/>
        </draw:line>
        <draw:line draw:style-name="gr9" draw:text-style-name="P1" draw:layer="layout" svg:x1="60.834cm" svg:y1="18.164cm" svg:x2="61.344cm" svg:y2="18.164cm">
          <text:p/>
        </draw:line>
        <draw:line draw:style-name="gr9" draw:text-style-name="P1" draw:layer="layout" svg:x1="63.374cm" svg:y1="18.164cm" svg:x2="62.869cm" svg:y2="18.164cm">
          <text:p/>
        </draw:line>
        <draw:line draw:style-name="gr9" draw:text-style-name="P1" draw:layer="layout" svg:x1="60.834cm" svg:y1="18.419cm" svg:x2="61.344cm" svg:y2="18.419cm">
          <text:p/>
        </draw:line>
        <draw:frame draw:style-name="gr3" draw:text-style-name="P4" draw:layer="layout" svg:width="0.766cm" svg:height="0.268cm" svg:x="61.329cm" svg:y="16.12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17.267cm">
          <draw:text-box>
            <text:p text:style-name="P3"><text:span text:style-name="T5">U19</text:span></text:p>
          </draw:text-box>
        </draw:frame>
        <draw:path draw:style-name="gr15" draw:text-style-name="P12" draw:layer="layout" svg:width="1.525cm" svg:height="1.015cm" svg:x="61.344cm" svg:y="20.704cm" svg:viewBox="0 0 1526 1016" svg:d="M1526 506c0-275-230-506-510-506h-1016v1016h1016c280 0 510-230 510-510z">
          <text:p/>
        </draw:path>
        <draw:line draw:style-name="gr9" draw:text-style-name="P1" draw:layer="layout" svg:x1="60.834cm" svg:y1="20.959cm" svg:x2="61.344cm" svg:y2="20.959cm">
          <text:p/>
        </draw:line>
        <draw:line draw:style-name="gr9" draw:text-style-name="P1" draw:layer="layout" svg:x1="60.834cm" svg:y1="21.209cm" svg:x2="61.344cm" svg:y2="21.209cm">
          <text:p/>
        </draw:line>
        <draw:line draw:style-name="gr9" draw:text-style-name="P1" draw:layer="layout" svg:x1="63.374cm" svg:y1="21.209cm" svg:x2="62.869cm" svg:y2="21.209cm">
          <text:p/>
        </draw:line>
        <draw:line draw:style-name="gr9" draw:text-style-name="P1" draw:layer="layout" svg:x1="60.834cm" svg:y1="21.464cm" svg:x2="61.344cm" svg:y2="21.464cm">
          <text:p/>
        </draw:line>
        <draw:frame draw:style-name="gr3" draw:text-style-name="P4" draw:layer="layout" svg:width="0.766cm" svg:height="0.268cm" svg:x="61.329cm" svg:y="18.66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20.317cm">
          <draw:text-box>
            <text:p text:style-name="P3"><text:span text:style-name="T5">U20</text:span></text:p>
          </draw:text-box>
        </draw:frame>
        <draw:path draw:style-name="gr17" draw:text-style-name="P12" draw:layer="layout" svg:width="1.525cm" svg:height="1.015cm" svg:x="61.344cm" svg:y="23.244cm" svg:viewBox="0 0 1526 1016" svg:d="M1526 505c0-275-230-505-510-505h-1016v1016h1016c280 0 510-230 510-511z">
          <text:p/>
        </draw:path>
        <draw:path draw:style-name="gr9" draw:text-style-name="P1" draw:layer="layout" svg:width="1.525cm" svg:height="1.015cm" svg:x="61.344cm" svg:y="23.244cm" svg:viewBox="0 0 1526 1016" svg:d="M1526 505c0-275-230-505-510-505h-1016v1016h1016c280 0 510-230 510-511z">
          <text:p/>
        </draw:path>
        <draw:line draw:style-name="gr9" draw:text-style-name="P1" draw:layer="layout" svg:x1="60.834cm" svg:y1="23.499cm" svg:x2="61.344cm" svg:y2="23.499cm">
          <text:p/>
        </draw:line>
        <draw:line draw:style-name="gr9" draw:text-style-name="P1" draw:layer="layout" svg:x1="60.834cm" svg:y1="23.749cm" svg:x2="61.344cm" svg:y2="23.749cm">
          <text:p/>
        </draw:line>
        <draw:line draw:style-name="gr9" draw:text-style-name="P1" draw:layer="layout" svg:x1="63.374cm" svg:y1="23.749cm" svg:x2="62.869cm" svg:y2="23.749cm">
          <text:p/>
        </draw:line>
        <draw:line draw:style-name="gr9" draw:text-style-name="P1" draw:layer="layout" svg:x1="60.834cm" svg:y1="24.004cm" svg:x2="61.344cm" svg:y2="24.004cm">
          <text:p/>
        </draw:line>
        <draw:frame draw:style-name="gr3" draw:text-style-name="P4" draw:layer="layout" svg:width="0.766cm" svg:height="0.268cm" svg:x="61.329cm" svg:y="21.71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61.33cm" svg:y="22.857cm">
          <draw:text-box>
            <text:p text:style-name="P3"><text:span text:style-name="T5">U21</text:span></text:p>
          </draw:text-box>
        </draw:frame>
        <draw:path draw:style-name="gr14" draw:text-style-name="P11" draw:layer="layout" svg:width="0.1cm" svg:height="0.1cm" svg:x="59.514cm" svg:y="26.239cm" svg:viewBox="0 0 101 101" svg:d="M101 51c0 28-22 50-50 50s-51-22-51-50 23-51 51-51 50 23 50 51z">
          <text:p/>
        </draw:path>
        <draw:path draw:style-name="gr14" draw:text-style-name="P11" draw:layer="layout" svg:width="0.1cm" svg:height="0.1cm" svg:x="58.754cm" svg:y="8.209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56.469cm" svg:y="8.459cm" svg:viewBox="0 0 101 101" svg:d="M101 51c0 28-22 50-50 50-27 0-51-22-51-50 0-27 24-51 51-51 28 0 50 24 50 51z">
          <text:p/>
        </draw:path>
        <draw:path draw:style-name="gr14" draw:text-style-name="P11" draw:layer="layout" svg:width="0.1cm" svg:height="0.1cm" svg:x="54.179cm" svg:y="8.714cm" svg:viewBox="0 0 101 101" svg:d="M101 51c0 28-22 50-50 50s-51-22-51-50 23-51 51-51 50 23 50 51z">
          <text:p/>
        </draw:path>
        <draw:path draw:style-name="gr14" draw:text-style-name="P11" draw:layer="layout" svg:width="0.1cm" svg:height="0.1cm" svg:x="59.514cm" svg:y="10.494cm" svg:viewBox="0 0 101 101" svg:d="M101 51c0 28-22 50-50 50s-51-22-51-50 23-51 51-51 50 23 50 51z">
          <text:p/>
        </draw:path>
        <draw:path draw:style-name="gr14" draw:text-style-name="P11" draw:layer="layout" svg:width="0.1cm" svg:height="0.1cm" svg:x="56.469cm" svg:y="10.749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54.944cm" svg:y="10.99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58.754cm" svg:y="12.779cm" svg:viewBox="0 0 101 101" svg:d="M101 51c0 28-22 50-50 50-27 0-51-22-51-50s24-51 51-51c28 0 50 23 50 51z">
          <text:p/>
        </draw:path>
        <draw:path draw:style-name="gr14" draw:text-style-name="P11" draw:layer="layout" svg:width="0.1cm" svg:height="0.1cm" svg:x="56.469cm" svg:y="13.034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54.944cm" svg:y="13.28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59.514cm" svg:y="15.319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57.484cm" svg:y="15.574cm" svg:viewBox="0 0 101 101" svg:d="M101 51c0 28-23 50-51 50-27 0-50-22-50-50 0-27 23-51 50-51 28 0 51 24 51 51z">
          <text:p/>
        </draw:path>
        <draw:path draw:style-name="gr14" draw:text-style-name="P11" draw:layer="layout" svg:width="0.1cm" svg:height="0.1cm" svg:x="54.179cm" svg:y="15.829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54.179cm" svg:y="18.369cm" svg:viewBox="0 0 101 101" svg:d="M101 50c0 28-22 51-50 51s-51-23-51-51c0-27 23-50 51-50s50 23 50 50z">
          <text:p/>
        </draw:path>
        <draw:path draw:style-name="gr14" draw:text-style-name="P11" draw:layer="layout" svg:width="0.1cm" svg:height="0.1cm" svg:x="54.179cm" svg:y="21.414cm" svg:viewBox="0 0 101 101" svg:d="M101 51c0 28-22 50-50 50s-51-22-51-50c0-27 23-51 51-51s50 24 50 51z">
          <text:p/>
        </draw:path>
        <draw:path draw:style-name="gr14" draw:text-style-name="P11" draw:layer="layout" svg:width="0.1cm" svg:height="0.1cm" svg:x="54.179cm" svg:y="23.954cm" svg:viewBox="0 0 101 101" svg:d="M101 50c0 29-22 51-50 51s-51-22-51-51c0-27 23-50 51-50s50 23 50 50z">
          <text:p/>
        </draw:path>
        <draw:path draw:style-name="gr14" draw:text-style-name="P11" draw:layer="layout" svg:width="0.1cm" svg:height="0.1cm" svg:x="56.469cm" svg:y="23.699cm" svg:viewBox="0 0 101 101" svg:d="M101 51c0 28-22 50-50 50-27 0-51-22-51-50 0-27 24-51 51-51 28 0 50 24 50 51z">
          <text:p/>
        </draw:path>
        <draw:path draw:style-name="gr14" draw:text-style-name="P11" draw:layer="layout" svg:width="0.1cm" svg:height="0.1cm" svg:x="58.754cm" svg:y="23.449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58.754cm" svg:y="17.859cm" svg:viewBox="0 0 101 101" svg:d="M101 51c0 28-22 50-50 50-27 0-51-22-51-50 0-27 24-51 51-51 28 0 50 24 50 51z">
          <text:p/>
        </draw:path>
        <draw:path draw:style-name="gr14" draw:text-style-name="P11" draw:layer="layout" svg:width="0.1cm" svg:height="0.1cm" svg:x="59.514cm" svg:y="20.909cm" svg:viewBox="0 0 101 101" svg:d="M101 51c0 28-22 50-50 50s-51-22-51-50 23-51 51-51 50 23 50 51z">
          <text:p/>
        </draw:path>
        <draw:path draw:style-name="gr14" draw:text-style-name="P11" draw:layer="layout" svg:width="0.1cm" svg:height="0.1cm" svg:x="56.469cm" svg:y="21.159cm" svg:viewBox="0 0 101 101" svg:d="M101 50c0 29-22 51-50 51-27 0-51-22-51-51 0-27 24-50 51-50 28 0 50 23 50 50z">
          <text:p/>
        </draw:path>
        <draw:path draw:style-name="gr14" draw:text-style-name="P11" draw:layer="layout" svg:width="0.1cm" svg:height="0.1cm" svg:x="57.484cm" svg:y="18.114cm" svg:viewBox="0 0 101 101" svg:d="M101 50c0 29-23 51-51 51-27 0-50-22-50-51 0-27 23-50 50-50 28 0 51 23 51 50z">
          <text:p/>
        </draw:path>
        <draw:path draw:style-name="gr15" draw:text-style-name="P12" draw:layer="layout" svg:width="1.525cm" svg:height="1.015cm" svg:x="70.234cm" svg:y="8.764cm" svg:viewBox="0 0 1526 1016" svg:d="M1526 510c-155-305-485-510-865-510h-661c150 0 255 230 255 510s-105 506-255 506h661c380 0 710-201 865-506z">
          <text:p/>
        </draw:path>
        <draw:line draw:style-name="gr9" draw:text-style-name="P1" draw:layer="layout" svg:x1="70.234cm" svg:y1="9.019cm" svg:x2="70.464cm" svg:y2="9.019cm">
          <text:p/>
        </draw:line>
        <draw:line draw:style-name="gr9" draw:text-style-name="P1" draw:layer="layout" svg:x1="70.234cm" svg:y1="9.529cm" svg:x2="70.464cm" svg:y2="9.529cm">
          <text:p/>
        </draw:line>
        <draw:line draw:style-name="gr9" draw:text-style-name="P1" draw:layer="layout" svg:x1="69.724cm" svg:y1="8.764cm" svg:x2="70.234cm" svg:y2="8.764cm">
          <text:p/>
        </draw:line>
        <draw:line draw:style-name="gr9" draw:text-style-name="P1" draw:layer="layout" svg:x1="69.724cm" svg:y1="9.019cm" svg:x2="70.234cm" svg:y2="9.019cm">
          <text:p/>
        </draw:line>
        <draw:line draw:style-name="gr9" draw:text-style-name="P1" draw:layer="layout" svg:x1="69.724cm" svg:y1="9.529cm" svg:x2="70.234cm" svg:y2="9.529cm">
          <text:p/>
        </draw:line>
        <draw:line draw:style-name="gr9" draw:text-style-name="P1" draw:layer="layout" svg:x1="72.264cm" svg:y1="9.274cm" svg:x2="71.759cm" svg:y2="9.274cm">
          <text:p/>
        </draw:line>
        <draw:line draw:style-name="gr9" draw:text-style-name="P1" draw:layer="layout" svg:x1="69.724cm" svg:y1="9.779cm" svg:x2="70.234cm" svg:y2="9.779cm">
          <text:p/>
        </draw:line>
        <draw:frame draw:style-name="gr3" draw:text-style-name="P4" draw:layer="layout" svg:width="0.766cm" svg:height="0.268cm" svg:x="61.329cm" svg:y="24.25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70.22cm" svg:y="8.377cm">
          <draw:text-box>
            <text:p text:style-name="P3"><text:span text:style-name="T5">U22</text:span></text:p>
          </draw:text-box>
        </draw:frame>
        <draw:path draw:style-name="gr15" draw:text-style-name="P12" draw:layer="layout" svg:width="1.525cm" svg:height="1.02cm" svg:x="71.504cm" svg:y="14.859cm" svg:viewBox="0 0 1526 1021" svg:d="M1526 510c-155-305-485-510-866-510h-660c150 0 255 230 255 510s-105 511-255 511h660c381 0 711-206 866-511z">
          <text:p/>
        </draw:path>
        <draw:line draw:style-name="gr9" draw:text-style-name="P1" draw:layer="layout" svg:x1="71.504cm" svg:y1="15.114cm" svg:x2="71.734cm" svg:y2="15.114cm">
          <text:p/>
        </draw:line>
        <draw:line draw:style-name="gr9" draw:text-style-name="P1" draw:layer="layout" svg:x1="71.504cm" svg:y1="15.624cm" svg:x2="71.734cm" svg:y2="15.624cm">
          <text:p/>
        </draw:line>
        <draw:line draw:style-name="gr9" draw:text-style-name="P1" draw:layer="layout" svg:x1="70.994cm" svg:y1="14.859cm" svg:x2="71.504cm" svg:y2="14.859cm">
          <text:p/>
        </draw:line>
        <draw:line draw:style-name="gr9" draw:text-style-name="P1" draw:layer="layout" svg:x1="70.994cm" svg:y1="15.114cm" svg:x2="71.504cm" svg:y2="15.114cm">
          <text:p/>
        </draw:line>
        <draw:line draw:style-name="gr9" draw:text-style-name="P1" draw:layer="layout" svg:x1="70.994cm" svg:y1="15.624cm" svg:x2="71.504cm" svg:y2="15.624cm">
          <text:p/>
        </draw:line>
        <draw:line draw:style-name="gr9" draw:text-style-name="P1" draw:layer="layout" svg:x1="73.534cm" svg:y1="15.369cm" svg:x2="73.029cm" svg:y2="15.369cm">
          <text:p/>
        </draw:line>
        <draw:line draw:style-name="gr9" draw:text-style-name="P1" draw:layer="layout" svg:x1="70.994cm" svg:y1="15.879cm" svg:x2="71.504cm" svg:y2="15.879cm">
          <text:p/>
        </draw:line>
        <draw:frame draw:style-name="gr3" draw:text-style-name="P4" draw:layer="layout" svg:width="0.621cm" svg:height="0.268cm" svg:x="70.219cm" svg:y="9.777cm">
          <draw:text-box>
            <text:p text:style-name="P3"><text:span text:style-name="T6">OR_4</text:span></text:p>
          </draw:text-box>
        </draw:frame>
        <draw:frame draw:style-name="gr16" draw:text-style-name="P13" draw:layer="layout" svg:width="0.623cm" svg:height="0.378cm" svg:x="71.49cm" svg:y="14.472cm">
          <draw:text-box>
            <text:p text:style-name="P3"><text:span text:style-name="T5">U23</text:span></text:p>
          </draw:text-box>
        </draw:frame>
        <draw:path draw:style-name="gr14" draw:text-style-name="P11" draw:layer="layout" svg:width="0.1cm" svg:height="0.1cm" svg:x="67.389cm" svg:y="16.079cm" svg:viewBox="0 0 101 101" svg:d="M101 51c0 28-23 50-51 50-27 0-50-22-50-50 0-27 23-51 50-51 28 0 51 24 51 51z">
          <text:p/>
        </draw:path>
        <draw:polygon draw:style-name="gr15" draw:text-style-name="P12" draw:layer="layout" svg:width="0.51cm" svg:height="0.51cm" svg:x="75.819cm" svg:y="15.114cm" svg:viewBox="0 0 511 511" draw:points="0,0 511,0 511,255 511,511 0,511">
          <text:p/>
        </draw:polygon>
        <draw:frame draw:style-name="gr3" draw:text-style-name="P4" draw:layer="layout" svg:width="0.621cm" svg:height="0.268cm" svg:x="71.489cm" svg:y="15.877cm">
          <draw:text-box>
            <text:p text:style-name="P3"><text:span text:style-name="T6">OR_4</text:span></text:p>
          </draw:text-box>
        </draw:frame>
        <draw:line draw:style-name="gr9" draw:text-style-name="P1" draw:layer="layout" svg:x1="75.314cm" svg:y1="15.369cm" svg:x2="75.819cm" svg:y2="15.369cm">
          <text:p/>
        </draw:line>
        <draw:polygon draw:style-name="gr15" draw:text-style-name="P12" draw:layer="layout" svg:width="0.51cm" svg:height="0.51cm" svg:x="74.804cm" svg:y="9.019cm" svg:viewBox="0 0 511 511" draw:points="0,0 511,0 511,255 511,511 0,511">
          <text:p/>
        </draw:polygon>
        <draw:frame draw:style-name="gr12" draw:text-style-name="P9" draw:layer="layout" svg:width="0.474cm" svg:height="0.531cm" svg:x="75.955cm" svg:y="15.075cm">
          <draw:text-box>
            <text:p text:style-name="P3"><text:span text:style-name="T7">?</text:span></text:p>
          </draw:text-box>
        </draw:frame>
        <draw:line draw:style-name="gr9" draw:text-style-name="P1" draw:layer="layout" svg:x1="74.299cm" svg:y1="9.274cm" svg:x2="74.804cm" svg:y2="9.274cm">
          <text:p/>
        </draw:line>
        <draw:polygon draw:style-name="gr13" draw:text-style-name="P10" draw:layer="layout" svg:width="0.51cm" svg:height="0.635cm" svg:x="83.439cm" svg:y="3.814cm" svg:viewBox="0 0 511 636" draw:points="511,0 511,381 255,636 0,381 0,0">
          <text:p/>
        </draw:polygon>
        <draw:frame draw:style-name="gr12" draw:text-style-name="P9" draw:layer="layout" svg:width="0.474cm" svg:height="0.531cm" svg:x="74.94cm" svg:y="8.98cm">
          <draw:text-box>
            <text:p text:style-name="P3"><text:span text:style-name="T7">?</text:span></text:p>
          </draw:text-box>
        </draw:frame>
        <draw:line draw:style-name="gr9" draw:text-style-name="P1" draw:layer="layout" svg:x1="83.694cm" svg:y1="4.954cm" svg:x2="83.694cm" svg:y2="4.449cm">
          <text:p/>
        </draw:line>
        <draw:path draw:style-name="gr10" draw:text-style-name="P8" draw:layer="layout" svg:width="0.2cm" svg:height="0.2cm" svg:x="83.849cm" svg:y="4.349cm" svg:viewBox="0 0 201 201" svg:d="M201 100c0 57-44 101-100 101-55 0-101-44-101-101 0-55 46-100 101-100 56 0 100 45 100 100z">
          <text:p/>
        </draw:path>
        <draw:line draw:style-name="gr11" draw:text-style-name="P1" draw:layer="layout" svg:x1="84cm" svg:y1="4.45cm" svg:x2="83.974cm" svg:y2="4.424cm">
          <text:p/>
        </draw:line>
        <draw:line draw:style-name="gr11" draw:text-style-name="P1" draw:layer="layout" svg:x1="84cm" svg:y1="4.449cm" svg:x2="83.974cm" svg:y2="4.475cm">
          <text:p/>
        </draw:line>
        <draw:line draw:style-name="gr11" draw:text-style-name="P1" draw:layer="layout" svg:x1="83.999cm" svg:y1="4.449cm" svg:x2="83.899cm" svg:y2="4.449cm">
          <text:p/>
        </draw:line>
        <draw:path draw:style-name="gr10" draw:text-style-name="P8" draw:layer="layout" svg:width="0.2cm" svg:height="0.2cm" svg:x="83.849cm" svg:y="4.599cm" svg:viewBox="0 0 201 201" svg:d="M201 101c0 56-44 100-100 100-55 0-101-44-101-100s46-101 101-101c56 0 100 45 100 101z">
          <text:p/>
        </draw:path>
        <draw:line draw:style-name="gr11" draw:text-style-name="P1" draw:layer="layout" svg:x1="83.899cm" svg:y1="4.7cm" svg:x2="83.925cm" svg:y2="4.674cm">
          <text:p/>
        </draw:line>
        <draw:line draw:style-name="gr11" draw:text-style-name="P1" draw:layer="layout" svg:x1="83.899cm" svg:y1="4.699cm" svg:x2="83.925cm" svg:y2="4.725cm">
          <text:p/>
        </draw:line>
        <draw:line draw:style-name="gr11" draw:text-style-name="P1" draw:layer="layout" svg:x1="83.899cm" svg:y1="4.699cm" svg:x2="83.999cm" svg:y2="4.699cm">
          <text:p/>
        </draw:line>
        <draw:polygon draw:style-name="gr8" draw:text-style-name="P7" draw:layer="layout" svg:width="0.505cm" svg:height="0.635cm" svg:x="85.729cm" svg:y="3.814cm" svg:viewBox="0 0 506 636" draw:points="506,0 506,381 251,636 0,381 0,0">
          <text:p/>
        </draw:polygon>
        <draw:frame draw:style-name="gr12" draw:text-style-name="P9" draw:layer="layout" svg:width="0.474cm" svg:height="0.531cm" draw:transform="rotate (-1.5707963267949) translate (83.99cm 3.955cm)">
          <draw:text-box>
            <text:p text:style-name="P3"><text:span text:style-name="T4">1</text:span></text:p>
          </draw:text-box>
        </draw:frame>
        <draw:line draw:style-name="gr9" draw:text-style-name="P1" draw:layer="layout" svg:x1="85.979cm" svg:y1="4.954cm" svg:x2="85.979cm" svg:y2="4.449cm">
          <text:p/>
        </draw:line>
        <draw:path draw:style-name="gr10" draw:text-style-name="P8" draw:layer="layout" svg:width="0.2cm" svg:height="0.2cm" svg:x="86.134cm" svg:y="4.349cm" svg:viewBox="0 0 201 201" svg:d="M201 100c0 57-44 101-101 101-55 0-100-44-100-101 0-55 45-100 100-100 57 0 101 45 101 100z">
          <text:p/>
        </draw:path>
        <draw:line draw:style-name="gr11" draw:text-style-name="P1" draw:layer="layout" svg:x1="86.285cm" svg:y1="4.45cm" svg:x2="86.259cm" svg:y2="4.424cm">
          <text:p/>
        </draw:line>
        <draw:line draw:style-name="gr11" draw:text-style-name="P1" draw:layer="layout" svg:x1="86.285cm" svg:y1="4.449cm" svg:x2="86.259cm" svg:y2="4.475cm">
          <text:p/>
        </draw:line>
        <draw:line draw:style-name="gr11" draw:text-style-name="P1" draw:layer="layout" svg:x1="86.284cm" svg:y1="4.449cm" svg:x2="86.184cm" svg:y2="4.449cm">
          <text:p/>
        </draw:line>
        <draw:path draw:style-name="gr10" draw:text-style-name="P8" draw:layer="layout" svg:width="0.2cm" svg:height="0.2cm" svg:x="86.134cm" svg:y="4.599cm" svg:viewBox="0 0 201 201" svg:d="M201 101c0 56-44 100-101 100-55 0-100-44-100-100s45-101 100-101c57 0 101 45 101 101z">
          <text:p/>
        </draw:path>
        <draw:line draw:style-name="gr11" draw:text-style-name="P1" draw:layer="layout" svg:x1="86.184cm" svg:y1="4.7cm" svg:x2="86.21cm" svg:y2="4.674cm">
          <text:p/>
        </draw:line>
        <draw:line draw:style-name="gr11" draw:text-style-name="P1" draw:layer="layout" svg:x1="86.184cm" svg:y1="4.699cm" svg:x2="86.21cm" svg:y2="4.725cm">
          <text:p/>
        </draw:line>
        <draw:line draw:style-name="gr11" draw:text-style-name="P1" draw:layer="layout" svg:x1="86.184cm" svg:y1="4.699cm" svg:x2="86.284cm" svg:y2="4.699cm">
          <text:p/>
        </draw:line>
        <draw:polygon draw:style-name="gr13" draw:text-style-name="P10" draw:layer="layout" svg:width="0.505cm" svg:height="0.635cm" svg:x="88.014cm" svg:y="3.814cm" svg:viewBox="0 0 506 636" draw:points="506,0 506,381 255,636 0,381 0,0">
          <text:p/>
        </draw:polygon>
        <draw:frame draw:style-name="gr12" draw:text-style-name="P9" draw:layer="layout" svg:width="0.474cm" svg:height="0.531cm" draw:transform="rotate (-1.5707963267949) translate (86.275cm 3.955cm)">
          <draw:text-box>
            <text:p text:style-name="P3"><text:span text:style-name="T4">0</text:span></text:p>
          </draw:text-box>
        </draw:frame>
        <draw:line draw:style-name="gr9" draw:text-style-name="P1" draw:layer="layout" svg:x1="88.269cm" svg:y1="4.954cm" svg:x2="88.269cm" svg:y2="4.449cm">
          <text:p/>
        </draw:line>
        <draw:path draw:style-name="gr10" draw:text-style-name="P8" draw:layer="layout" svg:width="0.2cm" svg:height="0.2cm" svg:x="88.419cm" svg:y="4.349cm" svg:viewBox="0 0 201 201" svg:d="M201 100c0 57-44 101-100 101-55 0-101-44-101-101 0-55 46-100 101-100 56 0 100 45 100 100z">
          <text:p/>
        </draw:path>
        <draw:line draw:style-name="gr11" draw:text-style-name="P1" draw:layer="layout" svg:x1="88.575cm" svg:y1="4.45cm" svg:x2="88.544cm" svg:y2="4.424cm">
          <text:p/>
        </draw:line>
        <draw:line draw:style-name="gr11" draw:text-style-name="P1" draw:layer="layout" svg:x1="88.575cm" svg:y1="4.449cm" svg:x2="88.544cm" svg:y2="4.475cm">
          <text:p/>
        </draw:line>
        <draw:line draw:style-name="gr11" draw:text-style-name="P1" draw:layer="layout" svg:x1="88.574cm" svg:y1="4.449cm" svg:x2="88.469cm" svg:y2="4.449cm">
          <text:p/>
        </draw:line>
        <draw:path draw:style-name="gr10" draw:text-style-name="P8" draw:layer="layout" svg:width="0.2cm" svg:height="0.2cm" svg:x="88.419cm" svg:y="4.599cm" svg:viewBox="0 0 201 201" svg:d="M201 101c0 56-44 100-100 100-55 0-101-44-101-100s46-101 101-101c56 0 100 45 100 101z">
          <text:p/>
        </draw:path>
        <draw:line draw:style-name="gr11" draw:text-style-name="P1" draw:layer="layout" svg:x1="88.469cm" svg:y1="4.7cm" svg:x2="88.495cm" svg:y2="4.674cm">
          <text:p/>
        </draw:line>
        <draw:line draw:style-name="gr11" draw:text-style-name="P1" draw:layer="layout" svg:x1="88.469cm" svg:y1="4.699cm" svg:x2="88.495cm" svg:y2="4.725cm">
          <text:p/>
        </draw:line>
        <draw:line draw:style-name="gr11" draw:text-style-name="P1" draw:layer="layout" svg:x1="88.469cm" svg:y1="4.699cm" svg:x2="88.574cm" svg:y2="4.699cm">
          <text:p/>
        </draw:line>
        <draw:polygon draw:style-name="gr15" draw:text-style-name="P12" draw:layer="layout" svg:width="0.765cm" svg:height="0.505cm" svg:x="84.074cm" svg:y="5.464cm" svg:viewBox="0 0 766 506" draw:points="766,0 0,0 386,506">
          <text:p/>
        </draw:polygon>
        <draw:path draw:style-name="gr9" draw:text-style-name="P1" draw:layer="layout" svg:width="0.15cm" svg:height="0.15cm" svg:x="84.384cm" svg:y="5.974cm" svg:viewBox="0 0 151 151" svg:d="M151 76c0 42-33 75-75 75-41 0-76-33-76-75s35-76 76-76c42 0 75 34 75 76z">
          <text:p/>
        </draw:path>
        <draw:line draw:style-name="gr9" draw:text-style-name="P1" draw:layer="layout" svg:x1="84.459cm" svg:y1="6.479cm" svg:x2="84.459cm" svg:y2="6.124cm">
          <text:p/>
        </draw:line>
        <draw:line draw:style-name="gr9" draw:text-style-name="P1" draw:layer="layout" svg:x1="84.459cm" svg:y1="4.954cm" svg:x2="84.459cm" svg:y2="5.464cm">
          <text:p/>
        </draw:line>
        <draw:frame draw:style-name="gr12" draw:text-style-name="P9" draw:layer="layout" svg:width="0.474cm" svg:height="0.531cm" draw:transform="rotate (-1.5707963267949) translate (88.565cm 3.955cm)">
          <draw:text-box>
            <text:p text:style-name="P3"><text:span text:style-name="T4">1</text:span></text:p>
          </draw:text-box>
        </draw:frame>
        <draw:frame draw:style-name="gr16" draw:text-style-name="P13" draw:layer="layout" svg:width="0.623cm" svg:height="0.378cm" svg:x="84.99cm" svg:y="5.412cm">
          <draw:text-box>
            <text:p text:style-name="P3"><text:span text:style-name="T5">U14</text:span></text:p>
          </draw:text-box>
        </draw:frame>
        <draw:polygon draw:style-name="gr15" draw:text-style-name="P12" draw:layer="layout" svg:width="0.765cm" svg:height="0.505cm" svg:x="86.614cm" svg:y="5.464cm" svg:viewBox="0 0 766 506" draw:points="766,0 0,0 386,506">
          <text:p/>
        </draw:polygon>
        <draw:path draw:style-name="gr9" draw:text-style-name="P1" draw:layer="layout" svg:width="0.15cm" svg:height="0.15cm" svg:x="86.924cm" svg:y="5.974cm" svg:viewBox="0 0 151 151" svg:d="M151 76c0 42-33 75-75 75-41 0-76-33-76-75s35-76 76-76c42 0 75 34 75 76z">
          <text:p/>
        </draw:path>
        <draw:line draw:style-name="gr9" draw:text-style-name="P1" draw:layer="layout" svg:x1="86.999cm" svg:y1="6.479cm" svg:x2="86.999cm" svg:y2="6.124cm">
          <text:p/>
        </draw:line>
        <draw:line draw:style-name="gr9" draw:text-style-name="P1" draw:layer="layout" svg:x1="86.999cm" svg:y1="4.954cm" svg:x2="86.999cm" svg:y2="5.464cm">
          <text:p/>
        </draw:line>
        <draw:frame draw:style-name="gr3" draw:text-style-name="P4" draw:layer="layout" svg:width="0.502cm" svg:height="0.268cm" svg:x="84.989cm" svg:y="5.802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87.53cm" svg:y="5.412cm">
          <draw:text-box>
            <text:p text:style-name="P3"><text:span text:style-name="T5">U24</text:span></text:p>
          </draw:text-box>
        </draw:frame>
        <draw:polygon draw:style-name="gr15" draw:text-style-name="P12" draw:layer="layout" svg:width="0.76cm" svg:height="0.505cm" svg:x="88.649cm" svg:y="5.464cm" svg:viewBox="0 0 761 506" draw:points="761,0 0,0 380,506">
          <text:p/>
        </draw:polygon>
        <draw:path draw:style-name="gr9" draw:text-style-name="P1" draw:layer="layout" svg:width="0.15cm" svg:height="0.15cm" svg:x="88.954cm" svg:y="5.974cm" svg:viewBox="0 0 151 151" svg:d="M151 76c0 42-33 75-75 75s-76-33-76-75 34-76 76-76 75 34 75 76z">
          <text:p/>
        </draw:path>
        <draw:line draw:style-name="gr9" draw:text-style-name="P1" draw:layer="layout" svg:x1="89.029cm" svg:y1="6.479cm" svg:x2="89.029cm" svg:y2="6.124cm">
          <text:p/>
        </draw:line>
        <draw:line draw:style-name="gr9" draw:text-style-name="P1" draw:layer="layout" svg:x1="89.029cm" svg:y1="4.954cm" svg:x2="89.029cm" svg:y2="5.464cm">
          <text:p/>
        </draw:line>
        <draw:frame draw:style-name="gr3" draw:text-style-name="P4" draw:layer="layout" svg:width="0.502cm" svg:height="0.268cm" svg:x="87.529cm" svg:y="5.802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89.565cm" svg:y="5.412cm">
          <draw:text-box>
            <text:p text:style-name="P3"><text:span text:style-name="T5">U25</text:span></text:p>
          </draw:text-box>
        </draw:frame>
        <draw:path draw:style-name="gr14" draw:text-style-name="P11" draw:layer="layout" svg:width="0.1cm" svg:height="0.1cm" svg:x="83.644cm" svg:y="4.904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83.644cm" svg:y="26.74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84.409cm" svg:y="27.004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86.949cm" svg:y="26.749cm" svg:viewBox="0 0 101 101" svg:d="M101 51c0 28-22 50-50 50-27 0-51-22-51-50s24-51 51-51c28 0 50 23 50 51z">
          <text:p/>
        </draw:path>
        <draw:path draw:style-name="gr14" draw:text-style-name="P11" draw:layer="layout" svg:width="0.1cm" svg:height="0.1cm" svg:x="85.929cm" svg:y="4.904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85.929cm" svg:y="27.004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88.219cm" svg:y="4.904cm" svg:viewBox="0 0 101 101" svg:d="M101 50c0 28-22 51-50 51s-51-23-51-51c0-27 23-50 51-50s50 23 50 50z">
          <text:p/>
        </draw:path>
        <draw:path draw:style-name="gr14" draw:text-style-name="P11" draw:layer="layout" svg:width="0.1cm" svg:height="0.1cm" svg:x="88.219cm" svg:y="27.004cm" svg:viewBox="0 0 101 101" svg:d="M101 50c0 29-22 51-50 51s-51-22-51-51c0-27 23-50 51-50s50 23 50 50z">
          <text:p/>
        </draw:path>
        <draw:path draw:style-name="gr15" draw:text-style-name="P12" draw:layer="layout" svg:width="1.52cm" svg:height="1.015cm" svg:x="90.809cm" svg:y="9.019cm" svg:viewBox="0 0 1521 1016" svg:d="M1521 510c0-280-225-510-506-510h-1015v1016h1015c281 0 506-230 506-506z">
          <text:p/>
        </draw:path>
        <draw:line draw:style-name="gr9" draw:text-style-name="P1" draw:layer="layout" svg:x1="90.299cm" svg:y1="9.274cm" svg:x2="90.809cm" svg:y2="9.274cm">
          <text:p/>
        </draw:line>
        <draw:line draw:style-name="gr9" draw:text-style-name="P1" draw:layer="layout" svg:x1="90.299cm" svg:y1="9.529cm" svg:x2="90.809cm" svg:y2="9.529cm">
          <text:p/>
        </draw:line>
        <draw:line draw:style-name="gr9" draw:text-style-name="P1" draw:layer="layout" svg:x1="92.839cm" svg:y1="9.529cm" svg:x2="92.329cm" svg:y2="9.529cm">
          <text:p/>
        </draw:line>
        <draw:line draw:style-name="gr9" draw:text-style-name="P1" draw:layer="layout" svg:x1="90.299cm" svg:y1="9.779cm" svg:x2="90.809cm" svg:y2="9.779cm">
          <text:p/>
        </draw:line>
        <draw:frame draw:style-name="gr3" draw:text-style-name="P4" draw:layer="layout" svg:width="0.502cm" svg:height="0.268cm" svg:x="89.564cm" svg:y="5.802cm">
          <draw:text-box>
            <text:p text:style-name="P3"><text:span text:style-name="T6">NOT</text:span></text:p>
          </draw:text-box>
        </draw:frame>
        <draw:frame draw:style-name="gr16" draw:text-style-name="P13" draw:layer="layout" svg:width="0.623cm" svg:height="0.378cm" svg:x="90.795cm" svg:y="8.632cm">
          <draw:text-box>
            <text:p text:style-name="P3"><text:span text:style-name="T5">U26</text:span></text:p>
          </draw:text-box>
        </draw:frame>
        <draw:path draw:style-name="gr15" draw:text-style-name="P12" draw:layer="layout" svg:width="1.52cm" svg:height="1.015cm" svg:x="90.809cm" svg:y="11.304cm" svg:viewBox="0 0 1521 1016" svg:d="M1521 511c0-281-225-511-506-511h-1015v1016h1015c281 0 506-225 506-505z">
          <text:p/>
        </draw:path>
        <draw:line draw:style-name="gr9" draw:text-style-name="P1" draw:layer="layout" svg:x1="90.299cm" svg:y1="11.559cm" svg:x2="90.809cm" svg:y2="11.559cm">
          <text:p/>
        </draw:line>
        <draw:line draw:style-name="gr9" draw:text-style-name="P1" draw:layer="layout" svg:x1="90.299cm" svg:y1="11.814cm" svg:x2="90.809cm" svg:y2="11.814cm">
          <text:p/>
        </draw:line>
        <draw:line draw:style-name="gr9" draw:text-style-name="P1" draw:layer="layout" svg:x1="92.839cm" svg:y1="11.814cm" svg:x2="92.329cm" svg:y2="11.814cm">
          <text:p/>
        </draw:line>
        <draw:line draw:style-name="gr9" draw:text-style-name="P1" draw:layer="layout" svg:x1="90.299cm" svg:y1="12.069cm" svg:x2="90.809cm" svg:y2="12.069cm">
          <text:p/>
        </draw:line>
        <draw:frame draw:style-name="gr3" draw:text-style-name="P4" draw:layer="layout" svg:width="0.766cm" svg:height="0.268cm" svg:x="90.794cm" svg:y="10.032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90.795cm" svg:y="10.917cm">
          <draw:text-box>
            <text:p text:style-name="P3"><text:span text:style-name="T5">U27</text:span></text:p>
          </draw:text-box>
        </draw:frame>
        <draw:path draw:style-name="gr15" draw:text-style-name="P12" draw:layer="layout" svg:width="1.52cm" svg:height="1.02cm" svg:x="90.809cm" svg:y="13.589cm" svg:viewBox="0 0 1521 1021" svg:d="M1521 511c0-280-225-511-506-511h-1015v1021h1015c281 0 506-230 506-510z">
          <text:p/>
        </draw:path>
        <draw:line draw:style-name="gr9" draw:text-style-name="P1" draw:layer="layout" svg:x1="90.299cm" svg:y1="13.844cm" svg:x2="90.809cm" svg:y2="13.844cm">
          <text:p/>
        </draw:line>
        <draw:line draw:style-name="gr9" draw:text-style-name="P1" draw:layer="layout" svg:x1="90.299cm" svg:y1="14.099cm" svg:x2="90.809cm" svg:y2="14.099cm">
          <text:p/>
        </draw:line>
        <draw:line draw:style-name="gr9" draw:text-style-name="P1" draw:layer="layout" svg:x1="92.839cm" svg:y1="14.099cm" svg:x2="92.329cm" svg:y2="14.099cm">
          <text:p/>
        </draw:line>
        <draw:line draw:style-name="gr9" draw:text-style-name="P1" draw:layer="layout" svg:x1="90.299cm" svg:y1="14.354cm" svg:x2="90.809cm" svg:y2="14.354cm">
          <text:p/>
        </draw:line>
        <draw:frame draw:style-name="gr3" draw:text-style-name="P4" draw:layer="layout" svg:width="0.766cm" svg:height="0.268cm" svg:x="90.794cm" svg:y="12.31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90.795cm" svg:y="13.202cm">
          <draw:text-box>
            <text:p text:style-name="P3"><text:span text:style-name="T5">U28</text:span></text:p>
          </draw:text-box>
        </draw:frame>
        <draw:path draw:style-name="gr15" draw:text-style-name="P12" draw:layer="layout" svg:width="1.52cm" svg:height="1.02cm" svg:x="90.809cm" svg:y="16.129cm" svg:viewBox="0 0 1521 1021" svg:d="M1521 510c0-280-225-510-506-510h-1015v1021h1015c281 0 506-230 506-511z">
          <text:p/>
        </draw:path>
        <draw:line draw:style-name="gr9" draw:text-style-name="P1" draw:layer="layout" svg:x1="90.299cm" svg:y1="16.384cm" svg:x2="90.809cm" svg:y2="16.384cm">
          <text:p/>
        </draw:line>
        <draw:line draw:style-name="gr9" draw:text-style-name="P1" draw:layer="layout" svg:x1="90.299cm" svg:y1="16.639cm" svg:x2="90.809cm" svg:y2="16.639cm">
          <text:p/>
        </draw:line>
        <draw:line draw:style-name="gr9" draw:text-style-name="P1" draw:layer="layout" svg:x1="92.839cm" svg:y1="16.639cm" svg:x2="92.329cm" svg:y2="16.639cm">
          <text:p/>
        </draw:line>
        <draw:line draw:style-name="gr9" draw:text-style-name="P1" draw:layer="layout" svg:x1="90.299cm" svg:y1="16.894cm" svg:x2="90.809cm" svg:y2="16.894cm">
          <text:p/>
        </draw:line>
        <draw:frame draw:style-name="gr3" draw:text-style-name="P4" draw:layer="layout" svg:width="0.766cm" svg:height="0.268cm" svg:x="90.794cm" svg:y="14.60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90.795cm" svg:y="15.742cm">
          <draw:text-box>
            <text:p text:style-name="P3"><text:span text:style-name="T5">U29</text:span></text:p>
          </draw:text-box>
        </draw:frame>
        <draw:path draw:style-name="gr15" draw:text-style-name="P12" draw:layer="layout" svg:width="1.52cm" svg:height="1.015cm" svg:x="90.809cm" svg:y="24.259cm" svg:viewBox="0 0 1521 1016" svg:d="M1521 510c0-280-225-510-506-510h-1015v1016h1015c281 0 506-230 506-506z">
          <text:p/>
        </draw:path>
        <draw:line draw:style-name="gr9" draw:text-style-name="P1" draw:layer="layout" svg:x1="90.299cm" svg:y1="24.514cm" svg:x2="90.809cm" svg:y2="24.514cm">
          <text:p/>
        </draw:line>
        <draw:line draw:style-name="gr9" draw:text-style-name="P1" draw:layer="layout" svg:x1="90.299cm" svg:y1="24.769cm" svg:x2="90.809cm" svg:y2="24.769cm">
          <text:p/>
        </draw:line>
        <draw:line draw:style-name="gr9" draw:text-style-name="P1" draw:layer="layout" svg:x1="92.839cm" svg:y1="24.769cm" svg:x2="92.329cm" svg:y2="24.769cm">
          <text:p/>
        </draw:line>
        <draw:line draw:style-name="gr9" draw:text-style-name="P1" draw:layer="layout" svg:x1="90.299cm" svg:y1="25.019cm" svg:x2="90.809cm" svg:y2="25.019cm">
          <text:p/>
        </draw:line>
        <draw:frame draw:style-name="gr3" draw:text-style-name="P4" draw:layer="layout" svg:width="0.766cm" svg:height="0.268cm" svg:x="90.794cm" svg:y="17.147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90.795cm" svg:y="23.872cm">
          <draw:text-box>
            <text:p text:style-name="P3"><text:span text:style-name="T5">U32</text:span></text:p>
          </draw:text-box>
        </draw:frame>
        <draw:path draw:style-name="gr14" draw:text-style-name="P11" draw:layer="layout" svg:width="0.1cm" svg:height="0.1cm" svg:x="88.979cm" svg:y="27.259cm" svg:viewBox="0 0 101 101" svg:d="M101 51c0 28-22 50-51 50-27 0-50-22-50-50 0-27 23-51 50-51 29 0 51 24 51 51z">
          <text:p/>
        </draw:path>
        <draw:path draw:style-name="gr14" draw:text-style-name="P11" draw:layer="layout" svg:width="0.1cm" svg:height="0.1cm" svg:x="88.219cm" svg:y="9.224cm" svg:viewBox="0 0 101 101" svg:d="M101 51c0 28-22 50-50 50s-51-22-51-50 23-51 51-51 50 23 50 51z">
          <text:p/>
        </draw:path>
        <draw:path draw:style-name="gr14" draw:text-style-name="P11" draw:layer="layout" svg:width="0.1cm" svg:height="0.1cm" svg:x="85.929cm" svg:y="9.479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83.644cm" svg:y="9.729cm" svg:viewBox="0 0 101 101" svg:d="M101 51c0 28-22 50-51 50-27 0-50-22-50-50 0-27 23-51 50-51 29 0 51 24 51 51z">
          <text:p/>
        </draw:path>
        <draw:path draw:style-name="gr14" draw:text-style-name="P11" draw:layer="layout" svg:width="0.1cm" svg:height="0.1cm" svg:x="88.979cm" svg:y="11.50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85.929cm" svg:y="11.764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84.409cm" svg:y="12.019cm" svg:viewBox="0 0 101 101" svg:d="M101 51c0 28-23 50-51 50-27 0-50-22-50-50 0-27 23-51 50-51 28 0 51 24 51 51z">
          <text:p/>
        </draw:path>
        <draw:path draw:style-name="gr14" draw:text-style-name="P11" draw:layer="layout" svg:width="0.1cm" svg:height="0.1cm" svg:x="88.219cm" svg:y="13.794cm" svg:viewBox="0 0 101 101" svg:d="M101 51c0 28-22 50-50 50s-51-22-51-50c0-27 23-51 51-51s50 24 50 51z">
          <text:p/>
        </draw:path>
        <draw:path draw:style-name="gr14" draw:text-style-name="P11" draw:layer="layout" svg:width="0.1cm" svg:height="0.1cm" svg:x="85.929cm" svg:y="14.049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84.409cm" svg:y="14.304cm" svg:viewBox="0 0 101 101" svg:d="M101 51c0 28-23 50-51 50-27 0-50-22-50-50 0-27 23-51 50-51 28 0 51 24 51 51z">
          <text:p/>
        </draw:path>
        <draw:path draw:style-name="gr14" draw:text-style-name="P11" draw:layer="layout" svg:width="0.1cm" svg:height="0.1cm" svg:x="88.979cm" svg:y="16.334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86.949cm" svg:y="16.589cm" svg:viewBox="0 0 101 101" svg:d="M101 50c0 28-22 51-50 51-27 0-51-23-51-51 0-27 24-50 51-50 28 0 50 23 50 50z">
          <text:p/>
        </draw:path>
        <draw:path draw:style-name="gr14" draw:text-style-name="P11" draw:layer="layout" svg:width="0.1cm" svg:height="0.1cm" svg:x="83.644cm" svg:y="16.844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83.644cm" svg:y="24.969cm" svg:viewBox="0 0 101 101" svg:d="M101 51c0 28-22 50-51 50-27 0-50-22-50-50s23-51 50-51c29 0 51 23 51 51z">
          <text:p/>
        </draw:path>
        <draw:path draw:style-name="gr14" draw:text-style-name="P11" draw:layer="layout" svg:width="0.1cm" svg:height="0.1cm" svg:x="85.929cm" svg:y="24.719cm" svg:viewBox="0 0 101 101" svg:d="M101 50c0 28-22 51-51 51-27 0-50-23-50-51 0-27 23-50 50-50 29 0 51 23 51 50z">
          <text:p/>
        </draw:path>
        <draw:path draw:style-name="gr14" draw:text-style-name="P11" draw:layer="layout" svg:width="0.1cm" svg:height="0.1cm" svg:x="88.219cm" svg:y="24.464cm" svg:viewBox="0 0 101 101" svg:d="M101 51c0 28-22 50-50 50s-51-22-51-50 23-51 51-51 50 23 50 51z">
          <text:p/>
        </draw:path>
        <draw:path draw:style-name="gr15" draw:text-style-name="P12" draw:layer="layout" svg:width="1.52cm" svg:height="1.02cm" svg:x="99.699cm" svg:y="9.779cm" svg:viewBox="0 0 1521 1021" svg:d="M1521 510c-150-305-481-510-861-510h-660c150 0 250 230 250 510s-100 511-250 511h660c380 0 711-206 861-511z">
          <text:p/>
        </draw:path>
        <draw:line draw:style-name="gr9" draw:text-style-name="P1" draw:layer="layout" svg:x1="99.699cm" svg:y1="10.034cm" svg:x2="99.924cm" svg:y2="10.034cm">
          <text:p/>
        </draw:line>
        <draw:line draw:style-name="gr9" draw:text-style-name="P1" draw:layer="layout" svg:x1="99.699cm" svg:y1="10.544cm" svg:x2="99.924cm" svg:y2="10.544cm">
          <text:p/>
        </draw:line>
        <draw:line draw:style-name="gr9" draw:text-style-name="P1" draw:layer="layout" svg:x1="99.189cm" svg:y1="9.779cm" svg:x2="99.699cm" svg:y2="9.779cm">
          <text:p/>
        </draw:line>
        <draw:line draw:style-name="gr9" draw:text-style-name="P1" draw:layer="layout" svg:x1="99.189cm" svg:y1="10.034cm" svg:x2="99.699cm" svg:y2="10.034cm">
          <text:p/>
        </draw:line>
        <draw:line draw:style-name="gr9" draw:text-style-name="P1" draw:layer="layout" svg:x1="99.189cm" svg:y1="10.544cm" svg:x2="99.699cm" svg:y2="10.544cm">
          <text:p/>
        </draw:line>
        <draw:line draw:style-name="gr9" draw:text-style-name="P1" draw:layer="layout" svg:x1="101.729cm" svg:y1="10.289cm" svg:x2="101.219cm" svg:y2="10.289cm">
          <text:p/>
        </draw:line>
        <draw:line draw:style-name="gr9" draw:text-style-name="P1" draw:layer="layout" svg:x1="99.189cm" svg:y1="10.799cm" svg:x2="99.699cm" svg:y2="10.799cm">
          <text:p/>
        </draw:line>
        <draw:frame draw:style-name="gr3" draw:text-style-name="P4" draw:layer="layout" svg:width="0.766cm" svg:height="0.268cm" svg:x="90.794cm" svg:y="25.272cm">
          <draw:text-box>
            <text:p text:style-name="P3"><text:span text:style-name="T6">AND_3</text:span></text:p>
          </draw:text-box>
        </draw:frame>
        <draw:frame draw:style-name="gr16" draw:text-style-name="P13" draw:layer="layout" svg:width="0.623cm" svg:height="0.378cm" svg:x="99.685cm" svg:y="9.392cm">
          <draw:text-box>
            <text:p text:style-name="P3"><text:span text:style-name="T5">U33</text:span></text:p>
          </draw:text-box>
        </draw:frame>
        <draw:path draw:style-name="gr14" draw:text-style-name="P11" draw:layer="layout" svg:width="0.1cm" svg:height="0.1cm" svg:x="96.854cm" svg:y="17.099cm" svg:viewBox="0 0 101 101" svg:d="M101 50c0 29-22 51-50 51-27 0-51-22-51-51 0-27 24-50 51-50 28 0 50 23 50 50z">
          <text:p/>
        </draw:path>
        <draw:polygon draw:style-name="gr15" draw:text-style-name="P12" draw:layer="layout" svg:width="0.51cm" svg:height="0.51cm" svg:x="104.269cm" svg:y="10.034cm" svg:viewBox="0 0 511 511" draw:points="0,0 511,0 511,255 511,511 0,511">
          <text:p/>
        </draw:polygon>
        <draw:frame draw:style-name="gr3" draw:text-style-name="P4" draw:layer="layout" svg:width="0.621cm" svg:height="0.268cm" svg:x="99.684cm" svg:y="10.797cm">
          <draw:text-box>
            <text:p text:style-name="P3"><text:span text:style-name="T6">OR_4</text:span></text:p>
          </draw:text-box>
        </draw:frame>
        <draw:line draw:style-name="gr9" draw:text-style-name="P1" draw:layer="layout" svg:x1="103.759cm" svg:y1="10.289cm" svg:x2="104.269cm" svg:y2="10.289cm">
          <text:p/>
        </draw:line>
        <draw:path draw:style-name="gr15" draw:text-style-name="P12" draw:layer="layout" svg:width="1.525cm" svg:height="1.015cm" svg:x="101.984cm" svg:y="21.719cm" svg:viewBox="0 0 1526 1016" svg:d="M1526 511c-155-305-485-511-866-511h-660c150 0 255 231 255 511 0 275-105 505-255 505h660c381 0 711-200 866-505z">
          <text:p/>
        </draw:path>
        <draw:line draw:style-name="gr9" draw:text-style-name="P1" draw:layer="layout" svg:x1="101.984cm" svg:y1="21.974cm" svg:x2="102.214cm" svg:y2="21.974cm">
          <text:p/>
        </draw:line>
        <draw:line draw:style-name="gr9" draw:text-style-name="P1" draw:layer="layout" svg:x1="101.984cm" svg:y1="22.479cm" svg:x2="102.214cm" svg:y2="22.479cm">
          <text:p/>
        </draw:line>
        <draw:line draw:style-name="gr9" draw:text-style-name="P1" draw:layer="layout" svg:x1="101.474cm" svg:y1="21.719cm" svg:x2="101.984cm" svg:y2="21.719cm">
          <text:p/>
        </draw:line>
        <draw:line draw:style-name="gr9" draw:text-style-name="P1" draw:layer="layout" svg:x1="101.474cm" svg:y1="21.974cm" svg:x2="101.984cm" svg:y2="21.974cm">
          <text:p/>
        </draw:line>
        <draw:line draw:style-name="gr9" draw:text-style-name="P1" draw:layer="layout" svg:x1="101.474cm" svg:y1="22.479cm" svg:x2="101.984cm" svg:y2="22.479cm">
          <text:p/>
        </draw:line>
        <draw:line draw:style-name="gr9" draw:text-style-name="P1" draw:layer="layout" svg:x1="104.014cm" svg:y1="22.229cm" svg:x2="103.509cm" svg:y2="22.229cm">
          <text:p/>
        </draw:line>
        <draw:line draw:style-name="gr9" draw:text-style-name="P1" draw:layer="layout" svg:x1="101.474cm" svg:y1="22.734cm" svg:x2="101.984cm" svg:y2="22.734cm">
          <text:p/>
        </draw:line>
        <draw:frame draw:style-name="gr12" draw:text-style-name="P9" draw:layer="layout" svg:width="0.474cm" svg:height="0.531cm" svg:x="104.405cm" svg:y="9.995cm">
          <draw:text-box>
            <text:p text:style-name="P3"><text:span text:style-name="T7">?</text:span></text:p>
          </draw:text-box>
        </draw:frame>
        <draw:frame draw:style-name="gr16" draw:text-style-name="P13" draw:layer="layout" svg:width="0.623cm" svg:height="0.378cm" svg:x="101.97cm" svg:y="21.332cm">
          <draw:text-box>
            <text:p text:style-name="P3"><text:span text:style-name="T5">U34</text:span></text:p>
          </draw:text-box>
        </draw:frame>
        <draw:path draw:style-name="gr14" draw:text-style-name="P11" draw:layer="layout" svg:width="0.1cm" svg:height="0.1cm" svg:x="93.549cm" svg:y="9.479cm" svg:viewBox="0 0 101 101" svg:d="M101 50c0 29-22 51-51 51-27 0-50-22-50-51 0-27 23-50 50-50 29 0 51 23 51 50z">
          <text:p/>
        </draw:path>
        <draw:path draw:style-name="gr14" draw:text-style-name="P11" draw:layer="layout" svg:width="0.1cm" svg:height="0.1cm" svg:x="93.804cm" svg:y="11.764cm" svg:viewBox="0 0 101 101" svg:d="M101 50c0 29-23 51-51 51-27 0-50-22-50-51 0-27 23-50 50-50 28 0 51 23 51 50z">
          <text:p/>
        </draw:path>
        <draw:path draw:style-name="gr14" draw:text-style-name="P11" draw:layer="layout" svg:width="0.1cm" svg:height="0.1cm" svg:x="96.854cm" svg:y="22.684cm" svg:viewBox="0 0 101 101" svg:d="M101 51c0 28-22 50-50 50-27 0-51-22-51-50s24-51 51-51c28 0 50 23 50 51z">
          <text:p/>
        </draw:path>
        <draw:polygon draw:style-name="gr15" draw:text-style-name="P12" draw:layer="layout" svg:width="0.51cm" svg:height="0.505cm" svg:x="105.539cm" svg:y="21.974cm" svg:viewBox="0 0 511 506" draw:points="0,0 511,0 511,255 511,506 0,506">
          <text:p/>
        </draw:polygon>
        <draw:frame draw:style-name="gr3" draw:text-style-name="P4" draw:layer="layout" svg:width="0.621cm" svg:height="0.268cm" svg:x="101.969cm" svg:y="22.732cm">
          <draw:text-box>
            <text:p text:style-name="P3"><text:span text:style-name="T6">OR_4</text:span></text:p>
          </draw:text-box>
        </draw:frame>
        <draw:line draw:style-name="gr9" draw:text-style-name="P1" draw:layer="layout" svg:x1="105.029cm" svg:y1="22.229cm" svg:x2="105.539cm" svg:y2="22.229cm">
          <text:p/>
        </draw:line>
        <draw:frame draw:style-name="gr12" draw:text-style-name="P9" draw:layer="layout" svg:width="0.474cm" svg:height="0.531cm" svg:x="105.675cm" svg:y="21.935cm">
          <draw:text-box>
            <text:p text:style-name="P3"><text:span text:style-name="T7">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2.006cm" fo:page-height="81.5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6T19:56:10.125985353</dc:date>
    <meta:editing-duration>PT1M9S</meta:editing-duration>
    <meta:editing-cycles>1</meta:editing-cycles>
    <meta:generator>LibreOffice/24.8.3.2$Linux_X86_64 LibreOffice_project/480$Build-2</meta:generator>
    <meta:document-statistic meta:object-count="849"/>
  </office:meta>
</office:document-meta>
</file>